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FA000001B9FAB9D4E6C61B3328.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000000438000008701C32782D20455D33.jpg" manifest:media-type="image/jpeg"/>
  <manifest:file-entry manifest:full-path="Pictures/10000001000002010000007E2135B132417F21C1.png" manifest:media-type="image/png"/>
  <manifest:file-entry manifest:full-path="Pictures/10000001000002790000014B39A802924B68514B.png" manifest:media-type="image/png"/>
  <manifest:file-entry manifest:full-path="Pictures/100000010000046E000002A8AA2805D6C4ADB273.png" manifest:media-type="image/png"/>
  <manifest:file-entry manifest:full-path="Pictures/10000001000003FB00000041A9FE3F1BBAF3C6C9.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66000001D61257CEC0C8C2BDE8.png" manifest:media-type="image/png"/>
  <manifest:file-entry manifest:full-path="Pictures/10000001000000EA0000014502CB28963A42B35B.png" manifest:media-type="image/png"/>
  <manifest:file-entry manifest:full-path="Pictures/10000001000000AE00000267A9BAB9B0377B10A0.png" manifest:media-type="image/png"/>
  <manifest:file-entry manifest:full-path="Pictures/100000010000014E000000607AAEB737FB5F7823.png" manifest:media-type="image/png"/>
  <manifest:file-entry manifest:full-path="Pictures/10000001000002F3000001ED99017EA890E09DB6.png" manifest:media-type="image/png"/>
  <manifest:file-entry manifest:full-path="Pictures/10000001000002DB000000F833818684E1603C73.png" manifest:media-type="image/png"/>
  <manifest:file-entry manifest:full-path="Pictures/10000001000004670000006846D0C1FF4438C2BF.png" manifest:media-type="image/png"/>
  <manifest:file-entry manifest:full-path="Pictures/10000001000001A100000214A8F99A66F1AA6EDE.png" manifest:media-type="image/png"/>
  <manifest:file-entry manifest:full-path="Pictures/1000000100000417000000257863B162935A98D8.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511000001C612478176DC9FB022.png" manifest:media-type="image/png"/>
  <manifest:file-entry manifest:full-path="Pictures/100000010000029600000099EB95614D9175E5CF.png" manifest:media-type="image/png"/>
  <manifest:file-entry manifest:full-path="Pictures/100000010000013000000048D5A5E4D230317F88.png" manifest:media-type="image/png"/>
  <manifest:file-entry manifest:full-path="Pictures/10000001000002670000008C5B51291C52928596.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B9000000D62734C9999A70DFD8.png" manifest:media-type="image/png"/>
  <manifest:file-entry manifest:full-path="Pictures/100000010000046300000112F472A51E46ACE93D.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37700000107558383B4E5D7DB9F.png" manifest:media-type="image/png"/>
  <manifest:file-entry manifest:full-path="Pictures/10000001000002940000002585C5530A93E09D4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10A00000024C2DD27CCB7C6D0FA.png" manifest:media-type="image/png"/>
  <manifest:file-entry manifest:full-path="Pictures/10000001000001730000007EC59E4FB696660819.png" manifest:media-type="image/png"/>
  <manifest:file-entry manifest:full-path="Pictures/10000001000003B1000002C87168048E2EC1C648.png" manifest:media-type="image/png"/>
  <manifest:file-entry manifest:full-path="Pictures/1000000100000276000000989200212F55B5F76F.png" manifest:media-type="image/png"/>
  <manifest:file-entry manifest:full-path="Pictures/10000001000001AB00000099E056093271A0A7C2.png" manifest:media-type="image/png"/>
  <manifest:file-entry manifest:full-path="Pictures/1000000100000275000001DB9AB018A9EC3CBE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4"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5" style:family="paragraph" style:parent-style-name="Standard">
      <style:text-properties style:font-name="Liberation Serif" fo:font-style="italic" officeooo:rsid="001c7130" officeooo:paragraph-rsid="00578639" style:font-style-asian="italic" style:font-style-complex="italic"/>
    </style:style>
    <style:style style:name="P6" style:family="paragraph" style:parent-style-name="Standard">
      <style:text-properties style:font-name="Liberation Serif" fo:font-style="italic" officeooo:rsid="014454ec" officeooo:paragraph-rsid="014454ec" style:font-style-asian="italic" style:font-style-complex="italic"/>
    </style:style>
    <style:style style:name="P7" style:family="paragraph" style:parent-style-name="Standard">
      <style:text-properties style:font-name="Liberation Serif" fo:font-style="italic" officeooo:rsid="01627b50" officeooo:paragraph-rsid="01627b50" style:font-style-asian="italic" style:font-style-complex="italic"/>
    </style:style>
    <style:style style:name="P8" style:family="paragraph" style:parent-style-name="Standard">
      <style:text-properties style:font-name="Liberation Serif" fo:font-style="italic" officeooo:rsid="01627b50" officeooo:paragraph-rsid="0251bff8" style:font-style-asian="italic" style:font-style-complex="italic"/>
    </style:style>
    <style:style style:name="P9" style:family="paragraph" style:parent-style-name="Standard">
      <style:text-properties style:font-name="Liberation Serif" fo:font-style="italic" officeooo:rsid="006082dd" officeooo:paragraph-rsid="006082dd" style:font-style-asian="italic" style:font-style-complex="italic"/>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d33193" officeooo:paragraph-rsid="01d33193"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11594ce" officeooo:paragraph-rsid="01db1f0c" style:font-style-asian="italic" style:font-weight-asian="normal" style:font-style-complex="italic" style:font-weight-complex="normal"/>
    </style:style>
    <style:style style:name="P16"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style:font-name="Liberation Serif" fo:font-style="italic" fo:font-weight="normal" officeooo:rsid="01500798" officeooo:paragraph-rsid="01500798"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222ea8d" officeooo:paragraph-rsid="0222ea8d"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222ea8d" officeooo:paragraph-rsid="0232b44b" style:font-style-asian="italic" style:font-weight-asian="normal" style:font-style-complex="italic" style:font-weight-complex="normal"/>
    </style:style>
    <style:style style:name="P20" style:family="paragraph" style:parent-style-name="Standard">
      <style:text-properties style:font-name="Liberation Serif" fo:font-style="italic" fo:font-weight="normal" officeooo:rsid="00f3e59b" officeooo:paragraph-rsid="0149381a" style:font-style-asian="italic" style:font-weight-asian="normal" style:font-style-complex="italic" style:font-weight-complex="normal"/>
    </style:style>
    <style:style style:name="P21" style:family="paragraph" style:parent-style-name="Standard">
      <style:text-properties style:font-name="Liberation Serif" fo:font-style="italic" fo:font-weight="normal" officeooo:rsid="026e00e6" officeooo:paragraph-rsid="026e00e6" style:font-style-asian="italic" style:font-weight-asian="normal" style:font-style-complex="italic" style:font-weight-complex="normal"/>
    </style:style>
    <style:style style:name="P22" style:family="paragraph" style:parent-style-name="Standard">
      <style:text-properties style:font-name="Liberation Serif" fo:font-style="italic" fo:font-weight="normal" officeooo:rsid="025ec211" officeooo:paragraph-rsid="025ec211" style:font-style-asian="italic" style:font-weight-asian="normal" style:font-style-complex="italic" style:font-weight-complex="normal"/>
    </style:style>
    <style:style style:name="P23" style:family="paragraph" style:parent-style-name="Standard">
      <style:text-properties style:font-name="Liberation Serif" fo:font-style="italic" fo:font-weight="bold" officeooo:rsid="00aa15d8" officeooo:paragraph-rsid="0109895c" style:font-style-asian="italic" style:font-weight-asian="bold" style:font-style-complex="italic" style:font-weight-complex="bold"/>
    </style:style>
    <style:style style:name="P24"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25" style:family="paragraph" style:parent-style-name="Standard">
      <style:text-properties style:font-name="Liberation Serif" style:text-underline-style="solid" style:text-underline-width="auto" style:text-underline-color="font-color" fo:font-weight="normal" officeooo:rsid="01e9e979" officeooo:paragraph-rsid="01e9e979" style:font-weight-asian="normal" style:font-weight-complex="normal"/>
    </style:style>
    <style:style style:name="P26" style:family="paragraph" style:parent-style-name="Standard">
      <style:text-properties style:font-name="Liberation Serif" style:text-underline-style="solid" style:text-underline-width="auto" style:text-underline-color="font-color" officeooo:rsid="006d3e2e" officeooo:paragraph-rsid="006d3e2e"/>
    </style:style>
    <style:style style:name="P27" style:family="paragraph" style:parent-style-name="Standard">
      <style:text-properties style:font-name="Liberation Serif" style:text-underline-style="solid" style:text-underline-width="auto" style:text-underline-color="font-color" fo:font-weight="bold" officeooo:rsid="018f2600" officeooo:paragraph-rsid="018f2600" style:font-weight-asian="bold" style:font-weight-complex="bold"/>
    </style:style>
    <style:style style:name="P28" style:family="paragraph" style:parent-style-name="Standard">
      <style:text-properties style:font-name="Liberation Serif" fo:font-weight="bold" officeooo:rsid="001c7130" officeooo:paragraph-rsid="00578639" style:font-weight-asian="bold" style:font-weight-complex="bold"/>
    </style:style>
    <style:style style:name="P29" style:family="paragraph" style:parent-style-name="Standard">
      <style:text-properties style:font-name="Liberation Serif" fo:font-weight="bold" officeooo:rsid="006643c9" officeooo:paragraph-rsid="006643c9" style:font-weight-asian="bold" style:font-weight-complex="bold"/>
    </style:style>
    <style:style style:name="P30" style:family="paragraph" style:parent-style-name="Standard">
      <style:text-properties style:font-name="Liberation Serif" fo:font-weight="bold" officeooo:rsid="00862dc6" officeooo:paragraph-rsid="00862dc6" style:font-weight-asian="bold" style:font-weight-complex="bold"/>
    </style:style>
    <style:style style:name="P31" style:family="paragraph" style:parent-style-name="Standard">
      <style:paragraph-properties fo:break-before="page"/>
      <style:text-properties style:font-name="Liberation Serif" fo:font-weight="bold" officeooo:rsid="00862dc6" officeooo:paragraph-rsid="00862dc6" style:font-weight-asian="bold" style:font-weight-complex="bold"/>
    </style:style>
    <style:style style:name="P32" style:family="paragraph" style:parent-style-name="Standard">
      <style:text-properties style:font-name="Liberation Serif" fo:font-weight="bold" officeooo:rsid="00862dc6" officeooo:paragraph-rsid="0091ae2b" style:font-weight-asian="bold" style:font-weight-complex="bold"/>
    </style:style>
    <style:style style:name="P33" style:family="paragraph" style:parent-style-name="Standard">
      <style:text-properties style:font-name="Liberation Serif" fo:font-weight="bold" officeooo:rsid="00578639" officeooo:paragraph-rsid="00578639" style:font-weight-asian="bold" style:font-weight-complex="bold"/>
    </style:style>
    <style:style style:name="P34" style:family="paragraph" style:parent-style-name="Standard">
      <style:text-properties style:font-name="Liberation Serif" fo:font-weight="bold" officeooo:rsid="00578639" officeooo:paragraph-rsid="0147a9a3" style:font-weight-asian="bold" style:font-weight-complex="bold"/>
    </style:style>
    <style:style style:name="P35" style:family="paragraph" style:parent-style-name="Standard">
      <style:text-properties style:font-name="Liberation Serif" fo:font-weight="bold" officeooo:rsid="00578639" officeooo:paragraph-rsid="01500798" style:font-weight-asian="bold" style:font-weight-complex="bold"/>
    </style:style>
    <style:style style:name="P36" style:family="paragraph" style:parent-style-name="Standard">
      <style:text-properties style:font-name="Liberation Serif" fo:font-weight="bold" officeooo:rsid="0093901c" officeooo:paragraph-rsid="00a5185a" style:font-weight-asian="bold" style:font-weight-complex="bold"/>
    </style:style>
    <style:style style:name="P37" style:family="paragraph" style:parent-style-name="Standard">
      <style:text-properties style:font-name="Liberation Serif" fo:font-weight="bold" officeooo:rsid="0091ae2b" officeooo:paragraph-rsid="0091ae2b" style:font-weight-asian="bold" style:font-weight-complex="bold"/>
    </style:style>
    <style:style style:name="P38" style:family="paragraph" style:parent-style-name="Standard">
      <style:text-properties style:font-name="Liberation Serif" fo:font-weight="bold" officeooo:rsid="00afc88b" officeooo:paragraph-rsid="00afc88b" style:font-weight-asian="bold" style:font-weight-complex="bold"/>
    </style:style>
    <style:style style:name="P39" style:family="paragraph" style:parent-style-name="Standard">
      <style:text-properties style:font-name="Liberation Serif" fo:font-weight="bold" officeooo:rsid="0051f9cf" officeooo:paragraph-rsid="005835ab" style:font-weight-asian="bold" style:font-weight-complex="bold"/>
    </style:style>
    <style:style style:name="P40" style:family="paragraph" style:parent-style-name="Standard">
      <style:text-properties style:font-name="Liberation Serif" fo:font-weight="bold" officeooo:rsid="00b82095" officeooo:paragraph-rsid="00b82095" style:font-weight-asian="bold" style:font-weight-complex="bold"/>
    </style:style>
    <style:style style:name="P41" style:family="paragraph" style:parent-style-name="Standard">
      <style:text-properties style:font-name="Liberation Serif" fo:font-weight="bold" officeooo:rsid="0104c9e2" officeooo:paragraph-rsid="0104c9e2" style:font-weight-asian="bold" style:font-weight-complex="bold"/>
    </style:style>
    <style:style style:name="P42" style:family="paragraph" style:parent-style-name="Standard">
      <style:text-properties style:font-name="Liberation Serif" fo:font-weight="bold" officeooo:rsid="0104c9e2" officeooo:paragraph-rsid="01679a09" style:font-weight-asian="bold" style:font-weight-complex="bold"/>
    </style:style>
    <style:style style:name="P43" style:family="paragraph" style:parent-style-name="Standard">
      <style:text-properties style:font-name="Liberation Serif" fo:font-weight="bold" officeooo:rsid="0104c9e2" officeooo:paragraph-rsid="02525ec2" style:font-weight-asian="bold" style:font-weight-complex="bold"/>
    </style:style>
    <style:style style:name="P44" style:family="paragraph" style:parent-style-name="Standard">
      <style:text-properties style:font-name="Liberation Serif" fo:font-weight="bold" officeooo:rsid="00659a56" officeooo:paragraph-rsid="006082dd" style:font-weight-asian="bold" style:font-weight-complex="bold"/>
    </style:style>
    <style:style style:name="P45" style:family="paragraph" style:parent-style-name="Standard">
      <style:text-properties style:font-name="Liberation Serif" fo:font-weight="bold" officeooo:rsid="015188a5" officeooo:paragraph-rsid="015188a5" style:font-weight-asian="bold" style:font-weight-complex="bold"/>
    </style:style>
    <style:style style:name="P46" style:family="paragraph" style:parent-style-name="Standard">
      <style:text-properties style:font-name="Liberation Serif" fo:font-weight="bold" officeooo:rsid="007aa717" officeooo:paragraph-rsid="0163e07a" style:font-weight-asian="bold" style:font-weight-complex="bold"/>
    </style:style>
    <style:style style:name="P47" style:family="paragraph" style:parent-style-name="Standard">
      <style:text-properties style:font-name="Liberation Serif" fo:font-weight="bold" officeooo:rsid="00713d7b" officeooo:paragraph-rsid="00e206b6" style:font-weight-asian="bold" style:font-weight-complex="bold"/>
    </style:style>
    <style:style style:name="P48" style:family="paragraph" style:parent-style-name="Standard">
      <style:text-properties style:font-name="Liberation Serif" fo:font-weight="bold" officeooo:rsid="00787503" officeooo:paragraph-rsid="00787503" style:font-weight-asian="bold" style:font-weight-complex="bold"/>
    </style:style>
    <style:style style:name="P49" style:family="paragraph" style:parent-style-name="Standard">
      <style:text-properties style:font-name="Liberation Serif" fo:font-weight="bold" officeooo:rsid="019d467d" officeooo:paragraph-rsid="019d467d" style:font-weight-asian="bold" style:font-weight-complex="bold"/>
    </style:style>
    <style:style style:name="P50" style:family="paragraph" style:parent-style-name="Standard">
      <style:text-properties style:font-name="Liberation Serif" fo:font-weight="bold" officeooo:rsid="010fa0f4" officeooo:paragraph-rsid="010fa0f4" style:font-weight-asian="bold" style:font-weight-complex="bold"/>
    </style:style>
    <style:style style:name="P51" style:family="paragraph" style:parent-style-name="Standard">
      <style:text-properties style:font-name="Liberation Serif" fo:font-weight="bold" officeooo:rsid="00e2fa7a" officeooo:paragraph-rsid="00e2fa7a" style:font-weight-asian="bold" style:font-weight-complex="bold"/>
    </style:style>
    <style:style style:name="P52"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53"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54"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55"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56"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57"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58"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59"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60" style:family="paragraph" style:parent-style-name="Standard">
      <style:paragraph-properties fo:text-align="start" style:justify-single-word="false"/>
      <style:text-properties style:font-name="Liberation Serif" fo:font-style="normal" officeooo:rsid="018529ab" officeooo:paragraph-rsid="01853f02" style:font-style-asian="normal" style:font-style-complex="normal"/>
    </style:style>
    <style:style style:name="P61" style:family="paragraph" style:parent-style-name="Standard">
      <style:paragraph-properties fo:text-align="start" style:justify-single-word="false"/>
      <style:text-properties style:font-name="Liberation Serif" fo:font-style="normal" officeooo:rsid="01853f02" officeooo:paragraph-rsid="01853f02" style:font-style-asian="normal" style:font-style-complex="normal"/>
    </style:style>
    <style:style style:name="P62"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63" style:family="paragraph" style:parent-style-name="Standard">
      <style:paragraph-properties fo:text-align="start" style:justify-single-word="false"/>
      <style:text-properties style:font-name="Liberation Serif" fo:font-style="normal" officeooo:rsid="025f9796" officeooo:paragraph-rsid="025f9796" style:font-style-asian="normal" style:font-style-complex="normal"/>
    </style:style>
    <style:style style:name="P64"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65" style:family="paragraph" style:parent-style-name="Standard">
      <loext:graphic-properties draw:fill="none"/>
      <style:paragraph-properties fo:margin-left="1.3cm" fo:margin-right="0cm" fo:text-indent="0cm" style:auto-text-indent="false" fo:break-before="pag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66"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67"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8"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69"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70"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Liberation Serif" fo:font-style="normal" fo:font-weight="normal" officeooo:rsid="021ac13f" officeooo:paragraph-rsid="021ac13f"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Liberation Serif" fo:font-style="normal" fo:font-weight="normal" officeooo:rsid="021ac13f" officeooo:paragraph-rsid="021c1ed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Liberation Serif" fo:font-style="normal" fo:font-weight="normal" officeooo:rsid="021cd09f" officeooo:paragraph-rsid="021cd09f" style:font-style-asian="normal" style:font-weight-asian="normal" style:font-style-complex="normal" style:font-weight-complex="normal"/>
    </style:style>
    <style:style style:name="P74"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75" style:family="paragraph" style:parent-style-name="Standard">
      <style:text-properties style:font-name="Liberation Serif" fo:font-style="normal" fo:font-weight="bold" officeooo:rsid="0160d49f" officeooo:paragraph-rsid="0160d49f" style:font-style-asian="normal" style:font-weight-asian="bold" style:font-style-complex="normal" style:font-weight-complex="bold"/>
    </style:style>
    <style:style style:name="P76"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77"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78"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79" style:family="paragraph" style:parent-style-name="Standard">
      <style:text-properties style:font-name="Liberation Serif" style:text-underline-style="none" fo:font-weight="normal" officeooo:rsid="01e35a39" officeooo:paragraph-rsid="01e35a39" style:font-weight-asian="normal" style:font-weight-complex="normal"/>
    </style:style>
    <style:style style:name="P80"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81" style:family="paragraph" style:parent-style-name="Standard">
      <style:text-properties style:font-name="Liberation Serif" style:text-underline-style="none" fo:font-weight="normal" officeooo:rsid="00db1e55" officeooo:paragraph-rsid="01e7fb83" style:font-weight-asian="normal" style:font-weight-complex="normal"/>
    </style:style>
    <style:style style:name="P82" style:family="paragraph" style:parent-style-name="Standard">
      <style:text-properties style:font-name="Liberation Serif" style:text-underline-style="none" fo:font-weight="bold" officeooo:rsid="00db1e55" officeooo:paragraph-rsid="01e7fb83" style:font-weight-asian="bold" style:font-weight-complex="bold"/>
    </style:style>
    <style:style style:name="P83" style:family="paragraph" style:parent-style-name="Standard">
      <style:text-properties style:font-name="Liberation Serif" officeooo:rsid="001bffb7" officeooo:paragraph-rsid="001bffb7"/>
    </style:style>
    <style:style style:name="P84" style:family="paragraph" style:parent-style-name="Standard">
      <style:text-properties style:font-name="Liberation Serif" officeooo:rsid="001bffb7" officeooo:paragraph-rsid="00578639"/>
    </style:style>
    <style:style style:name="P85" style:family="paragraph" style:parent-style-name="Standard">
      <style:text-properties style:font-name="Liberation Serif" officeooo:rsid="001c7130" officeooo:paragraph-rsid="00578639"/>
    </style:style>
    <style:style style:name="P86" style:family="paragraph" style:parent-style-name="Standard">
      <style:text-properties style:font-name="Liberation Serif" officeooo:rsid="00578639" officeooo:paragraph-rsid="00578639"/>
    </style:style>
    <style:style style:name="P87" style:family="paragraph" style:parent-style-name="Standard">
      <style:paragraph-properties fo:break-before="page"/>
      <style:text-properties style:font-name="Liberation Serif" officeooo:rsid="00578639" officeooo:paragraph-rsid="00578639"/>
    </style:style>
    <style:style style:name="P88" style:family="paragraph" style:parent-style-name="Standard">
      <style:text-properties style:font-name="Liberation Serif" officeooo:rsid="003c0796" officeooo:paragraph-rsid="00578639"/>
    </style:style>
    <style:style style:name="P89" style:family="paragraph" style:parent-style-name="Standard">
      <style:text-properties style:font-name="Liberation Serif" officeooo:rsid="005e3cb1" officeooo:paragraph-rsid="005edaf1"/>
    </style:style>
    <style:style style:name="P90" style:family="paragraph" style:parent-style-name="Standard">
      <style:text-properties style:font-name="Liberation Serif" officeooo:rsid="005e3cb1" officeooo:paragraph-rsid="005e3cb1"/>
    </style:style>
    <style:style style:name="P91" style:family="paragraph" style:parent-style-name="Standard">
      <style:text-properties style:font-name="Liberation Serif" officeooo:rsid="005e3cb1" officeooo:paragraph-rsid="01402a02"/>
    </style:style>
    <style:style style:name="P92" style:family="paragraph" style:parent-style-name="Standard">
      <style:text-properties style:font-name="Liberation Serif" officeooo:rsid="005e3cb1" officeooo:paragraph-rsid="00fe7c89"/>
    </style:style>
    <style:style style:name="P93" style:family="paragraph" style:parent-style-name="Standard">
      <style:text-properties style:font-name="Liberation Serif" officeooo:rsid="005e3cb1" officeooo:paragraph-rsid="00578639"/>
    </style:style>
    <style:style style:name="P94"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95"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96" style:family="paragraph" style:parent-style-name="Standard">
      <style:text-properties style:font-name="Liberation Serif" officeooo:rsid="006082dd" officeooo:paragraph-rsid="006082dd"/>
    </style:style>
    <style:style style:name="P97" style:family="paragraph" style:parent-style-name="Standard">
      <style:text-properties style:font-name="Liberation Serif" officeooo:rsid="00659a56" officeooo:paragraph-rsid="00659a56"/>
    </style:style>
    <style:style style:name="P98" style:family="paragraph" style:parent-style-name="Standard">
      <style:text-properties style:font-name="Liberation Serif" fo:font-weight="normal" officeooo:rsid="00718716" officeooo:paragraph-rsid="00718716" style:font-weight-asian="normal" style:font-weight-complex="normal"/>
    </style:style>
    <style:style style:name="P99" style:family="paragraph" style:parent-style-name="Standard">
      <style:text-properties style:font-name="Liberation Serif" fo:font-weight="normal" officeooo:rsid="00718716" officeooo:paragraph-rsid="00c6d3e1" style:font-weight-asian="normal" style:font-weight-complex="normal"/>
    </style:style>
    <style:style style:name="P100" style:family="paragraph" style:parent-style-name="Standard">
      <style:text-properties style:font-name="Liberation Serif" fo:font-weight="normal" officeooo:rsid="00718716" officeooo:paragraph-rsid="01679a09" style:font-weight-asian="normal" style:font-weight-complex="normal"/>
    </style:style>
    <style:style style:name="P101" style:family="paragraph" style:parent-style-name="Standard">
      <style:text-properties style:font-name="Liberation Serif" fo:font-weight="normal" officeooo:rsid="00718716" officeooo:paragraph-rsid="0163e07a" style:font-weight-asian="normal" style:font-weight-complex="normal"/>
    </style:style>
    <style:style style:name="P102" style:family="paragraph" style:parent-style-name="Standard">
      <style:text-properties style:font-name="Liberation Serif" fo:font-weight="normal" officeooo:rsid="007aa717" officeooo:paragraph-rsid="007cca42" style:font-weight-asian="normal" style:font-weight-complex="normal"/>
    </style:style>
    <style:style style:name="P103" style:family="paragraph" style:parent-style-name="Standard">
      <style:text-properties style:font-name="Liberation Serif" fo:font-weight="normal" officeooo:rsid="007aa717" officeooo:paragraph-rsid="0122cf99" style:font-weight-asian="normal" style:font-weight-complex="normal"/>
    </style:style>
    <style:style style:name="P104" style:family="paragraph" style:parent-style-name="Standard">
      <style:text-properties style:font-name="Liberation Serif" fo:font-weight="normal" officeooo:rsid="007aa717" officeooo:paragraph-rsid="010520d5" style:font-weight-asian="normal" style:font-weight-complex="normal"/>
    </style:style>
    <style:style style:name="P105" style:family="paragraph" style:parent-style-name="Standard">
      <style:text-properties style:font-name="Liberation Serif" fo:font-weight="normal" officeooo:rsid="007aa717" officeooo:paragraph-rsid="01d56a76" style:font-weight-asian="normal" style:font-weight-complex="normal"/>
    </style:style>
    <style:style style:name="P106" style:family="paragraph" style:parent-style-name="Standard">
      <style:text-properties style:font-name="Liberation Serif" fo:font-weight="normal" officeooo:rsid="007cca42" officeooo:paragraph-rsid="007cca42" style:font-weight-asian="normal" style:font-weight-complex="normal"/>
    </style:style>
    <style:style style:name="P107" style:family="paragraph" style:parent-style-name="Standard">
      <style:text-properties style:font-name="Liberation Serif" fo:font-weight="normal" officeooo:rsid="007cca42" officeooo:paragraph-rsid="00eec923" style:font-weight-asian="normal" style:font-weight-complex="normal"/>
    </style:style>
    <style:style style:name="P108" style:family="paragraph" style:parent-style-name="Standard">
      <style:text-properties style:font-name="Liberation Serif" fo:font-weight="normal" officeooo:rsid="00862dc6" officeooo:paragraph-rsid="00862dc6" style:font-weight-asian="normal" style:font-weight-complex="normal"/>
    </style:style>
    <style:style style:name="P109" style:family="paragraph" style:parent-style-name="Standard">
      <style:text-properties style:font-name="Liberation Serif" fo:font-weight="normal" officeooo:rsid="00862dc6" officeooo:paragraph-rsid="00afc88b" style:font-weight-asian="normal" style:font-weight-complex="normal"/>
    </style:style>
    <style:style style:name="P110" style:family="paragraph" style:parent-style-name="Standard">
      <style:text-properties style:font-name="Liberation Serif" fo:font-weight="normal" officeooo:rsid="00862dc6" officeooo:paragraph-rsid="00aa15d8" style:font-weight-asian="normal" style:font-weight-complex="normal"/>
    </style:style>
    <style:style style:name="P111" style:family="paragraph" style:parent-style-name="Standard">
      <style:text-properties style:font-name="Liberation Serif" fo:font-weight="normal" officeooo:rsid="0091ae2b" officeooo:paragraph-rsid="01c9d8eb" style:font-weight-asian="normal" style:font-weight-complex="normal"/>
    </style:style>
    <style:style style:name="P112" style:family="paragraph" style:parent-style-name="Standard">
      <style:text-properties style:font-name="Liberation Serif" fo:font-weight="normal" officeooo:rsid="0091ae2b" officeooo:paragraph-rsid="01d2686b" style:font-weight-asian="normal" style:font-weight-complex="normal"/>
    </style:style>
    <style:style style:name="P113" style:family="paragraph" style:parent-style-name="Standard">
      <style:text-properties style:font-name="Liberation Serif" fo:font-weight="normal" officeooo:rsid="0051f9cf" officeooo:paragraph-rsid="00578639" style:font-weight-asian="normal" style:font-weight-complex="normal"/>
    </style:style>
    <style:style style:name="P114" style:family="paragraph" style:parent-style-name="Standard">
      <style:text-properties style:font-name="Liberation Serif" fo:font-weight="normal" officeooo:rsid="00578dae" officeooo:paragraph-rsid="0147a9a3" style:font-weight-asian="normal" style:font-weight-complex="normal"/>
    </style:style>
    <style:style style:name="P115" style:family="paragraph" style:parent-style-name="Standard">
      <style:text-properties style:font-name="Liberation Serif" fo:font-weight="normal" officeooo:rsid="00578dae" officeooo:paragraph-rsid="014d7624" style:font-weight-asian="normal" style:font-weight-complex="normal"/>
    </style:style>
    <style:style style:name="P116" style:family="paragraph" style:parent-style-name="Standard">
      <style:text-properties style:font-name="Liberation Serif" fo:font-weight="normal" officeooo:rsid="005bd2b7" officeooo:paragraph-rsid="005bd2b7" style:font-weight-asian="normal" style:font-weight-complex="normal"/>
    </style:style>
    <style:style style:name="P117" style:family="paragraph" style:parent-style-name="Standard">
      <style:text-properties style:font-name="Liberation Serif" fo:font-weight="normal" officeooo:rsid="005bd2b7" officeooo:paragraph-rsid="0147a9a3" style:font-weight-asian="normal" style:font-weight-complex="normal"/>
    </style:style>
    <style:style style:name="P118" style:family="paragraph" style:parent-style-name="Standard">
      <style:text-properties style:font-name="Liberation Serif" fo:font-weight="normal" officeooo:rsid="0067a85c" officeooo:paragraph-rsid="0067a85c" style:font-weight-asian="normal" style:font-weight-complex="normal"/>
    </style:style>
    <style:style style:name="P119" style:family="paragraph" style:parent-style-name="Standard">
      <style:text-properties style:font-name="Liberation Serif" fo:font-weight="normal" officeooo:rsid="0067a85c" officeooo:paragraph-rsid="00fe0446" style:font-weight-asian="normal" style:font-weight-complex="normal"/>
    </style:style>
    <style:style style:name="P120"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21" style:family="paragraph" style:parent-style-name="Standard">
      <loext:graphic-properties draw:fill="none"/>
      <style:paragraph-properties fo:margin-left="0cm" fo:margin-right="7.2cm" fo:text-indent="0cm" style:auto-text-indent="false" fo:break-before="page" fo:background-color="transparent"/>
      <style:text-properties style:font-name="Liberation Serif" fo:font-weight="normal" officeooo:rsid="0067a85c" officeooo:paragraph-rsid="00fe0446" style:font-weight-asian="normal" style:font-weight-complex="normal"/>
    </style:style>
    <style:style style:name="P122" style:family="paragraph" style:parent-style-name="Standard">
      <style:text-properties style:font-name="Liberation Serif" fo:font-weight="normal" officeooo:rsid="0087d6af" officeooo:paragraph-rsid="0087d6af" style:font-weight-asian="normal" style:font-weight-complex="normal"/>
    </style:style>
    <style:style style:name="P123" style:family="paragraph" style:parent-style-name="Standard">
      <style:text-properties style:font-name="Liberation Serif" fo:font-weight="normal" officeooo:rsid="0087d6af" officeooo:paragraph-rsid="00afc88b" style:font-weight-asian="normal" style:font-weight-complex="normal"/>
    </style:style>
    <style:style style:name="P124" style:family="paragraph" style:parent-style-name="Standard">
      <style:text-properties style:font-name="Liberation Serif" fo:font-weight="normal" officeooo:rsid="0087d6af" officeooo:paragraph-rsid="0102e7e7" style:font-weight-asian="normal" style:font-weight-complex="normal"/>
    </style:style>
    <style:style style:name="P125" style:family="paragraph" style:parent-style-name="Standard">
      <style:text-properties style:font-name="Liberation Serif" fo:font-weight="normal" officeooo:rsid="00787503" officeooo:paragraph-rsid="00787503" style:font-weight-asian="normal" style:font-weight-complex="normal"/>
    </style:style>
    <style:style style:name="P126" style:family="paragraph" style:parent-style-name="Standard">
      <style:text-properties style:font-name="Liberation Serif" fo:font-weight="normal" officeooo:rsid="00761466" officeooo:paragraph-rsid="00761466" style:font-weight-asian="normal" style:font-weight-complex="normal"/>
    </style:style>
    <style:style style:name="P127" style:family="paragraph" style:parent-style-name="Standard">
      <style:text-properties style:font-name="Liberation Serif" fo:font-weight="normal" officeooo:rsid="0099432b" officeooo:paragraph-rsid="0099432b" style:font-weight-asian="normal" style:font-weight-complex="normal"/>
    </style:style>
    <style:style style:name="P128" style:family="paragraph" style:parent-style-name="Standard">
      <style:text-properties style:font-name="Liberation Serif" fo:font-weight="normal" officeooo:rsid="0099432b" officeooo:paragraph-rsid="018f2600" style:font-weight-asian="normal" style:font-weight-complex="normal"/>
    </style:style>
    <style:style style:name="P129" style:family="paragraph" style:parent-style-name="Standard">
      <style:text-properties style:font-name="Liberation Serif" fo:font-weight="normal" officeooo:rsid="00dea3da" officeooo:paragraph-rsid="016e2c4d" style:font-weight-asian="normal" style:font-weight-complex="normal"/>
    </style:style>
    <style:style style:name="P130" style:family="paragraph" style:parent-style-name="Standard">
      <style:text-properties style:font-name="Liberation Serif" fo:font-weight="normal" officeooo:rsid="0102e7e7" officeooo:paragraph-rsid="0102e7e7" style:font-weight-asian="normal" style:font-weight-complex="normal"/>
    </style:style>
    <style:style style:name="P131" style:family="paragraph" style:parent-style-name="Standard">
      <style:text-properties style:font-name="Liberation Serif" fo:font-weight="normal" officeooo:rsid="0102e7e7" officeooo:paragraph-rsid="01089d37" style:font-weight-asian="normal" style:font-weight-complex="normal"/>
    </style:style>
    <style:style style:name="P132" style:family="paragraph" style:parent-style-name="Standard">
      <style:text-properties style:font-name="Liberation Serif" fo:font-weight="normal" officeooo:rsid="0102e7e7" officeooo:paragraph-rsid="0116ece7" style:font-weight-asian="normal" style:font-weight-complex="normal"/>
    </style:style>
    <style:style style:name="P133" style:family="paragraph" style:parent-style-name="Standard">
      <style:text-properties style:font-name="Liberation Serif" fo:font-weight="normal" officeooo:rsid="0102e7e7" officeooo:paragraph-rsid="01c39878" style:font-weight-asian="normal" style:font-weight-complex="normal"/>
    </style:style>
    <style:style style:name="P134" style:family="paragraph" style:parent-style-name="Standard">
      <style:text-properties style:font-name="Liberation Serif" fo:font-weight="normal" officeooo:rsid="0102e7e7" officeooo:paragraph-rsid="0109895c" style:font-weight-asian="normal" style:font-weight-complex="normal"/>
    </style:style>
    <style:style style:name="P135" style:family="paragraph" style:parent-style-name="Standard">
      <style:text-properties style:font-name="Liberation Serif" fo:font-weight="normal" officeooo:rsid="010520d5" officeooo:paragraph-rsid="010520d5" style:font-weight-asian="normal" style:font-weight-complex="normal"/>
    </style:style>
    <style:style style:name="P136" style:family="paragraph" style:parent-style-name="Standard">
      <style:text-properties style:font-name="Liberation Serif" fo:font-weight="normal" officeooo:rsid="01149868" officeooo:paragraph-rsid="01149868" style:font-weight-asian="normal" style:font-weight-complex="normal"/>
    </style:style>
    <style:style style:name="P137" style:family="paragraph" style:parent-style-name="Standard">
      <style:text-properties style:font-name="Liberation Serif" fo:font-weight="normal" officeooo:rsid="011594ce" officeooo:paragraph-rsid="0116ece7" style:font-weight-asian="normal" style:font-weight-complex="normal"/>
    </style:style>
    <style:style style:name="P138" style:family="paragraph" style:parent-style-name="Standard">
      <style:text-properties style:font-name="Liberation Serif" fo:font-weight="normal" officeooo:rsid="011594ce" officeooo:paragraph-rsid="01679a09" style:font-weight-asian="normal" style:font-weight-complex="normal"/>
    </style:style>
    <style:style style:name="P139" style:family="paragraph" style:parent-style-name="Standard">
      <style:text-properties style:font-name="Liberation Serif" fo:font-weight="normal" officeooo:rsid="011594ce" officeooo:paragraph-rsid="01db1f0c" style:font-weight-asian="normal" style:font-weight-complex="normal"/>
    </style:style>
    <style:style style:name="P140" style:family="paragraph" style:parent-style-name="Standard">
      <style:text-properties style:font-name="Liberation Serif" fo:font-weight="normal" officeooo:rsid="013cbba8" officeooo:paragraph-rsid="013cbba8" style:font-weight-asian="normal" style:font-weight-complex="normal"/>
    </style:style>
    <style:style style:name="P141" style:family="paragraph" style:parent-style-name="Standard">
      <style:text-properties style:font-name="Liberation Serif" fo:font-weight="normal" officeooo:rsid="0147a9a3" officeooo:paragraph-rsid="0147a9a3" style:font-weight-asian="normal" style:font-weight-complex="normal"/>
    </style:style>
    <style:style style:name="P142" style:family="paragraph" style:parent-style-name="Standard">
      <style:text-properties style:font-name="Liberation Serif" fo:font-weight="normal" officeooo:rsid="014bf580" officeooo:paragraph-rsid="014bf580" style:font-weight-asian="normal" style:font-weight-complex="normal"/>
    </style:style>
    <style:style style:name="P143" style:family="paragraph" style:parent-style-name="Standard">
      <style:text-properties style:font-name="Liberation Serif" fo:font-weight="normal" officeooo:rsid="014de6bd" officeooo:paragraph-rsid="014de6bd" style:font-weight-asian="normal" style:font-weight-complex="normal"/>
    </style:style>
    <style:style style:name="P144" style:family="paragraph" style:parent-style-name="Standard">
      <style:text-properties style:font-name="Liberation Serif" fo:font-weight="normal" officeooo:rsid="0142a489" officeooo:paragraph-rsid="014454ec" style:font-weight-asian="normal" style:font-weight-complex="normal"/>
    </style:style>
    <style:style style:name="P145" style:family="paragraph" style:parent-style-name="Standard">
      <style:text-properties style:font-name="Liberation Serif" fo:font-weight="normal" officeooo:rsid="014f6834" officeooo:paragraph-rsid="014f6834" style:font-weight-asian="normal" style:font-weight-complex="normal"/>
    </style:style>
    <style:style style:name="P146" style:family="paragraph" style:parent-style-name="Standard">
      <style:text-properties style:font-name="Liberation Serif" fo:font-weight="normal" officeooo:rsid="01500798" officeooo:paragraph-rsid="01500798" style:font-weight-asian="normal" style:font-weight-complex="normal"/>
    </style:style>
    <style:style style:name="P147" style:family="paragraph" style:parent-style-name="Standard">
      <style:text-properties style:font-name="Liberation Serif" fo:font-weight="normal" officeooo:rsid="01515922" officeooo:paragraph-rsid="01515922" style:font-weight-asian="normal" style:font-weight-complex="normal"/>
    </style:style>
    <style:style style:name="P148" style:family="paragraph" style:parent-style-name="Standard">
      <style:text-properties style:font-name="Liberation Serif" fo:font-weight="normal" officeooo:rsid="0154d69c" officeooo:paragraph-rsid="0154d69c" style:font-weight-asian="normal" style:font-weight-complex="normal"/>
    </style:style>
    <style:style style:name="P149" style:family="paragraph" style:parent-style-name="Standard">
      <style:text-properties style:font-name="Liberation Serif" fo:font-weight="normal" officeooo:rsid="01563983" officeooo:paragraph-rsid="01563983" style:font-weight-asian="normal" style:font-weight-complex="normal"/>
    </style:style>
    <style:style style:name="P150" style:family="paragraph" style:parent-style-name="Standard">
      <style:text-properties style:font-name="Liberation Serif" fo:font-weight="normal" officeooo:rsid="018f2600" officeooo:paragraph-rsid="018f2600" style:font-weight-asian="normal" style:font-weight-complex="normal"/>
    </style:style>
    <style:style style:name="P151" style:family="paragraph" style:parent-style-name="Standard">
      <style:text-properties style:font-name="Liberation Serif" fo:font-weight="normal" officeooo:rsid="001c0a50" officeooo:paragraph-rsid="018fcd5e" style:font-weight-asian="normal" style:font-weight-complex="normal"/>
    </style:style>
    <style:style style:name="P152" style:family="paragraph" style:parent-style-name="Standard">
      <style:paragraph-properties fo:break-before="page"/>
      <style:text-properties style:font-name="Liberation Serif" fo:font-weight="normal" officeooo:rsid="001c0a50" officeooo:paragraph-rsid="018fcd5e" style:font-weight-asian="normal" style:font-weight-complex="normal"/>
    </style:style>
    <style:style style:name="P153" style:family="paragraph" style:parent-style-name="Standard">
      <style:text-properties style:font-name="Liberation Serif" fo:font-weight="normal" officeooo:rsid="019d467d" officeooo:paragraph-rsid="019d467d" style:font-weight-asian="normal" style:font-weight-complex="normal"/>
    </style:style>
    <style:style style:name="P154" style:family="paragraph" style:parent-style-name="Standard">
      <style:text-properties style:font-name="Liberation Serif" fo:font-weight="normal" officeooo:rsid="01c9445c" officeooo:paragraph-rsid="01c9445c" style:font-weight-asian="normal" style:font-weight-complex="normal"/>
    </style:style>
    <style:style style:name="P155" style:family="paragraph" style:parent-style-name="Standard">
      <style:text-properties style:font-name="Liberation Serif" fo:font-weight="normal" officeooo:rsid="00aa15d8" officeooo:paragraph-rsid="00aa15d8" style:font-weight-asian="normal" style:font-weight-complex="normal"/>
    </style:style>
    <style:style style:name="P156" style:family="paragraph" style:parent-style-name="Standard">
      <style:text-properties style:font-name="Liberation Serif" fo:font-weight="normal" officeooo:rsid="0079ac8c" officeooo:paragraph-rsid="01a13847" style:font-weight-asian="normal" style:font-weight-complex="normal"/>
    </style:style>
    <style:style style:name="P157" style:family="paragraph" style:parent-style-name="Standard">
      <style:text-properties style:font-name="Liberation Serif" fo:font-weight="normal" officeooo:rsid="010fa0f4" officeooo:paragraph-rsid="020d28d1" style:font-weight-asian="normal" style:font-weight-complex="normal"/>
    </style:style>
    <style:style style:name="P158" style:family="paragraph" style:parent-style-name="Standard">
      <style:text-properties style:font-name="Liberation Serif" fo:font-weight="normal" officeooo:rsid="010fa0f4" officeooo:paragraph-rsid="01de22bb" style:font-weight-asian="normal" style:font-weight-complex="normal"/>
    </style:style>
    <style:style style:name="P159" style:family="paragraph" style:parent-style-name="Standard">
      <style:text-properties style:font-name="Liberation Serif" fo:font-weight="normal" officeooo:rsid="0166895f" officeooo:paragraph-rsid="010520d5" style:font-weight-asian="normal" style:font-weight-complex="normal"/>
    </style:style>
    <style:style style:name="P160" style:family="paragraph" style:parent-style-name="Standard">
      <style:text-properties style:font-name="Liberation Serif" fo:font-weight="normal" officeooo:rsid="00fd2d38" officeooo:paragraph-rsid="01402a02" style:font-weight-asian="normal" style:font-weight-complex="normal"/>
    </style:style>
    <style:style style:name="P161" style:family="paragraph" style:parent-style-name="Standard">
      <style:text-properties style:font-name="Liberation Serif" fo:font-weight="normal" officeooo:rsid="0253e62e" officeooo:paragraph-rsid="0253e62e" style:font-weight-asian="normal" style:font-weight-complex="normal"/>
    </style:style>
    <style:style style:name="P162" style:family="paragraph" style:parent-style-name="Standard">
      <style:text-properties style:font-name="Liberation Serif" fo:font-weight="normal" officeooo:rsid="02589378" officeooo:paragraph-rsid="02589378" style:font-weight-asian="normal" style:font-weight-complex="normal"/>
    </style:style>
    <style:style style:name="P163" style:family="paragraph" style:parent-style-name="Standard">
      <style:text-properties style:font-name="Liberation Serif" fo:font-weight="normal" officeooo:rsid="01d56a76" officeooo:paragraph-rsid="01d56a76" style:font-weight-asian="normal" style:font-weight-complex="normal"/>
    </style:style>
    <style:style style:name="P164" style:family="paragraph" style:parent-style-name="Standard">
      <style:text-properties style:font-name="Liberation Serif" fo:font-weight="normal" officeooo:rsid="01d56a76" officeooo:paragraph-rsid="0266c1db" style:font-weight-asian="normal" style:font-weight-complex="normal"/>
    </style:style>
    <style:style style:name="P165" style:family="paragraph" style:parent-style-name="Standard">
      <style:text-properties style:font-name="Liberation Serif" fo:font-weight="normal" officeooo:rsid="025ec211" officeooo:paragraph-rsid="025ec211" style:font-weight-asian="normal" style:font-weight-complex="normal"/>
    </style:style>
    <style:style style:name="P166" style:family="paragraph" style:parent-style-name="Standard">
      <style:text-properties style:font-name="Liberation Serif" fo:font-weight="normal" officeooo:rsid="026e00e6" officeooo:paragraph-rsid="026e00e6" style:font-weight-asian="normal" style:font-weight-complex="normal"/>
    </style:style>
    <style:style style:name="P167" style:family="paragraph" style:parent-style-name="Standard">
      <style:text-properties style:font-name="Liberation Serif" officeooo:rsid="001b8bed" officeooo:paragraph-rsid="001bffb7"/>
    </style:style>
    <style:style style:name="P168" style:family="paragraph" style:parent-style-name="Standard">
      <style:text-properties style:font-name="Liberation Serif" officeooo:rsid="009a3eb2" officeooo:paragraph-rsid="009a3eb2"/>
    </style:style>
    <style:style style:name="P169" style:family="paragraph" style:parent-style-name="Standard">
      <style:text-properties style:font-name="Liberation Serif" officeooo:rsid="00713d7b" officeooo:paragraph-rsid="00e206b6"/>
    </style:style>
    <style:style style:name="P170"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c0808"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style:font-name="Liberation Serif" fo:font-size="12pt" style:text-underline-style="none" fo:font-weight="normal" officeooo:rsid="01187a2a" officeooo:paragraph-rsid="01990ffb" style:font-size-asian="10.5pt" style:font-weight-asian="normal" style:font-size-complex="12pt" style:font-weight-complex="normal"/>
    </style:style>
    <style:style style:name="P17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Liberation Serif" fo:font-size="12pt" style:text-underline-style="none" fo:font-weight="normal" officeooo:rsid="02268b68" officeooo:paragraph-rsid="02268b68"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style:font-name="Liberation Serif" fo:font-size="12pt" style:text-underline-style="none" fo:font-weight="normal" officeooo:rsid="0117921a" officeooo:paragraph-rsid="01990ffb"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Liberation Serif" fo:font-size="12pt" style:text-underline-style="none" fo:font-weight="normal" officeooo:rsid="01194089" officeooo:paragraph-rsid="01990ffb" style:font-size-asian="12pt" style:font-weight-asian="normal" style:font-size-complex="12pt" style:font-weight-complex="normal"/>
    </style:style>
    <style:style style:name="P180" style:family="paragraph" style:parent-style-name="Standard">
      <style:paragraph-properties fo:text-align="start" style:justify-single-word="false"/>
      <style:text-properties style:font-name="Liberation Serif" fo:font-size="12pt" style:text-underline-style="none" fo:font-weight="normal" officeooo:rsid="018969ba" officeooo:paragraph-rsid="010ae391" style:font-size-asian="12pt" style:font-weight-asian="normal" style:font-size-complex="12pt" style:font-weight-complex="normal"/>
    </style:style>
    <style:style style:name="P181" style:family="paragraph" style:parent-style-name="Standard">
      <style:paragraph-properties fo:text-align="start" style:justify-single-word="false"/>
      <style:text-properties style:font-name="Liberation Serif" fo:font-size="12pt" style:text-underline-style="none" fo:font-weight="normal" officeooo:rsid="018969ba" officeooo:paragraph-rsid="01990ffb"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83"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italic" style:text-underline-style="solid" style:text-underline-width="auto" style:text-underline-color="font-color" fo:font-weight="normal" officeooo:rsid="015c5b36" officeooo:paragraph-rsid="017c7cca" style:font-size-asian="10.5pt" style:font-style-asian="italic" style:font-weight-asian="normal" style:font-size-complex="12pt" style:font-style-complex="italic" style:font-weight-complex="normal"/>
    </style:style>
    <style:style style:name="P184"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85" style:family="paragraph" style:parent-style-name="Standard" style:master-page-name="">
      <loext:graphic-properties draw:fill="none"/>
      <style:paragraph-properties fo:margin-left="11.7cm" fo:margin-right="0cm" fo:text-align="start" style:justify-single-word="false" fo:text-indent="0cm" style:auto-text-indent="false" style:page-number="auto" fo:background-color="transparent"/>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86"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7" style:family="paragraph" style:parent-style-name="Standard">
      <loext:graphic-properties draw:fill="none"/>
      <style:paragraph-properties fo:margin-left="0.6cm" fo:margin-right="0cm" fo:text-align="start" style:justify-single-word="false" fo:text-indent="-0.6cm" style:auto-text-indent="false" fo:break-before="page" fo:background-color="transparent"/>
      <style:text-properties style:font-name="Liberation Serif" fo:font-size="12pt" fo:font-style="normal" style:text-underline-style="none" fo:font-weight="bold" officeooo:rsid="01ba2a38" officeooo:paragraph-rsid="01ba2a38" style:font-size-asian="10.5pt" style:font-style-asian="normal" style:font-weight-asian="bold" style:font-size-complex="12pt" style:font-style-complex="normal" style:font-weight-complex="bold"/>
    </style:style>
    <style:style style:name="P188" style:family="paragraph" style:parent-style-name="Standard">
      <loext:graphic-properties draw:fill="none"/>
      <style:paragraph-properties fo:margin-left="0.6cm" fo:margin-right="0cm" fo:text-align="start" style:justify-single-word="false" fo:text-indent="-0.6cm" style:auto-text-indent="false" fo:background-color="transparent"/>
      <style:text-properties style:font-name="Liberation Serif" fo:font-size="12pt" fo:font-style="normal" style:text-underline-style="none" fo:font-weight="normal" officeooo:rsid="01ba2a38" officeooo:paragraph-rsid="01ba2a38" style:font-size-asian="10.5pt" style:font-style-asian="normal" style:font-weight-asian="normal" style:font-size-complex="12pt" style:font-style-complex="normal" style:font-weight-complex="normal"/>
    </style:style>
    <style:style style:name="P189" style:family="paragraph" style:parent-style-name="Standard">
      <style:text-properties style:font-name="Liberation Serif" officeooo:rsid="013bdf9b" officeooo:paragraph-rsid="009a3eb2"/>
    </style:style>
    <style:style style:name="P190" style:family="paragraph" style:parent-style-name="Standard">
      <style:text-properties style:font-name="Liberation Serif" officeooo:rsid="014454ec" officeooo:paragraph-rsid="014454ec"/>
    </style:style>
    <style:style style:name="P191" style:family="paragraph" style:parent-style-name="Standard">
      <style:text-properties style:font-name="Liberation Serif" officeooo:rsid="015e54ea" officeooo:paragraph-rsid="015e54ea"/>
    </style:style>
    <style:style style:name="P192" style:family="paragraph" style:parent-style-name="Standard">
      <style:text-properties style:font-name="Liberation Serif" officeooo:rsid="009ec10b" officeooo:paragraph-rsid="009ec10b"/>
    </style:style>
    <style:style style:name="P193" style:family="paragraph" style:parent-style-name="Standard">
      <style:text-properties style:font-name="Liberation Serif" officeooo:rsid="004d09ee" officeooo:paragraph-rsid="00578639"/>
    </style:style>
    <style:style style:name="P194" style:family="paragraph" style:parent-style-name="Standard">
      <style:text-properties style:font-name="Liberation Serif" officeooo:rsid="02589378" officeooo:paragraph-rsid="02589378"/>
    </style:style>
    <style:style style:name="P195" style:family="paragraph" style:parent-style-name="Standard">
      <style:text-properties officeooo:paragraph-rsid="00578639"/>
    </style:style>
    <style:style style:name="P196" style:family="paragraph" style:parent-style-name="Standard">
      <style:paragraph-properties fo:text-align="center" style:justify-single-word="false"/>
      <style:text-properties fo:font-size="20pt" officeooo:paragraph-rsid="001b8bed" style:font-size-asian="20pt" style:font-size-complex="20pt"/>
    </style:style>
    <style:style style:name="P197" style:family="paragraph" style:parent-style-name="Standard">
      <style:text-properties officeooo:paragraph-rsid="0067a85c"/>
    </style:style>
    <style:style style:name="P198" style:family="paragraph" style:parent-style-name="Standard">
      <style:text-properties officeooo:paragraph-rsid="007cca42"/>
    </style:style>
    <style:style style:name="P199" style:family="paragraph" style:parent-style-name="Standard">
      <style:text-properties fo:font-weight="bold" officeooo:rsid="00862dc6" officeooo:paragraph-rsid="00862dc6" style:font-weight-asian="bold" style:font-weight-complex="bold"/>
    </style:style>
    <style:style style:name="P200" style:family="paragraph" style:parent-style-name="Standard">
      <style:text-properties fo:font-weight="bold" officeooo:rsid="0191fb06" officeooo:paragraph-rsid="0191fb06" style:font-weight-asian="bold" style:font-weight-complex="bold"/>
    </style:style>
    <style:style style:name="P201" style:family="paragraph" style:parent-style-name="Standard">
      <style:text-properties officeooo:paragraph-rsid="00b82095"/>
    </style:style>
    <style:style style:name="P202" style:family="paragraph" style:parent-style-name="Standard">
      <style:text-properties officeooo:paragraph-rsid="00d29535"/>
    </style:style>
    <style:style style:name="P203" style:family="paragraph" style:parent-style-name="Standard">
      <style:text-properties officeooo:paragraph-rsid="00eec923"/>
    </style:style>
    <style:style style:name="P204" style:family="paragraph" style:parent-style-name="Standard">
      <style:text-properties officeooo:paragraph-rsid="00a8f047"/>
    </style:style>
    <style:style style:name="P205" style:family="paragraph" style:parent-style-name="Standard">
      <style:text-properties fo:font-style="normal" officeooo:rsid="014454ec" officeooo:paragraph-rsid="014454ec" style:font-style-asian="normal" style:font-style-complex="normal"/>
    </style:style>
    <style:style style:name="P206" style:family="paragraph" style:parent-style-name="Standard">
      <style:paragraph-properties fo:break-before="column"/>
      <style:text-properties officeooo:paragraph-rsid="014454ec"/>
    </style:style>
    <style:style style:name="P207" style:family="paragraph" style:parent-style-name="Standard">
      <style:text-properties officeooo:paragraph-rsid="0163e07a"/>
    </style:style>
    <style:style style:name="P208" style:family="paragraph" style:parent-style-name="Standard">
      <style:text-properties officeooo:rsid="001a3f46" officeooo:paragraph-rsid="018fcd5e"/>
    </style:style>
    <style:style style:name="P209" style:family="paragraph" style:parent-style-name="Standard">
      <style:paragraph-properties fo:break-before="page"/>
      <style:text-properties officeooo:paragraph-rsid="01a13847"/>
    </style:style>
    <style:style style:name="P210" style:family="paragraph" style:parent-style-name="Standard">
      <style:text-properties officeooo:paragraph-rsid="01d56a76"/>
    </style:style>
    <style:style style:name="P211" style:family="paragraph" style:parent-style-name="Standard">
      <style:text-properties officeooo:paragraph-rsid="01e7fb83"/>
    </style:style>
    <style:style style:name="P212" style:family="paragraph" style:parent-style-name="Heading_20_1">
      <style:paragraph-properties fo:break-before="page"/>
    </style:style>
    <style:style style:name="P213" style:family="paragraph" style:parent-style-name="Heading_20_1">
      <style:text-properties officeooo:paragraph-rsid="02359aea"/>
    </style:style>
    <style:style style:name="P214" style:family="paragraph" style:parent-style-name="Standard">
      <style:text-properties officeooo:paragraph-rsid="005835ab"/>
    </style:style>
    <style:style style:name="P215" style:family="paragraph" style:parent-style-name="Heading_20_4">
      <style:paragraph-properties>
        <style:tab-stops>
          <style:tab-stop style:position="18.479cm" style:type="right" style:leader-style="dotted" style:leader-text="."/>
        </style:tab-stops>
      </style:paragraph-properties>
    </style:style>
    <style:style style:name="P216" style:family="paragraph" style:parent-style-name="Heading_20_5">
      <style:paragraph-properties>
        <style:tab-stops>
          <style:tab-stop style:position="18.479cm" style:type="right" style:leader-style="dotted" style:leader-text="."/>
        </style:tab-stops>
      </style:paragraph-properties>
    </style:style>
    <style:style style:name="P217" style:family="paragraph" style:parent-style-name="Heading_20_6">
      <style:paragraph-properties>
        <style:tab-stops>
          <style:tab-stop style:position="18.479cm" style:type="right" style:leader-style="dotted" style:leader-text="."/>
        </style:tab-stops>
      </style:paragraph-properties>
    </style:style>
    <style:style style:name="P218" style:family="paragraph" style:parent-style-name="Standard">
      <style:paragraph-properties fo:text-align="start" style:justify-single-word="false"/>
      <style:text-properties officeooo:rsid="012c96e9" officeooo:paragraph-rsid="025b93e5"/>
    </style:style>
    <style:style style:name="P219" style:family="paragraph" style:parent-style-name="Heading_20_2" style:list-style-name="L4"/>
    <style:style style:name="P220" style:family="paragraph" style:parent-style-name="Heading_20_2" style:list-style-name="L14"/>
    <style:style style:name="P221" style:family="paragraph" style:parent-style-name="Heading_20_2" style:list-style-name="L22"/>
    <style:style style:name="P222" style:family="paragraph" style:parent-style-name="Heading_20_2" style:list-style-name="L22">
      <style:text-properties officeooo:paragraph-rsid="024d6b97"/>
    </style:style>
    <style:style style:name="P223" style:family="paragraph" style:parent-style-name="Heading_20_2" style:list-style-name="L22">
      <style:text-properties officeooo:rsid="02589378" officeooo:paragraph-rsid="02589378"/>
    </style:style>
    <style:style style:name="P224" style:family="paragraph" style:parent-style-name="Heading_20_3" style:list-style-name="L5"/>
    <style:style style:name="P225" style:family="paragraph" style:parent-style-name="Heading_20_3" style:list-style-name="L5">
      <style:text-properties style:font-name="Liberation Serif" officeooo:rsid="0147a9a3"/>
    </style:style>
    <style:style style:name="P226" style:family="paragraph" style:parent-style-name="Heading_20_3" style:list-style-name="L5">
      <style:text-properties style:font-name="Liberation Serif" fo:font-weight="bold" officeooo:rsid="006643c9" style:font-weight-asian="bold" style:font-weight-complex="bold"/>
    </style:style>
    <style:style style:name="P227" style:family="paragraph" style:parent-style-name="Heading_20_3" style:list-style-name="L18"/>
    <style:style style:name="P228" style:family="paragraph" style:parent-style-name="Heading_20_3" style:list-style-name="L18">
      <style:text-properties officeooo:rsid="025542af" officeooo:paragraph-rsid="025542af"/>
    </style:style>
    <style:style style:name="P229" style:family="paragraph" style:parent-style-name="Standard" style:list-style-name="L1">
      <style:text-properties officeooo:paragraph-rsid="009d4ec2"/>
    </style:style>
    <style:style style:name="P230" style:family="paragraph" style:parent-style-name="Standard" style:list-style-name="L1">
      <style:text-properties style:font-name="Liberation Serif" officeooo:rsid="009ca642" officeooo:paragraph-rsid="01356001"/>
    </style:style>
    <style:style style:name="P231" style:family="paragraph" style:parent-style-name="Standard" style:list-style-name="L6">
      <style:text-properties style:font-name="Liberation Serif" officeooo:rsid="009ca642" officeooo:paragraph-rsid="01402a02"/>
    </style:style>
    <style:style style:name="P232" style:family="paragraph" style:parent-style-name="Standard" style:list-style-name="L1">
      <style:text-properties style:font-name="Liberation Serif" officeooo:rsid="01356001" officeooo:paragraph-rsid="01356001"/>
    </style:style>
    <style:style style:name="P233" style:family="paragraph" style:parent-style-name="Standard" style:list-style-name="L6">
      <style:text-properties style:font-name="Liberation Serif" officeooo:rsid="01356001" officeooo:paragraph-rsid="01402a02"/>
    </style:style>
    <style:style style:name="P234" style:family="paragraph" style:parent-style-name="Standard" style:list-style-name="L1">
      <style:text-properties style:font-name="Liberation Serif" officeooo:rsid="009d4ec2" officeooo:paragraph-rsid="009d4ec2"/>
    </style:style>
    <style:style style:name="P235" style:family="paragraph" style:parent-style-name="Standard" style:list-style-name="L1">
      <style:text-properties style:font-name="Liberation Serif" officeooo:rsid="009ec10b" officeooo:paragraph-rsid="009ec10b"/>
    </style:style>
    <style:style style:name="P236" style:family="paragraph" style:parent-style-name="Standard" style:list-style-name="L1">
      <style:text-properties style:font-name="Liberation Serif" officeooo:rsid="024f61fd" officeooo:paragraph-rsid="024f61fd"/>
    </style:style>
    <style:style style:name="P237" style:family="paragraph" style:parent-style-name="Standard" style:list-style-name="L6">
      <style:text-properties style:font-name="Liberation Serif" officeooo:rsid="01402a02" officeooo:paragraph-rsid="01402a02"/>
    </style:style>
    <style:style style:name="P238" style:family="paragraph" style:parent-style-name="Standard" style:list-style-name="L6">
      <style:text-properties style:font-name="Liberation Serif" fo:font-style="italic" officeooo:rsid="024b8cf4" officeooo:paragraph-rsid="024b8cf4" style:font-style-asian="italic" style:font-style-complex="italic"/>
    </style:style>
    <style:style style:name="P239" style:family="paragraph" style:parent-style-name="Standard" style:list-style-name="L17">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40" style:family="paragraph" style:parent-style-name="Standard" style:list-style-name="L5">
      <style:text-properties style:font-name="Liberation Serif" fo:font-weight="bold" officeooo:rsid="004c0dd4" officeooo:paragraph-rsid="00578639" style:font-weight-asian="bold" style:font-weight-complex="bold"/>
    </style:style>
    <style:style style:name="P241" style:family="paragraph" style:parent-style-name="Standard" style:list-style-name="L10">
      <style:text-properties style:font-name="Liberation Serif" fo:font-weight="bold" officeooo:rsid="015188a5" officeooo:paragraph-rsid="015188a5" style:font-weight-asian="bold" style:font-weight-complex="bold"/>
    </style:style>
    <style:style style:name="P242" style:family="paragraph" style:parent-style-name="Standard" style:list-style-name="L19">
      <style:text-properties style:font-name="Liberation Serif" fo:font-weight="bold" officeooo:rsid="019d467d" officeooo:paragraph-rsid="019d467d" style:font-weight-asian="bold" style:font-weight-complex="bold"/>
    </style:style>
    <style:style style:name="P243" style:family="paragraph" style:parent-style-name="Standard" style:list-style-name="L19">
      <style:text-properties style:font-name="Liberation Serif" fo:font-weight="bold" officeooo:rsid="019d467d" officeooo:paragraph-rsid="019ebac2" style:font-weight-asian="bold" style:font-weight-complex="bold"/>
    </style:style>
    <style:style style:name="P244" style:family="paragraph" style:parent-style-name="Standard" style:list-style-name="L19">
      <style:text-properties style:font-name="Liberation Serif" fo:font-weight="bold" officeooo:rsid="019fd69f" officeooo:paragraph-rsid="019fd69f" style:font-weight-asian="bold" style:font-weight-complex="bold"/>
    </style:style>
    <style:style style:name="P245" style:family="paragraph" style:parent-style-name="Standard" style:list-style-name="L19">
      <style:text-properties style:font-name="Liberation Serif" fo:font-weight="bold" officeooo:rsid="02697286" officeooo:paragraph-rsid="02697286" style:font-weight-asian="bold" style:font-weight-complex="bold"/>
    </style:style>
    <style:style style:name="P246" style:family="paragraph" style:parent-style-name="Standard" style:list-style-name="L20">
      <style:text-properties style:font-name="Liberation Serif" fo:font-weight="bold" officeooo:rsid="00787503" officeooo:paragraph-rsid="00787503" style:font-weight-asian="bold" style:font-weight-complex="bold"/>
    </style:style>
    <style:style style:name="P247" style:family="paragraph" style:parent-style-name="Standard" style:list-style-name="L7">
      <style:text-properties style:font-name="Liberation Serif" officeooo:rsid="004c0dd4" officeooo:paragraph-rsid="00578639"/>
    </style:style>
    <style:style style:name="P248" style:family="paragraph" style:parent-style-name="Standard" style:list-style-name="L7">
      <style:text-properties style:font-name="Liberation Serif" officeooo:rsid="004d09ee" officeooo:paragraph-rsid="00578639"/>
    </style:style>
    <style:style style:name="P249" style:family="paragraph" style:parent-style-name="Standard" style:list-style-name="L8">
      <style:text-properties style:font-name="Liberation Serif" fo:font-weight="normal" officeooo:rsid="0051f9cf" officeooo:paragraph-rsid="005835ab" style:font-weight-asian="normal" style:font-weight-complex="normal"/>
    </style:style>
    <style:style style:name="P250" style:family="paragraph" style:parent-style-name="Standard" style:list-style-name="L9">
      <style:text-properties style:font-name="Liberation Serif" fo:font-weight="normal" officeooo:rsid="0051f9cf" officeooo:paragraph-rsid="00578639" style:font-weight-asian="normal" style:font-weight-complex="normal"/>
    </style:style>
    <style:style style:name="P251" style:family="paragraph" style:parent-style-name="Standard" style:list-style-name="L9">
      <style:text-properties style:font-name="Liberation Serif" fo:font-weight="normal" officeooo:rsid="00e6c739" officeooo:paragraph-rsid="00e6c739" style:font-weight-asian="normal" style:font-weight-complex="normal"/>
    </style:style>
    <style:style style:name="P252" style:family="paragraph" style:parent-style-name="Standard" style:list-style-name="L11">
      <style:text-properties style:font-name="Liberation Serif" fo:font-weight="normal" officeooo:rsid="005bd2b7" officeooo:paragraph-rsid="0147a9a3" style:font-weight-asian="normal" style:font-weight-complex="normal"/>
    </style:style>
    <style:style style:name="P253" style:family="paragraph" style:parent-style-name="Standard" style:list-style-name="L16">
      <style:text-properties style:font-name="Liberation Serif" fo:font-weight="normal" officeooo:rsid="0087d6af" officeooo:paragraph-rsid="00b66eb4" style:font-weight-asian="normal" style:font-weight-complex="normal"/>
    </style:style>
    <style:style style:name="P254" style:family="paragraph" style:parent-style-name="Standard" style:list-style-name="L16">
      <style:text-properties style:font-name="Liberation Serif" fo:font-weight="normal" officeooo:rsid="008e5950" officeooo:paragraph-rsid="008e5950" style:font-weight-asian="normal" style:font-weight-complex="normal"/>
    </style:style>
    <style:style style:name="P255" style:family="paragraph" style:parent-style-name="Standard" style:list-style-name="L17">
      <style:text-properties style:font-name="Liberation Serif" fo:font-weight="normal" officeooo:rsid="00a5185a" officeooo:paragraph-rsid="00a5185a" style:font-weight-asian="normal" style:font-weight-complex="normal"/>
    </style:style>
    <style:style style:name="P256" style:family="paragraph" style:parent-style-name="Standard" style:list-style-name="L17">
      <style:text-properties style:font-name="Liberation Serif" fo:font-weight="normal" officeooo:rsid="0091ae2b" officeooo:paragraph-rsid="00a5185a" style:font-weight-asian="normal" style:font-weight-complex="normal"/>
    </style:style>
    <style:style style:name="P257" style:family="paragraph" style:parent-style-name="Standard" style:list-style-name="L17">
      <style:text-properties style:font-name="Liberation Serif" fo:font-weight="normal" officeooo:rsid="0091ae2b" officeooo:paragraph-rsid="00c3bd92" style:font-weight-asian="normal" style:font-weight-complex="normal"/>
    </style:style>
    <style:style style:name="P258" style:family="paragraph" style:parent-style-name="Standard" style:list-style-name="L17">
      <style:text-properties style:font-name="Liberation Serif" fo:font-weight="normal" officeooo:rsid="0091ae2b" officeooo:paragraph-rsid="0091ae2b" style:font-weight-asian="normal" style:font-weight-complex="normal"/>
    </style:style>
    <style:style style:name="P259" style:family="paragraph" style:parent-style-name="Standard" style:list-style-name="L17">
      <style:text-properties style:font-name="Liberation Serif" fo:font-weight="normal" officeooo:rsid="00a7b0ee" officeooo:paragraph-rsid="00a7b0ee" style:font-weight-asian="normal" style:font-weight-complex="normal"/>
    </style:style>
    <style:style style:name="P260" style:family="paragraph" style:parent-style-name="Standard" style:list-style-name="L21">
      <style:text-properties style:font-name="Liberation Serif" fo:font-weight="normal" officeooo:rsid="00787503" officeooo:paragraph-rsid="00787503" style:font-weight-asian="normal" style:font-weight-complex="normal"/>
    </style:style>
    <style:style style:name="P261"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62" style:family="paragraph" style:parent-style-name="Standard" style:list-style-name="L13">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63" style:family="paragraph" style:parent-style-name="Standard" style:list-style-name="L13">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64" style:family="paragraph" style:parent-style-name="Standard" style:list-style-name="L13"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style:text-underline-style="none" fo:font-weight="normal" officeooo:rsid="0122876c" officeooo:paragraph-rsid="017c7cca" style:font-size-asian="10.5pt" style:font-weight-asian="normal" style:font-size-complex="12pt" style:font-weight-complex="normal"/>
    </style:style>
    <style:style style:name="P265" style:family="paragraph" style:parent-style-name="Standard" style:list-style-name="L15">
      <style:text-properties style:font-name="Liberation Serif" officeooo:rsid="015e54ea" officeooo:paragraph-rsid="015e54ea"/>
    </style:style>
    <style:style style:name="P266" style:family="paragraph" style:parent-style-name="Standard" style:list-style-name="L23">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67" style:family="paragraph" style:parent-style-name="Standard" style:list-style-name="L23">
      <style:text-properties style:font-name="Liberation Serif" style:text-underline-style="none" fo:font-weight="normal" officeooo:rsid="007cca42" officeooo:paragraph-rsid="007cca42" style:font-weight-asian="normal" style:font-weight-complex="normal"/>
    </style:style>
    <style:style style:name="P268"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269" style:family="paragraph" style:parent-style-name="Standard" style:list-style-name="L24">
      <style:paragraph-properties fo:text-align="start" style:justify-single-word="false"/>
      <style:text-properties style:font-name="Liberation Serif" fo:font-style="normal" officeooo:rsid="012c96e9" officeooo:paragraph-rsid="012c96e9" style:font-style-asian="normal" style:font-style-complex="normal"/>
    </style:style>
    <style:style style:name="P270" style:family="paragraph" style:parent-style-name="Standard" style:list-style-name="L25">
      <style:paragraph-properties fo:text-align="start" style:justify-single-word="false"/>
      <style:text-properties style:font-name="Liberation Serif" fo:font-style="normal" officeooo:rsid="012c96e9" officeooo:paragraph-rsid="012d7100" style:font-style-asian="normal" style:font-style-complex="normal"/>
    </style:style>
    <style:style style:name="P271" style:family="paragraph" style:parent-style-name="Standard" style:list-style-name="L2">
      <style:text-properties officeooo:paragraph-rsid="01e9e979"/>
    </style:style>
    <style:style style:name="P272" style:family="paragraph" style:parent-style-name="Standard" style:list-style-name="L3">
      <style:text-properties officeooo:rsid="00db1e55" officeooo:paragraph-rsid="0277ae1a"/>
    </style:style>
    <style:style style:name="P273" style:family="paragraph" style:parent-style-name="Standard" style:list-style-name="L4"/>
    <style:style style:name="P274" style:family="paragraph" style:parent-style-name="Standard" style:list-style-name="L6">
      <style:text-properties officeooo:paragraph-rsid="0141262c"/>
    </style:style>
    <style:style style:name="P275" style:family="paragraph" style:parent-style-name="Standard" style:list-style-name="L6">
      <style:text-properties officeooo:rsid="01402a02" officeooo:paragraph-rsid="0142a489"/>
    </style:style>
    <style:style style:name="P276" style:family="paragraph" style:parent-style-name="Standard" style:list-style-name="L6">
      <style:text-properties officeooo:rsid="0250cf61" officeooo:paragraph-rsid="0250cf61"/>
    </style:style>
    <style:style style:name="P277" style:family="paragraph" style:parent-style-name="Standard" style:list-style-name="L6">
      <style:text-properties officeooo:rsid="02138545" officeooo:paragraph-rsid="0217417d"/>
    </style:style>
    <style:style style:name="P278" style:family="paragraph" style:parent-style-name="Standard" style:list-style-name="L9">
      <style:text-properties officeooo:paragraph-rsid="00578639"/>
    </style:style>
    <style:style style:name="P279" style:family="paragraph" style:parent-style-name="Standard" style:list-style-name="L9">
      <style:text-properties officeooo:paragraph-rsid="005835ab"/>
    </style:style>
    <style:style style:name="P280" style:family="paragraph" style:parent-style-name="Standard" style:list-style-name="L9">
      <style:text-properties officeooo:rsid="00991c9a" officeooo:paragraph-rsid="00e6c739"/>
    </style:style>
    <style:style style:name="P281" style:family="paragraph" style:parent-style-name="Standard" style:list-style-name="L12">
      <style:text-properties officeooo:rsid="00185181" officeooo:paragraph-rsid="01934879"/>
    </style:style>
    <style:style style:name="P282" style:family="paragraph" style:parent-style-name="Standard" style:list-style-name="L12">
      <style:text-properties officeooo:rsid="00185181" officeooo:paragraph-rsid="018fcd5e"/>
    </style:style>
    <style:style style:name="P283" style:family="paragraph" style:parent-style-name="Standard" style:list-style-name="L12">
      <style:text-properties officeooo:rsid="00185181" officeooo:paragraph-rsid="0191fb06"/>
    </style:style>
    <style:style style:name="P284" style:family="paragraph" style:parent-style-name="Standard" style:list-style-name="L12">
      <style:text-properties officeooo:rsid="00185181" officeooo:paragraph-rsid="01903a66"/>
    </style:style>
    <style:style style:name="P285" style:family="paragraph" style:parent-style-name="Standard" style:list-style-name="L12">
      <style:text-properties officeooo:rsid="001a3f46" officeooo:paragraph-rsid="01910128"/>
    </style:style>
    <style:style style:name="P286" style:family="paragraph" style:parent-style-name="Standard" style:list-style-name="L12">
      <style:text-properties officeooo:rsid="0018fb74" officeooo:paragraph-rsid="018fcd5e"/>
    </style:style>
    <style:style style:name="P287" style:family="paragraph" style:parent-style-name="Standard" style:list-style-name="L12">
      <style:text-properties officeooo:rsid="00198fa1" officeooo:paragraph-rsid="0191fb06"/>
    </style:style>
    <style:style style:name="P288" style:family="paragraph" style:parent-style-name="Standard" style:list-style-name="L12">
      <style:text-properties officeooo:rsid="001ca965" officeooo:paragraph-rsid="018fcd5e"/>
    </style:style>
    <style:style style:name="P289" style:family="paragraph" style:parent-style-name="Standard" style:list-style-name="L15">
      <style:text-properties officeooo:rsid="015e54ea" officeooo:paragraph-rsid="015e54ea"/>
    </style:style>
    <style:style style:name="P290" style:family="paragraph" style:parent-style-name="Standard" style:list-style-name="L16">
      <style:text-properties officeooo:rsid="00b82095" officeooo:paragraph-rsid="00b82095"/>
    </style:style>
    <style:style style:name="P291" style:family="paragraph" style:parent-style-name="Standard" style:list-style-name="L17">
      <style:text-properties officeooo:paragraph-rsid="00c3bd92"/>
    </style:style>
    <style:style style:name="P292" style:family="paragraph" style:parent-style-name="Standard" style:list-style-name="L14"/>
    <style:style style:name="P293" style:family="paragraph" style:parent-style-name="Standard" style:list-style-name="L23">
      <style:text-properties officeooo:paragraph-rsid="007cca42"/>
    </style:style>
    <style:style style:name="P294" style:family="paragraph" style:parent-style-name="Standard" style:list-style-name="L22"/>
    <style:style style:name="P295" style:family="paragraph" style:parent-style-name="Standard" style:list-style-name="L22">
      <style:text-properties officeooo:paragraph-rsid="02589378"/>
    </style:style>
    <style:style style:name="P296" style:family="paragraph">
      <loext:graphic-properties draw:fill-color="#ff0000"/>
      <style:paragraph-properties fo:text-align="center"/>
    </style:style>
    <style:style style:name="P297" style:family="paragraph">
      <loext:graphic-properties draw:fill="solid" draw:fill-color="#ffffff"/>
      <style:paragraph-properties style:writing-mode="lr-tb"/>
      <style:text-properties fo:font-size="7pt" style:font-size-asian="7pt" style:font-size-complex="7pt"/>
    </style:style>
    <style:style style:name="P298" style:family="paragraph">
      <loext:graphic-properties draw:fill="solid" draw:fill-color="#ffffff"/>
      <style:paragraph-properties style:writing-mode="lr-tb"/>
      <style:text-properties fo:font-size="10pt" style:font-size-asian="10pt" style:font-size-complex="10pt"/>
    </style:style>
    <style:style style:name="P299" style:family="paragraph">
      <style:paragraph-properties fo:text-align="center"/>
    </style:style>
    <style:style style:name="P300" style:family="paragraph">
      <loext:graphic-properties draw:fill="none" draw:fill-color="#ffffff"/>
      <style:paragraph-properties fo:text-align="center" style:writing-mode="lr-tb"/>
      <style:text-properties fo:color="#ff0000" loext:opacity="100%" fo:font-size="14pt" style:font-size-asian="14pt" style:font-size-complex="14pt"/>
    </style:style>
    <style:style style:name="P301" style:family="paragraph">
      <style:paragraph-properties fo:text-align="start"/>
    </style:style>
    <style:style style:name="P302" style:family="paragraph">
      <loext:graphic-properties draw:fill="none" draw:fill-color="#ffffff"/>
      <style:paragraph-properties fo:text-align="start" style:writing-mode="lr-tb"/>
      <style:text-properties fo:color="#ff0000" loext:opacity="100%"/>
    </style:style>
    <style:style style:name="P303" style:family="paragraph">
      <loext:graphic-properties draw:fill="none" draw:fill-color="#ffffff"/>
      <style:paragraph-properties fo:text-align="center" style:writing-mode="lr-tb"/>
      <style:text-properties fo:color="#ff0000" loext:opacity="100%" fo:font-size="12pt"/>
    </style:style>
    <style:style style:name="P304" style:family="paragraph">
      <loext:graphic-properties draw:fill="none" draw:fill-color="#ffffff"/>
      <style:paragraph-properties fo:text-align="center" style:writing-mode="lr-tb"/>
      <style:text-properties fo:color="#ff0000" loext:opacity="100%"/>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1036520" style:font-weight-asian="bold" style:font-weight-complex="bold"/>
    </style:style>
    <style:style style:name="T5" style:family="text">
      <style:text-properties fo:font-weight="bold" officeooo:rsid="0079ac8c" style:font-weight-asian="bold" style:font-weight-complex="bold"/>
    </style:style>
    <style:style style:name="T6" style:family="text">
      <style:text-properties fo:font-weight="bold" officeooo:rsid="00c6d3e1" style:font-weight-asian="bold" style:font-weight-complex="bold"/>
    </style:style>
    <style:style style:name="T7" style:family="text">
      <style:text-properties fo:font-weight="bold" officeooo:rsid="00774e39" style:font-weight-asian="bold" style:font-weight-complex="bold"/>
    </style:style>
    <style:style style:name="T8" style:family="text">
      <style:text-properties fo:font-weight="bold" officeooo:rsid="017451aa" style:font-weight-asian="bold" style:font-weight-complex="bold"/>
    </style:style>
    <style:style style:name="T9" style:family="text">
      <style:text-properties fo:font-weight="bold" officeooo:rsid="0189bb41" style:font-weight-asian="bold" style:font-weight-complex="bold"/>
    </style:style>
    <style:style style:name="T10" style:family="text">
      <style:text-properties fo:font-weight="bold" officeooo:rsid="01903a66" style:font-weight-asian="bold" style:font-weight-complex="bold"/>
    </style:style>
    <style:style style:name="T11" style:family="text">
      <style:text-properties fo:font-weight="bold" officeooo:rsid="01910128" style:font-weight-asian="bold" style:font-weight-complex="bold"/>
    </style:style>
    <style:style style:name="T12" style:family="text">
      <style:text-properties fo:font-weight="bold" officeooo:rsid="01c07443" style:font-weight-asian="bold" style:font-weight-complex="bold"/>
    </style:style>
    <style:style style:name="T13" style:family="text">
      <style:text-properties fo:font-weight="bold" officeooo:rsid="01c39878" style:font-weight-asian="bold" style:font-weight-complex="bold"/>
    </style:style>
    <style:style style:name="T14" style:family="text">
      <style:text-properties fo:font-weight="bold" officeooo:rsid="01c3add4" style:font-weight-asian="bold" style:font-weight-complex="bold"/>
    </style:style>
    <style:style style:name="T15" style:family="text">
      <style:text-properties fo:font-weight="bold" officeooo:rsid="01c4aa0c" style:font-weight-asian="bold" style:font-weight-complex="bold"/>
    </style:style>
    <style:style style:name="T16" style:family="text">
      <style:text-properties fo:font-weight="bold" officeooo:rsid="01d01e8b" style:font-weight-asian="bold" style:font-weight-complex="bold"/>
    </style:style>
    <style:style style:name="T17" style:family="text">
      <style:text-properties fo:font-weight="bold" officeooo:rsid="02003214" style:font-weight-asian="bold" style:font-weight-complex="bold"/>
    </style:style>
    <style:style style:name="T18" style:family="text">
      <style:text-properties fo:font-weight="bold" officeooo:rsid="02020ac8" style:font-weight-asian="bold" style:font-weight-complex="bold"/>
    </style:style>
    <style:style style:name="T19" style:family="text">
      <style:text-properties fo:font-weight="bold" officeooo:rsid="020485a5" style:font-weight-asian="bold" style:font-weight-complex="bold"/>
    </style:style>
    <style:style style:name="T20" style:family="text">
      <style:text-properties fo:font-weight="bold" officeooo:rsid="020ba4df" style:font-weight-asian="bold" style:font-weight-complex="bold"/>
    </style:style>
    <style:style style:name="T21" style:family="text">
      <style:text-properties fo:font-weight="bold" officeooo:rsid="020d28d1" style:font-weight-asian="bold" style:font-weight-complex="bold"/>
    </style:style>
    <style:style style:name="T22" style:family="text">
      <style:text-properties fo:font-weight="bold" officeooo:rsid="0275852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3c0796" style:font-style-asian="italic" style:font-style-complex="italic"/>
    </style:style>
    <style:style style:name="T25" style:family="text">
      <style:text-properties fo:font-style="italic" officeooo:rsid="0050b1f9" style:font-style-asian="italic" style:font-style-complex="italic"/>
    </style:style>
    <style:style style:name="T26" style:family="text">
      <style:text-properties fo:font-style="italic" officeooo:rsid="00416b57" style:font-style-asian="italic" style:font-style-complex="italic"/>
    </style:style>
    <style:style style:name="T27" style:family="text">
      <style:text-properties fo:font-style="italic" officeooo:rsid="00aa15d8" style:font-style-asian="italic" style:font-style-complex="italic"/>
    </style:style>
    <style:style style:name="T28" style:family="text">
      <style:text-properties fo:font-style="italic" officeooo:rsid="00b9a0d2" style:font-style-asian="italic" style:font-style-complex="italic"/>
    </style:style>
    <style:style style:name="T29" style:family="text">
      <style:text-properties fo:font-style="italic" officeooo:rsid="00c3bd92" style:font-style-asian="italic" style:font-style-complex="italic"/>
    </style:style>
    <style:style style:name="T30" style:family="text">
      <style:text-properties fo:font-style="italic" officeooo:rsid="015aefa5" style:font-style-asian="italic" style:font-style-complex="italic"/>
    </style:style>
    <style:style style:name="T31" style:family="text">
      <style:text-properties fo:font-style="italic" officeooo:rsid="0158ed10" style:font-style-asian="italic" style:font-style-complex="italic"/>
    </style:style>
    <style:style style:name="T32" style:family="text">
      <style:text-properties fo:font-style="italic" officeooo:rsid="015aba15" style:font-style-asian="italic" style:font-style-complex="italic"/>
    </style:style>
    <style:style style:name="T33" style:family="text">
      <style:text-properties fo:font-style="italic" officeooo:rsid="015c5b36" style:font-style-asian="italic" style:font-style-complex="italic"/>
    </style:style>
    <style:style style:name="T34" style:family="text">
      <style:text-properties fo:font-style="italic" officeooo:rsid="0176acf6" style:font-style-asian="italic" style:font-style-complex="italic"/>
    </style:style>
    <style:style style:name="T35" style:family="text">
      <style:text-properties fo:font-style="italic" officeooo:rsid="01ba2a38" style:font-style-asian="italic" style:font-style-complex="italic"/>
    </style:style>
    <style:style style:name="T36" style:family="text">
      <style:text-properties fo:font-style="italic" officeooo:rsid="01d12db4" style:font-style-asian="italic" style:font-style-complex="italic"/>
    </style:style>
    <style:style style:name="T37" style:family="text">
      <style:text-properties fo:font-style="italic" officeooo:rsid="01d09221" style:font-style-asian="italic" style:font-style-complex="italic"/>
    </style:style>
    <style:style style:name="T38" style:family="text">
      <style:text-properties fo:font-style="italic" officeooo:rsid="01ee928a" style:font-style-asian="italic" style:font-style-complex="italic"/>
    </style:style>
    <style:style style:name="T39" style:family="text">
      <style:text-properties fo:font-style="italic" officeooo:rsid="01f96d51"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aa15d8" style:font-style-asian="italic" style:font-weight-asian="bold" style:font-style-complex="italic" style:font-weight-complex="bold"/>
    </style:style>
    <style:style style:name="T42" style:family="text">
      <style:text-properties fo:font-style="italic" fo:font-weight="bold" officeooo:rsid="015aefa5" style:font-style-asian="italic" style:font-weight-asian="bold" style:font-style-complex="italic" style:font-weight-complex="bold"/>
    </style:style>
    <style:style style:name="T43" style:family="text">
      <style:text-properties fo:font-style="italic" fo:font-weight="bold" officeooo:rsid="01ba2a38" style:font-style-asian="italic" style:font-weight-asian="bold" style:font-style-complex="italic" style:font-weight-complex="bold"/>
    </style:style>
    <style:style style:name="T44" style:family="text">
      <style:text-properties fo:font-style="italic" fo:font-weight="bold" officeooo:rsid="01f96d51" style:font-style-asian="italic" style:font-weight-asian="bold" style:font-style-complex="italic" style:font-weight-complex="bold"/>
    </style:style>
    <style:style style:name="T45" style:family="text">
      <style:text-properties fo:font-style="italic" fo:font-weight="bold" officeooo:rsid="01fb0c64" style:font-style-asian="italic" style:font-weight-asian="bold" style:font-style-complex="italic" style:font-weight-complex="bold"/>
    </style:style>
    <style:style style:name="T46" style:family="text">
      <style:text-properties officeooo:rsid="003c0796"/>
    </style:style>
    <style:style style:name="T47" style:family="text">
      <style:text-properties officeooo:rsid="003e0226"/>
    </style:style>
    <style:style style:name="T48" style:family="text">
      <style:text-properties style:font-name="Liberation Serif"/>
    </style:style>
    <style:style style:name="T49" style:family="text">
      <style:text-properties style:font-name="Liberation Serif" fo:font-weight="bold" style:font-weight-asian="bold" style:font-weight-complex="bold"/>
    </style:style>
    <style:style style:name="T50" style:family="text">
      <style:text-properties style:font-name="Liberation Serif" fo:font-weight="bold" officeooo:rsid="001b8bed" style:font-weight-asian="bold" style:font-weight-complex="bold"/>
    </style:style>
    <style:style style:name="T51" style:family="text">
      <style:text-properties style:font-name="Liberation Serif" fo:font-weight="bold" officeooo:rsid="004b6843" style:font-weight-asian="bold" style:font-weight-complex="bold"/>
    </style:style>
    <style:style style:name="T52" style:family="text">
      <style:text-properties style:font-name="Liberation Serif" fo:font-weight="bold" officeooo:rsid="001c7130" style:font-weight-asian="bold" style:font-weight-complex="bold"/>
    </style:style>
    <style:style style:name="T53" style:family="text">
      <style:text-properties style:font-name="Liberation Serif" fo:font-weight="bold" officeooo:rsid="0051f9cf" style:font-weight-asian="bold" style:font-weight-complex="bold"/>
    </style:style>
    <style:style style:name="T54" style:family="text">
      <style:text-properties style:font-name="Liberation Serif" fo:font-weight="bold" officeooo:rsid="0079ac8c" style:font-weight-asian="bold" style:font-weight-complex="bold"/>
    </style:style>
    <style:style style:name="T55" style:family="text">
      <style:text-properties style:font-name="Liberation Serif" fo:font-weight="bold" officeooo:rsid="00787503" style:font-weight-asian="bold" style:font-weight-complex="bold"/>
    </style:style>
    <style:style style:name="T56" style:family="text">
      <style:text-properties style:font-name="Liberation Serif" fo:font-weight="bold" officeooo:rsid="0087d6af" style:font-weight-asian="bold" style:font-weight-complex="bold"/>
    </style:style>
    <style:style style:name="T57" style:family="text">
      <style:text-properties style:font-name="Liberation Serif" fo:font-weight="bold" officeooo:rsid="00afc88b" style:font-weight-asian="bold" style:font-weight-complex="bold"/>
    </style:style>
    <style:style style:name="T58" style:family="text">
      <style:text-properties style:font-name="Liberation Serif" fo:font-weight="bold" officeooo:rsid="00b1997f" style:font-weight-asian="bold" style:font-weight-complex="bold"/>
    </style:style>
    <style:style style:name="T59" style:family="text">
      <style:text-properties style:font-name="Liberation Serif" fo:font-weight="bold" officeooo:rsid="00b4798d" style:font-weight-asian="bold" style:font-weight-complex="bold"/>
    </style:style>
    <style:style style:name="T60" style:family="text">
      <style:text-properties style:font-name="Liberation Serif" fo:font-weight="bold" officeooo:rsid="00c6d3e1" style:font-weight-asian="bold" style:font-weight-complex="bold"/>
    </style:style>
    <style:style style:name="T61" style:family="text">
      <style:text-properties style:font-name="Liberation Serif" fo:font-weight="bold" officeooo:rsid="007cca42" style:font-weight-asian="bold" style:font-weight-complex="bold"/>
    </style:style>
    <style:style style:name="T62" style:family="text">
      <style:text-properties style:font-name="Liberation Serif" fo:font-weight="bold" officeooo:rsid="00d0a421" style:font-weight-asian="bold" style:font-weight-complex="bold"/>
    </style:style>
    <style:style style:name="T63" style:family="text">
      <style:text-properties style:font-name="Liberation Serif" fo:font-weight="bold" officeooo:rsid="00ddc1d0" style:font-weight-asian="bold" style:font-weight-complex="bold"/>
    </style:style>
    <style:style style:name="T64" style:family="text">
      <style:text-properties style:font-name="Liberation Serif" fo:font-weight="bold" officeooo:rsid="00e2fa7a" style:font-weight-asian="bold" style:font-weight-complex="bold"/>
    </style:style>
    <style:style style:name="T65" style:family="text">
      <style:text-properties style:font-name="Liberation Serif" fo:font-weight="bold" officeooo:rsid="00ef519b" style:font-weight-asian="bold" style:font-weight-complex="bold"/>
    </style:style>
    <style:style style:name="T66" style:family="text">
      <style:text-properties style:font-name="Liberation Serif" fo:font-weight="bold" officeooo:rsid="012118c1" style:font-weight-asian="bold" style:font-weight-complex="bold"/>
    </style:style>
    <style:style style:name="T67" style:family="text">
      <style:text-properties style:font-name="Liberation Serif" fo:font-weight="bold" officeooo:rsid="0142a489" style:font-weight-asian="bold" style:font-weight-complex="bold"/>
    </style:style>
    <style:style style:name="T68" style:family="text">
      <style:text-properties style:font-name="Liberation Serif" fo:font-weight="bold" officeooo:rsid="007aa717" style:font-weight-asian="bold" style:font-weight-complex="bold"/>
    </style:style>
    <style:style style:name="T69" style:family="text">
      <style:text-properties style:font-name="Liberation Serif" fo:font-weight="bold" officeooo:rsid="0122cf99" style:font-weight-asian="bold" style:font-weight-complex="bold"/>
    </style:style>
    <style:style style:name="T70" style:family="text">
      <style:text-properties style:font-name="Liberation Serif" fo:font-weight="bold" officeooo:rsid="0104c9e2" style:font-weight-asian="bold" style:font-weight-complex="bold"/>
    </style:style>
    <style:style style:name="T71" style:family="text">
      <style:text-properties style:font-name="Liberation Serif" fo:font-weight="bold" officeooo:rsid="01149868" style:font-weight-asian="bold" style:font-weight-complex="bold"/>
    </style:style>
    <style:style style:name="T72" style:family="text">
      <style:text-properties style:font-name="Liberation Serif" fo:font-weight="bold" officeooo:rsid="01d56a76" style:font-weight-asian="bold" style:font-weight-complex="bold"/>
    </style:style>
    <style:style style:name="T73" style:family="text">
      <style:text-properties style:font-name="Liberation Serif" fo:font-weight="bold" officeooo:rsid="01d65b02" style:font-weight-asian="bold" style:font-weight-complex="bold"/>
    </style:style>
    <style:style style:name="T74" style:family="text">
      <style:text-properties style:font-name="Liberation Serif" fo:font-weight="bold" officeooo:rsid="01dcd60b" style:font-weight-asian="bold" style:font-weight-complex="bold"/>
    </style:style>
    <style:style style:name="T75" style:family="text">
      <style:text-properties style:font-name="Liberation Serif" fo:font-weight="bold" officeooo:rsid="020485a5" style:font-weight-asian="bold" style:font-weight-complex="bold"/>
    </style:style>
    <style:style style:name="T76" style:family="text">
      <style:text-properties style:font-name="Liberation Serif" fo:font-weight="bold" officeooo:rsid="0207211e" style:font-weight-asian="bold" style:font-weight-complex="bold"/>
    </style:style>
    <style:style style:name="T77" style:family="text">
      <style:text-properties style:font-name="Liberation Serif" fo:font-weight="bold" officeooo:rsid="0217417d" style:font-weight-asian="bold" style:font-weight-complex="bold"/>
    </style:style>
    <style:style style:name="T78" style:family="text">
      <style:text-properties style:font-name="Liberation Serif" fo:font-weight="bold" officeooo:rsid="02589378" style:font-weight-asian="bold" style:font-weight-complex="bold"/>
    </style:style>
    <style:style style:name="T79" style:family="text">
      <style:text-properties style:font-name="Liberation Serif" fo:font-weight="bold" officeooo:rsid="026339c6" style:font-weight-asian="bold" style:font-weight-complex="bold"/>
    </style:style>
    <style:style style:name="T80" style:family="text">
      <style:text-properties style:font-name="Liberation Serif" fo:font-weight="bold" officeooo:rsid="02749ee3" style:font-weight-asian="bold" style:font-weight-complex="bold"/>
    </style:style>
    <style:style style:name="T81" style:family="text">
      <style:text-properties style:font-name="Liberation Serif" fo:font-weight="bold" officeooo:rsid="0275852d" style:font-weight-asian="bold" style:font-weight-complex="bold"/>
    </style:style>
    <style:style style:name="T82" style:family="text">
      <style:text-properties style:font-name="Liberation Serif" fo:font-weight="normal" style:font-weight-asian="normal" style:font-weight-complex="normal"/>
    </style:style>
    <style:style style:name="T83" style:family="text">
      <style:text-properties style:font-name="Liberation Serif" fo:font-weight="normal" officeooo:rsid="0051f9cf" style:font-weight-asian="normal" style:font-weight-complex="normal"/>
    </style:style>
    <style:style style:name="T84" style:family="text">
      <style:text-properties style:font-name="Liberation Serif" fo:font-weight="normal" officeooo:rsid="001c7130" style:font-weight-asian="normal" style:font-weight-complex="normal"/>
    </style:style>
    <style:style style:name="T85" style:family="text">
      <style:text-properties style:font-name="Liberation Serif" fo:font-weight="normal" officeooo:rsid="005835ab" style:font-weight-asian="normal" style:font-weight-complex="normal"/>
    </style:style>
    <style:style style:name="T86" style:family="text">
      <style:text-properties style:font-name="Liberation Serif" fo:font-weight="normal" officeooo:rsid="005a1e95" style:font-weight-asian="normal" style:font-weight-complex="normal"/>
    </style:style>
    <style:style style:name="T87" style:family="text">
      <style:text-properties style:font-name="Liberation Serif" fo:font-weight="normal" officeooo:rsid="0067a85c" style:font-weight-asian="normal" style:font-weight-complex="normal"/>
    </style:style>
    <style:style style:name="T88" style:family="text">
      <style:text-properties style:font-name="Liberation Serif" fo:font-weight="normal" officeooo:rsid="0068ddf8" style:font-weight-asian="normal" style:font-weight-complex="normal"/>
    </style:style>
    <style:style style:name="T89" style:family="text">
      <style:text-properties style:font-name="Liberation Serif" fo:font-weight="normal" officeooo:rsid="006aa9bd" style:font-weight-asian="normal" style:font-weight-complex="normal"/>
    </style:style>
    <style:style style:name="T90" style:family="text">
      <style:text-properties style:font-name="Liberation Serif" fo:font-weight="normal" officeooo:rsid="0079ac8c" style:font-weight-asian="normal" style:font-weight-complex="normal"/>
    </style:style>
    <style:style style:name="T91" style:family="text">
      <style:text-properties style:font-name="Liberation Serif" fo:font-weight="normal" officeooo:rsid="007aa717" style:font-weight-asian="normal" style:font-weight-complex="normal"/>
    </style:style>
    <style:style style:name="T92" style:family="text">
      <style:text-properties style:font-name="Liberation Serif" fo:font-weight="normal" officeooo:rsid="007cca42" style:font-weight-asian="normal" style:font-weight-complex="normal"/>
    </style:style>
    <style:style style:name="T93" style:family="text">
      <style:text-properties style:font-name="Liberation Serif" fo:font-weight="normal" officeooo:rsid="0087d6af" style:font-weight-asian="normal" style:font-weight-complex="normal"/>
    </style:style>
    <style:style style:name="T94" style:family="text">
      <style:text-properties style:font-name="Liberation Serif" fo:font-weight="normal" officeooo:rsid="008ca212" style:font-weight-asian="normal" style:font-weight-complex="normal"/>
    </style:style>
    <style:style style:name="T95" style:family="text">
      <style:text-properties style:font-name="Liberation Serif" fo:font-weight="normal" officeooo:rsid="008e5950" style:font-weight-asian="normal" style:font-weight-complex="normal"/>
    </style:style>
    <style:style style:name="T96" style:family="text">
      <style:text-properties style:font-name="Liberation Serif" fo:font-weight="normal" officeooo:rsid="00a0b1f3" style:font-weight-asian="normal" style:font-weight-complex="normal"/>
    </style:style>
    <style:style style:name="T97" style:family="text">
      <style:text-properties style:font-name="Liberation Serif" fo:font-weight="normal" officeooo:rsid="00afc88b" style:font-weight-asian="normal" style:font-weight-complex="normal"/>
    </style:style>
    <style:style style:name="T98" style:family="text">
      <style:text-properties style:font-name="Liberation Serif" fo:font-weight="normal" officeooo:rsid="00b1997f" style:font-weight-asian="normal" style:font-weight-complex="normal"/>
    </style:style>
    <style:style style:name="T99" style:family="text">
      <style:text-properties style:font-name="Liberation Serif" fo:font-weight="normal" officeooo:rsid="00b321c6" style:font-weight-asian="normal" style:font-weight-complex="normal"/>
    </style:style>
    <style:style style:name="T100" style:family="text">
      <style:text-properties style:font-name="Liberation Serif" fo:font-weight="normal" officeooo:rsid="00b324f6" style:font-weight-asian="normal" style:font-weight-complex="normal"/>
    </style:style>
    <style:style style:name="T101" style:family="text">
      <style:text-properties style:font-name="Liberation Serif" fo:font-weight="normal" officeooo:rsid="00d32443" style:font-weight-asian="normal" style:font-weight-complex="normal"/>
    </style:style>
    <style:style style:name="T102" style:family="text">
      <style:text-properties style:font-name="Liberation Serif" fo:font-weight="normal" officeooo:rsid="00eec923" style:font-weight-asian="normal" style:font-weight-complex="normal"/>
    </style:style>
    <style:style style:name="T103" style:family="text">
      <style:text-properties style:font-name="Liberation Serif" fo:font-weight="normal" officeooo:rsid="00e2fa7a" style:font-weight-asian="normal" style:font-weight-complex="normal"/>
    </style:style>
    <style:style style:name="T104" style:family="text">
      <style:text-properties style:font-name="Liberation Serif" fo:font-weight="normal" officeooo:rsid="00ef519b" style:font-weight-asian="normal" style:font-weight-complex="normal"/>
    </style:style>
    <style:style style:name="T105" style:family="text">
      <style:text-properties style:font-name="Liberation Serif" fo:font-weight="normal" officeooo:rsid="0124c23c" style:font-weight-asian="normal" style:font-weight-complex="normal"/>
    </style:style>
    <style:style style:name="T106" style:family="text">
      <style:text-properties style:font-name="Liberation Serif" fo:font-weight="normal" officeooo:rsid="00fd2d38" style:font-weight-asian="normal" style:font-weight-complex="normal"/>
    </style:style>
    <style:style style:name="T107" style:family="text">
      <style:text-properties style:font-name="Liberation Serif" fo:font-weight="normal" officeooo:rsid="0142a489" style:font-weight-asian="normal" style:font-weight-complex="normal"/>
    </style:style>
    <style:style style:name="T108" style:family="text">
      <style:text-properties style:font-name="Liberation Serif" fo:font-weight="normal" officeooo:rsid="0145d57d" style:font-weight-asian="normal" style:font-weight-complex="normal"/>
    </style:style>
    <style:style style:name="T109" style:family="text">
      <style:text-properties style:font-name="Liberation Serif" fo:font-weight="normal" officeooo:rsid="0104c9e2" style:font-weight-asian="normal" style:font-weight-complex="normal"/>
    </style:style>
    <style:style style:name="T110" style:family="text">
      <style:text-properties style:font-name="Liberation Serif" fo:font-weight="normal" officeooo:rsid="01149868" style:font-weight-asian="normal" style:font-weight-complex="normal"/>
    </style:style>
    <style:style style:name="T111" style:family="text">
      <style:text-properties style:font-name="Liberation Serif" fo:font-weight="normal" officeooo:rsid="0102e7e7" style:font-weight-asian="normal" style:font-weight-complex="normal"/>
    </style:style>
    <style:style style:name="T112" style:family="text">
      <style:text-properties style:font-name="Liberation Serif" fo:font-weight="normal" officeooo:rsid="011594ce" style:font-weight-asian="normal" style:font-weight-complex="normal"/>
    </style:style>
    <style:style style:name="T113" style:family="text">
      <style:text-properties style:font-name="Liberation Serif" fo:font-weight="normal" officeooo:rsid="0180409a" style:font-weight-asian="normal" style:font-weight-complex="normal"/>
    </style:style>
    <style:style style:name="T114" style:family="text">
      <style:text-properties style:font-name="Liberation Serif" fo:font-weight="normal" officeooo:rsid="01a5a21d" style:font-weight-asian="normal" style:font-weight-complex="normal"/>
    </style:style>
    <style:style style:name="T115" style:family="text">
      <style:text-properties style:font-name="Liberation Serif" fo:font-weight="normal" officeooo:rsid="01ae9155" style:font-weight-asian="normal" style:font-weight-complex="normal"/>
    </style:style>
    <style:style style:name="T116" style:family="text">
      <style:text-properties style:font-name="Liberation Serif" fo:font-weight="normal" officeooo:rsid="01c25262" style:font-weight-asian="normal" style:font-weight-complex="normal"/>
    </style:style>
    <style:style style:name="T117" style:family="text">
      <style:text-properties style:font-name="Liberation Serif" fo:font-weight="normal" officeooo:rsid="0122cf99" style:font-weight-asian="normal" style:font-weight-complex="normal"/>
    </style:style>
    <style:style style:name="T118" style:family="text">
      <style:text-properties style:font-name="Liberation Serif" fo:font-weight="normal" officeooo:rsid="01d56a76" style:font-weight-asian="normal" style:font-weight-complex="normal"/>
    </style:style>
    <style:style style:name="T119" style:family="text">
      <style:text-properties style:font-name="Liberation Serif" fo:font-weight="normal" officeooo:rsid="00c7281a" style:font-weight-asian="normal" style:font-weight-complex="normal"/>
    </style:style>
    <style:style style:name="T120" style:family="text">
      <style:text-properties style:font-name="Liberation Serif" fo:font-weight="normal" officeooo:rsid="01d65b02" style:font-weight-asian="normal" style:font-weight-complex="normal"/>
    </style:style>
    <style:style style:name="T121" style:family="text">
      <style:text-properties style:font-name="Liberation Serif" fo:font-weight="normal" officeooo:rsid="0205aa38" style:font-weight-asian="normal" style:font-weight-complex="normal"/>
    </style:style>
    <style:style style:name="T122" style:family="text">
      <style:text-properties style:font-name="Liberation Serif" fo:font-weight="normal" officeooo:rsid="021502f1" style:font-weight-asian="normal" style:font-weight-complex="normal"/>
    </style:style>
    <style:style style:name="T123" style:family="text">
      <style:text-properties style:font-name="Liberation Serif" fo:font-weight="normal" officeooo:rsid="024d6b97" style:font-weight-asian="normal" style:font-weight-complex="normal"/>
    </style:style>
    <style:style style:name="T124" style:family="text">
      <style:text-properties style:font-name="Liberation Serif" officeooo:rsid="004c0dd4"/>
    </style:style>
    <style:style style:name="T125" style:family="text">
      <style:text-properties style:font-name="Liberation Serif" officeooo:rsid="004d09ee"/>
    </style:style>
    <style:style style:name="T126" style:family="text">
      <style:text-properties style:font-name="Liberation Serif" officeooo:rsid="00578639"/>
    </style:style>
    <style:style style:name="T127"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128"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129"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130"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131"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132"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133" style:family="text">
      <style:text-properties style:font-name="Liberation Serif" style:text-underline-style="none" fo:font-weight="normal" style:font-weight-asian="normal" style:font-weight-complex="normal"/>
    </style:style>
    <style:style style:name="T134" style:family="text">
      <style:text-properties style:font-name="Liberation Serif" style:text-underline-style="none" fo:font-weight="normal" officeooo:rsid="007cca42" style:font-weight-asian="normal" style:font-weight-complex="normal"/>
    </style:style>
    <style:style style:name="T135" style:family="text">
      <style:text-properties style:font-name="Liberation Serif" style:text-underline-style="none" fo:font-weight="normal" officeooo:rsid="007dee4d" style:font-weight-asian="normal" style:font-weight-complex="normal"/>
    </style:style>
    <style:style style:name="T136" style:family="text">
      <style:text-properties style:font-name="Liberation Serif" style:text-underline-style="none" fo:font-weight="normal" officeooo:rsid="009ec10b" style:font-weight-asian="normal" style:font-weight-complex="normal"/>
    </style:style>
    <style:style style:name="T137" style:family="text">
      <style:text-properties style:font-name="Liberation Serif" style:text-underline-style="none" fo:font-weight="normal" officeooo:rsid="006b55bc" style:font-weight-asian="normal" style:font-weight-complex="normal"/>
    </style:style>
    <style:style style:name="T138" style:family="text">
      <style:text-properties style:font-name="Liberation Serif" style:text-underline-style="none" fo:font-weight="normal" officeooo:rsid="0096ef27" style:font-weight-asian="normal" style:font-weight-complex="normal"/>
    </style:style>
    <style:style style:name="T139" style:family="text">
      <style:text-properties style:font-name="Liberation Serif" style:text-underline-style="none" fo:font-weight="normal" officeooo:rsid="00985cfc" style:font-weight-asian="normal" style:font-weight-complex="normal"/>
    </style:style>
    <style:style style:name="T140" style:family="text">
      <style:text-properties style:font-name="Liberation Serif" style:text-underline-style="none" fo:font-weight="normal" officeooo:rsid="00db1e55" style:font-weight-asian="normal" style:font-weight-complex="normal"/>
    </style:style>
    <style:style style:name="T141" style:family="text">
      <style:text-properties style:font-name="Liberation Serif" style:text-underline-style="none" fo:font-weight="normal" officeooo:rsid="0139a06a" style:font-weight-asian="normal" style:font-weight-complex="normal"/>
    </style:style>
    <style:style style:name="T142" style:family="text">
      <style:text-properties style:font-name="Liberation Serif" style:text-underline-style="none" fo:font-weight="normal" officeooo:rsid="01e35a39" style:font-weight-asian="normal" style:font-weight-complex="normal"/>
    </style:style>
    <style:style style:name="T143" style:family="text">
      <style:text-properties style:font-name="Liberation Serif" style:text-underline-style="none" fo:font-weight="normal" officeooo:rsid="01e7fb83" style:font-weight-asian="normal" style:font-weight-complex="normal"/>
    </style:style>
    <style:style style:name="T144" style:family="text">
      <style:text-properties style:font-name="Liberation Serif" style:text-underline-style="none" fo:font-weight="normal" officeooo:rsid="01e53c52" style:font-weight-asian="normal" style:font-weight-complex="normal"/>
    </style:style>
    <style:style style:name="T145" style:family="text">
      <style:text-properties style:font-name="Liberation Serif" style:text-underline-style="none" fo:font-weight="normal" officeooo:rsid="01e6ea40" style:font-weight-asian="normal" style:font-weight-complex="normal"/>
    </style:style>
    <style:style style:name="T146" style:family="text">
      <style:text-properties style:font-name="Liberation Serif" style:text-underline-style="none" fo:font-weight="normal" officeooo:rsid="01e9e979" style:font-weight-asian="normal" style:font-weight-complex="normal"/>
    </style:style>
    <style:style style:name="T147" style:family="text">
      <style:text-properties style:font-name="Liberation Serif" style:text-underline-style="none" fo:font-weight="normal" officeooo:rsid="01eb2fda" style:font-weight-asian="normal" style:font-weight-complex="normal"/>
    </style:style>
    <style:style style:name="T148" style:family="text">
      <style:text-properties style:font-name="Liberation Serif" style:text-underline-style="none" fo:font-weight="normal" officeooo:rsid="02208ef7" style:font-weight-asian="normal" style:font-weight-complex="normal"/>
    </style:style>
    <style:style style:name="T149" style:family="text">
      <style:text-properties style:font-name="Liberation Serif" style:text-underline-style="none" fo:font-weight="normal" officeooo:rsid="0222ea8d" style:font-weight-asian="normal" style:font-weight-complex="normal"/>
    </style:style>
    <style:style style:name="T150" style:family="text">
      <style:text-properties style:font-name="Liberation Serif" style:text-underline-style="none" fo:font-weight="normal" officeooo:rsid="027698a5" style:font-weight-asian="normal" style:font-weight-complex="normal"/>
    </style:style>
    <style:style style:name="T151" style:family="text">
      <style:text-properties style:font-name="Liberation Serif" style:text-underline-style="none" fo:font-weight="normal" officeooo:rsid="0277ae1a" style:font-weight-asian="normal" style:font-weight-complex="normal"/>
    </style:style>
    <style:style style:name="T152" style:family="text">
      <style:text-properties style:font-name="Liberation Serif" style:text-underline-style="none" fo:font-weight="bold" officeooo:rsid="01e9e979" style:font-weight-asian="bold" style:font-weight-complex="bold"/>
    </style:style>
    <style:style style:name="T153" style:family="text">
      <style:text-properties style:font-name="Liberation Serif" style:text-underline-style="none" fo:font-weight="bold" officeooo:rsid="024ea6e0" style:font-weight-asian="bold" style:font-weight-complex="bold"/>
    </style:style>
    <style:style style:name="T154" style:family="text">
      <style:text-properties style:font-name="Liberation Serif" style:text-underline-style="none" fo:font-weight="bold" officeooo:rsid="027698a5" style:font-weight-asian="bold" style:font-weight-complex="bold"/>
    </style:style>
    <style:style style:name="T155" style:family="text">
      <style:text-properties style:font-name="Liberation Serif" style:text-underline-style="solid" style:text-underline-width="auto" style:text-underline-color="font-color" fo:font-weight="normal" style:font-weight-asian="normal" style:font-weight-complex="normal"/>
    </style:style>
    <style:style style:name="T156"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57" style:family="text">
      <style:text-properties style:font-name="Liberation Serif" style:text-underline-style="solid" style:text-underline-width="auto" style:text-underline-color="font-color" fo:font-weight="normal" officeooo:rsid="020f93e1" style:font-weight-asian="normal" style:font-weight-complex="normal"/>
    </style:style>
    <style:style style:name="T158" style:family="text">
      <style:text-properties style:font-name="Liberation Serif" style:text-underline-style="solid" style:text-underline-width="auto" style:text-underline-color="font-color" fo:font-weight="normal" officeooo:rsid="01e9e979" style:font-weight-asian="normal" style:font-weight-complex="normal"/>
    </style:style>
    <style:style style:name="T159" style:family="text">
      <style:text-properties style:font-name="Liberation Serif" style:text-underline-style="solid" style:text-underline-width="auto" style:text-underline-color="font-color" fo:font-weight="normal" officeooo:rsid="02208ef7" style:font-weight-asian="normal" style:font-weight-complex="normal"/>
    </style:style>
    <style:style style:name="T160" style:family="text">
      <style:text-properties style:font-name="Liberation Serif" style:text-underline-style="solid" style:text-underline-width="auto" style:text-underline-color="font-color" fo:font-weight="normal" officeooo:rsid="0222ea8d" style:font-weight-asian="normal" style:font-weight-complex="normal"/>
    </style:style>
    <style:style style:name="T161" style:family="text">
      <style:text-properties style:font-name="Liberation Serif" officeooo:rsid="009d4ec2"/>
    </style:style>
    <style:style style:name="T162" style:family="text">
      <style:text-properties style:font-name="Liberation Serif" officeooo:rsid="009e4f0a"/>
    </style:style>
    <style:style style:name="T163" style:family="text">
      <style:text-properties style:font-name="Liberation Serif" officeooo:rsid="009ec907"/>
    </style:style>
    <style:style style:name="T164" style:family="text">
      <style:text-properties style:font-name="Liberation Serif" fo:font-style="italic" fo:font-weight="normal" style:font-style-asian="italic" style:font-weight-asian="normal" style:font-style-complex="italic" style:font-weight-complex="normal"/>
    </style:style>
    <style:style style:name="T165" style:family="text">
      <style:text-properties style:font-name="Liberation Serif" fo:font-style="italic" fo:font-weight="normal" officeooo:rsid="0091ae2b" style:font-style-asian="italic" style:font-weight-asian="normal" style:font-style-complex="italic" style:font-weight-complex="normal"/>
    </style:style>
    <style:style style:name="T166" style:family="text">
      <style:text-properties style:font-name="Liberation Serif" fo:font-style="italic" fo:font-weight="normal" officeooo:rsid="005bd2b7" style:font-style-asian="italic" style:font-weight-asian="normal" style:font-style-complex="italic" style:font-weight-complex="normal"/>
    </style:style>
    <style:style style:name="T167" style:family="text">
      <style:text-properties style:font-name="Liberation Serif" fo:font-style="italic" fo:font-weight="normal" officeooo:rsid="00c3bd92" style:font-style-asian="italic" style:font-weight-asian="normal" style:font-style-complex="italic" style:font-weight-complex="normal"/>
    </style:style>
    <style:style style:name="T168" style:family="text">
      <style:text-properties style:font-name="Liberation Serif" fo:font-style="italic" fo:font-weight="normal" officeooo:rsid="00a0b1f3" style:font-style-asian="italic" style:font-weight-asian="normal" style:font-style-complex="italic" style:font-weight-complex="normal"/>
    </style:style>
    <style:style style:name="T169" style:family="text">
      <style:text-properties style:font-name="Liberation Serif" fo:font-style="italic" fo:font-weight="normal" officeooo:rsid="0135d38d" style:font-style-asian="italic" style:font-weight-asian="normal" style:font-style-complex="italic" style:font-weight-complex="normal"/>
    </style:style>
    <style:style style:name="T170" style:family="text">
      <style:text-properties style:font-name="Liberation Serif" fo:font-style="italic" fo:font-weight="normal" officeooo:rsid="0136cf77" style:font-style-asian="italic" style:font-weight-asian="normal" style:font-style-complex="italic" style:font-weight-complex="normal"/>
    </style:style>
    <style:style style:name="T171" style:family="text">
      <style:text-properties style:font-name="Liberation Serif" fo:font-style="italic" officeooo:rsid="00f36301" style:font-style-asian="italic" style:font-style-complex="italic"/>
    </style:style>
    <style:style style:name="T172" style:family="text">
      <style:text-properties style:font-name="Liberation Serif" fo:font-style="italic" officeooo:rsid="00f3e59b" style:font-style-asian="italic" style:font-style-complex="italic"/>
    </style:style>
    <style:style style:name="T173" style:family="text">
      <style:text-properties style:font-name="Liberation Serif" fo:font-style="italic" officeooo:rsid="0141262c" style:font-style-asian="italic" style:font-style-complex="italic"/>
    </style:style>
    <style:style style:name="T174" style:family="text">
      <style:text-properties style:font-name="Liberation Serif" fo:font-style="normal" fo:font-weight="normal" officeooo:rsid="00a8f047" style:font-style-asian="normal" style:font-weight-asian="normal" style:font-style-complex="normal" style:font-weight-complex="normal"/>
    </style:style>
    <style:style style:name="T175" style:family="text">
      <style:text-properties style:font-name="Liberation Serif" fo:font-style="normal" fo:font-weight="bold" style:font-style-asian="normal" style:font-weight-asian="bold" style:font-style-complex="normal" style:font-weight-complex="bold"/>
    </style:style>
    <style:style style:name="T176" style:family="text">
      <style:text-properties style:font-name="Liberation Serif" fo:font-style="normal" fo:font-weight="bold" officeooo:rsid="00a666c3" style:font-style-asian="normal" style:font-weight-asian="bold" style:font-style-complex="normal" style:font-weight-complex="bold"/>
    </style:style>
    <style:style style:name="T177" style:family="text">
      <style:text-properties style:font-name="Liberation Serif" fo:font-style="normal" fo:font-weight="bold" officeooo:rsid="00a8f047" style:font-style-asian="normal" style:font-weight-asian="bold" style:font-style-complex="normal" style:font-weight-complex="bold"/>
    </style:style>
    <style:style style:name="T178" style:family="text">
      <style:text-properties style:font-name="Liberation Serif" fo:font-style="normal" fo:font-weight="bold" officeooo:rsid="012d7100" style:font-style-asian="normal" style:font-weight-asian="bold" style:font-style-complex="normal" style:font-weight-complex="bold"/>
    </style:style>
    <style:style style:name="T179" style:family="text">
      <style:text-properties style:font-name="Liberation Serif" fo:font-style="normal" style:font-style-asian="normal" style:font-style-complex="normal"/>
    </style:style>
    <style:style style:name="T180" style:family="text">
      <style:text-properties style:font-name="Liberation Serif" fo:font-style="normal" officeooo:rsid="012d7100" style:font-style-asian="normal" style:font-style-complex="normal"/>
    </style:style>
    <style:style style:name="T181" style:family="text">
      <style:text-properties style:font-name="Liberation Serif" fo:font-style="normal" officeooo:rsid="025b93e5" style:font-style-asian="normal" style:font-style-complex="normal"/>
    </style:style>
    <style:style style:name="T182" style:family="text">
      <style:text-properties style:font-name="Liberation Serif" officeooo:rsid="0087d6af"/>
    </style:style>
    <style:style style:name="T183" style:family="text">
      <style:text-properties style:font-name="Liberation Serif" officeooo:rsid="00b66eb4"/>
    </style:style>
    <style:style style:name="T184" style:family="text">
      <style:text-properties style:font-name="Liberation Serif" officeooo:rsid="0138a0e2"/>
    </style:style>
    <style:style style:name="T185" style:family="text">
      <style:text-properties style:font-name="Liberation Serif" officeooo:rsid="01402a02"/>
    </style:style>
    <style:style style:name="T186" style:family="text">
      <style:text-properties style:font-name="Liberation Serif" officeooo:rsid="0140b1d8"/>
    </style:style>
    <style:style style:name="T187" style:family="text">
      <style:text-properties style:font-name="Liberation Serif" officeooo:rsid="0141262c"/>
    </style:style>
    <style:style style:name="T188" style:family="text">
      <style:text-properties style:font-name="Liberation Serif" officeooo:rsid="0142a489"/>
    </style:style>
    <style:style style:name="T189" style:family="text">
      <style:text-properties style:font-name="Liberation Serif" officeooo:rsid="0149381a"/>
    </style:style>
    <style:style style:name="T190" style:family="text">
      <style:text-properties style:font-name="Liberation Serif" officeooo:rsid="014f6834"/>
    </style:style>
    <style:style style:name="T191" style:family="text">
      <style:text-properties style:font-name="Liberation Serif" officeooo:rsid="01500798"/>
    </style:style>
    <style:style style:name="T192" style:family="text">
      <style:text-properties style:font-name="Liberation Serif" officeooo:rsid="015e54ea"/>
    </style:style>
    <style:style style:name="T193" style:family="text">
      <style:text-properties style:font-name="Liberation Serif" officeooo:rsid="01a5a21d"/>
    </style:style>
    <style:style style:name="T194" style:family="text">
      <style:text-properties style:font-name="Liberation Serif" officeooo:rsid="01bfc26e"/>
    </style:style>
    <style:style style:name="T195" style:family="text">
      <style:text-properties style:font-name="Liberation Serif" officeooo:rsid="0215f3ff"/>
    </style:style>
    <style:style style:name="T196" style:family="text">
      <style:text-properties style:font-name="Liberation Serif" officeooo:rsid="0217417d"/>
    </style:style>
    <style:style style:name="T197" style:family="text">
      <style:text-properties style:font-name="Liberation Serif" officeooo:rsid="0218f8a5"/>
    </style:style>
    <style:style style:name="T198" style:family="text">
      <style:text-properties style:font-name="Liberation Serif" officeooo:rsid="021a7be0"/>
    </style:style>
    <style:style style:name="T199" style:family="text">
      <style:text-properties style:font-name="Liberation Serif" officeooo:rsid="023149ae"/>
    </style:style>
    <style:style style:name="T200" style:family="text">
      <style:text-properties style:font-name="Liberation Serif" officeooo:rsid="024a048b"/>
    </style:style>
    <style:style style:name="T201" style:family="text">
      <style:text-properties style:font-name="Liberation Serif" officeooo:rsid="024d106e"/>
    </style:style>
    <style:style style:name="T202" style:family="text">
      <style:text-properties style:font-name="Liberation Serif" officeooo:rsid="0262437d"/>
    </style:style>
    <style:style style:name="T203" style:family="text">
      <style:text-properties officeooo:rsid="004c0dd4"/>
    </style:style>
    <style:style style:name="T204" style:family="text">
      <style:text-properties officeooo:rsid="004d09ee"/>
    </style:style>
    <style:style style:name="T205" style:family="text">
      <style:text-properties officeooo:rsid="004f9696"/>
    </style:style>
    <style:style style:name="T206" style:family="text">
      <style:text-properties officeooo:rsid="0050b1f9"/>
    </style:style>
    <style:style style:name="T207" style:family="text">
      <style:text-properties officeooo:rsid="00620c13"/>
    </style:style>
    <style:style style:name="T208" style:family="text">
      <style:text-properties style:text-underline-style="none"/>
    </style:style>
    <style:style style:name="T209" style:family="text">
      <style:text-properties style:text-underline-style="none" officeooo:rsid="00824230"/>
    </style:style>
    <style:style style:name="T210" style:family="text">
      <style:text-properties style:text-underline-style="none" fo:font-weight="bold" style:font-weight-asian="bold" style:font-weight-complex="bold"/>
    </style:style>
    <style:style style:name="T211" style:family="text">
      <style:text-properties style:text-underline-style="none" fo:font-weight="bold" officeooo:rsid="0122876c" style:font-weight-asian="bold" style:font-weight-complex="bold"/>
    </style:style>
    <style:style style:name="T212" style:family="text">
      <style:text-properties style:text-underline-style="none" officeooo:rsid="010db628"/>
    </style:style>
    <style:style style:name="T213" style:family="text">
      <style:text-properties style:text-underline-style="none" officeooo:rsid="0117921a"/>
    </style:style>
    <style:style style:name="T214" style:family="text">
      <style:text-properties style:text-underline-style="none" officeooo:rsid="0122876c"/>
    </style:style>
    <style:style style:name="T215" style:family="text">
      <style:text-properties style:text-underline-style="none" officeooo:rsid="0177ecab"/>
    </style:style>
    <style:style style:name="T216" style:family="text">
      <style:text-properties style:text-underline-style="none" officeooo:rsid="01794f06"/>
    </style:style>
    <style:style style:name="T217" style:family="text">
      <style:text-properties style:text-underline-style="none" officeooo:rsid="018abbe3"/>
    </style:style>
    <style:style style:name="T218" style:family="text">
      <style:text-properties style:text-underline-style="none" officeooo:rsid="020d9496"/>
    </style:style>
    <style:style style:name="T219" style:family="text">
      <style:text-properties officeooo:rsid="007f3153"/>
    </style:style>
    <style:style style:name="T220" style:family="text">
      <style:text-properties officeooo:rsid="009a3c46"/>
    </style:style>
    <style:style style:name="T221" style:family="text">
      <style:text-properties officeooo:rsid="009d4ec2"/>
    </style:style>
    <style:style style:name="T222" style:family="text">
      <style:text-properties officeooo:rsid="00a5185a"/>
    </style:style>
    <style:style style:name="T223" style:family="text">
      <style:text-properties officeooo:rsid="00afc88b"/>
    </style:style>
    <style:style style:name="T224" style:family="text">
      <style:text-properties officeooo:rsid="00b2c2cf"/>
    </style:style>
    <style:style style:name="T225" style:family="text">
      <style:text-properties officeooo:rsid="00b66eb4"/>
    </style:style>
    <style:style style:name="T226" style:family="text">
      <style:text-properties officeooo:rsid="00b82095"/>
    </style:style>
    <style:style style:name="T227" style:family="text">
      <style:text-properties officeooo:rsid="00c48a06"/>
    </style:style>
    <style:style style:name="T228" style:family="text">
      <style:text-properties officeooo:rsid="00c5634c"/>
    </style:style>
    <style:style style:name="T229" style:family="text">
      <style:text-properties officeooo:rsid="00c6d3e1"/>
    </style:style>
    <style:style style:name="T230" style:family="text">
      <style:text-properties style:text-underline-style="solid" style:text-underline-width="auto" style:text-underline-color="font-color"/>
    </style:style>
    <style:style style:name="T231" style:family="text">
      <style:text-properties style:text-underline-style="solid" style:text-underline-width="auto" style:text-underline-color="font-color" officeooo:rsid="004e58c2"/>
    </style:style>
    <style:style style:name="T232" style:family="text">
      <style:text-properties style:text-underline-style="solid" style:text-underline-width="auto" style:text-underline-color="font-color" officeooo:rsid="012d7100"/>
    </style:style>
    <style:style style:name="T233" style:family="text">
      <style:text-properties style:text-underline-style="solid" style:text-underline-width="auto" style:text-underline-color="font-color" officeooo:rsid="010ae391"/>
    </style:style>
    <style:style style:name="T234" style:family="text">
      <style:text-properties style:text-underline-style="solid" style:text-underline-width="auto" style:text-underline-color="font-color" officeooo:rsid="027199b3"/>
    </style:style>
    <style:style style:name="T235" style:family="text">
      <style:text-properties officeooo:rsid="00ceb6eb"/>
    </style:style>
    <style:style style:name="T236" style:family="text">
      <style:text-properties officeooo:rsid="00d0a421"/>
    </style:style>
    <style:style style:name="T237" style:family="text">
      <style:text-properties officeooo:rsid="00d29535"/>
    </style:style>
    <style:style style:name="T238" style:family="text">
      <style:text-properties officeooo:rsid="00d2c1bf"/>
    </style:style>
    <style:style style:name="T239" style:family="text">
      <style:text-properties officeooo:rsid="00e6c739"/>
    </style:style>
    <style:style style:name="T240" style:family="text">
      <style:text-properties officeooo:rsid="00e8c30c"/>
    </style:style>
    <style:style style:name="T241" style:family="text">
      <style:text-properties officeooo:rsid="00eec923"/>
    </style:style>
    <style:style style:name="T242" style:family="text">
      <style:text-properties officeooo:rsid="00f1d501"/>
    </style:style>
    <style:style style:name="T243" style:family="text">
      <style:text-properties officeooo:rsid="00f99722"/>
    </style:style>
    <style:style style:name="T244" style:family="text">
      <style:text-properties officeooo:rsid="00fb0787"/>
    </style:style>
    <style:style style:name="T245" style:family="text">
      <style:text-properties officeooo:rsid="00fe7c89"/>
    </style:style>
    <style:style style:name="T246" style:family="text">
      <style:text-properties officeooo:rsid="00ff261f"/>
    </style:style>
    <style:style style:name="T247" style:family="text">
      <style:text-properties officeooo:rsid="0100419b"/>
    </style:style>
    <style:style style:name="T248" style:family="text">
      <style:text-properties officeooo:rsid="0101b070"/>
    </style:style>
    <style:style style:name="T249" style:family="text">
      <style:text-properties officeooo:rsid="006082dd"/>
    </style:style>
    <style:style style:name="T250" style:family="text">
      <style:text-properties officeooo:rsid="0102e7e7"/>
    </style:style>
    <style:style style:name="T251" style:family="text">
      <style:text-properties fo:font-weight="normal" style:font-weight-asian="normal" style:font-weight-complex="normal"/>
    </style:style>
    <style:style style:name="T252" style:family="text">
      <style:text-properties fo:font-weight="normal" officeooo:rsid="0102e7e7" style:font-weight-asian="normal" style:font-weight-complex="normal"/>
    </style:style>
    <style:style style:name="T253" style:family="text">
      <style:text-properties fo:font-weight="normal" officeooo:rsid="015e78ff" style:font-weight-asian="normal" style:font-weight-complex="normal"/>
    </style:style>
    <style:style style:name="T254" style:family="text">
      <style:text-properties fo:font-weight="normal" officeooo:rsid="019ebac2" style:font-weight-asian="normal" style:font-weight-complex="normal"/>
    </style:style>
    <style:style style:name="T255" style:family="text">
      <style:text-properties fo:font-weight="normal" officeooo:rsid="01a15816" style:font-weight-asian="normal" style:font-weight-complex="normal"/>
    </style:style>
    <style:style style:name="T256" style:family="text">
      <style:text-properties fo:font-weight="normal" officeooo:rsid="01a77756" style:font-weight-asian="normal" style:font-weight-complex="normal"/>
    </style:style>
    <style:style style:name="T257" style:family="text">
      <style:text-properties fo:font-weight="normal" officeooo:rsid="01b3faa2" style:font-weight-asian="normal" style:font-weight-complex="normal"/>
    </style:style>
    <style:style style:name="T258" style:family="text">
      <style:text-properties fo:font-weight="normal" officeooo:rsid="01c2d0ba" style:font-weight-asian="normal" style:font-weight-complex="normal"/>
    </style:style>
    <style:style style:name="T259" style:family="text">
      <style:text-properties fo:font-weight="normal" officeooo:rsid="00a5185a" style:font-weight-asian="normal" style:font-weight-complex="normal"/>
    </style:style>
    <style:style style:name="T260" style:family="text">
      <style:text-properties fo:font-weight="normal" officeooo:rsid="0180409a" style:font-weight-asian="normal" style:font-weight-complex="normal"/>
    </style:style>
    <style:style style:name="T261" style:family="text">
      <style:text-properties fo:font-weight="normal" officeooo:rsid="02697286" style:font-weight-asian="normal" style:font-weight-complex="normal"/>
    </style:style>
    <style:style style:name="T262" style:family="text">
      <style:text-properties fo:font-weight="normal" officeooo:rsid="026b1897" style:font-weight-asian="normal" style:font-weight-complex="normal"/>
    </style:style>
    <style:style style:name="T263" style:family="text">
      <style:text-properties officeooo:rsid="0079ac8c"/>
    </style:style>
    <style:style style:name="T264" style:family="text">
      <style:text-properties officeooo:rsid="010ae391"/>
    </style:style>
    <style:style style:name="T265" style:family="text">
      <style:text-properties officeooo:rsid="010db628"/>
    </style:style>
    <style:style style:name="T266" style:family="text">
      <style:text-properties officeooo:rsid="01124322"/>
    </style:style>
    <style:style style:name="T267" style:family="text">
      <style:text-properties officeooo:rsid="0112ae15"/>
    </style:style>
    <style:style style:name="T268" style:family="text">
      <style:text-properties officeooo:rsid="0112eb41"/>
    </style:style>
    <style:style style:name="T269" style:family="text">
      <style:text-properties officeooo:rsid="0117921a"/>
    </style:style>
    <style:style style:name="T270" style:family="text">
      <style:text-properties officeooo:rsid="01180e86"/>
    </style:style>
    <style:style style:name="T271" style:family="text">
      <style:text-properties style:font-size-asian="12pt"/>
    </style:style>
    <style:style style:name="T272" style:family="text">
      <style:text-properties officeooo:rsid="01194089" style:font-size-asian="12pt"/>
    </style:style>
    <style:style style:name="T273" style:family="text">
      <style:text-properties officeooo:rsid="0119b8d2" style:font-size-asian="12pt"/>
    </style:style>
    <style:style style:name="T274" style:family="text">
      <style:text-properties officeooo:rsid="011ce7b2" style:font-size-asian="12pt"/>
    </style:style>
    <style:style style:name="T275" style:family="text">
      <style:text-properties officeooo:rsid="011eb0ef" style:font-size-asian="12pt"/>
    </style:style>
    <style:style style:name="T276" style:family="text">
      <style:text-properties officeooo:rsid="011ed5db" style:font-size-asian="12pt"/>
    </style:style>
    <style:style style:name="T277" style:family="text">
      <style:text-properties officeooo:rsid="01883306" style:font-size-asian="12pt"/>
    </style:style>
    <style:style style:name="T278" style:family="text">
      <style:text-properties officeooo:rsid="018969ba" style:font-size-asian="12pt"/>
    </style:style>
    <style:style style:name="T279" style:family="text">
      <style:text-properties officeooo:rsid="01b6abbd" style:font-size-asian="12pt"/>
    </style:style>
    <style:style style:name="T280" style:family="text">
      <style:text-properties officeooo:rsid="01b85a6e" style:font-size-asian="12pt"/>
    </style:style>
    <style:style style:name="T281" style:family="text">
      <style:text-properties officeooo:rsid="01187a2a"/>
    </style:style>
    <style:style style:name="T282" style:family="text">
      <style:text-properties officeooo:rsid="0119b8d2"/>
    </style:style>
    <style:style style:name="T283" style:family="text">
      <style:text-properties officeooo:rsid="012090b2"/>
    </style:style>
    <style:style style:name="T284" style:family="text">
      <style:text-properties officeooo:rsid="0121ec2b"/>
    </style:style>
    <style:style style:name="T285" style:family="text">
      <style:text-properties officeooo:rsid="0122cf99"/>
    </style:style>
    <style:style style:name="T286" style:family="text">
      <style:text-properties officeooo:rsid="0124c23c"/>
    </style:style>
    <style:style style:name="T287" style:family="text">
      <style:text-properties officeooo:rsid="012c96e9"/>
    </style:style>
    <style:style style:name="T288" style:family="text">
      <style:text-properties officeooo:rsid="012f69e5"/>
    </style:style>
    <style:style style:name="T289" style:family="text">
      <style:text-properties officeooo:rsid="0131c956"/>
    </style:style>
    <style:style style:name="T290" style:family="text">
      <style:text-properties officeooo:rsid="01353f5b"/>
    </style:style>
    <style:style style:name="T291" style:family="text">
      <style:text-properties officeooo:rsid="01356001"/>
    </style:style>
    <style:style style:name="T292" style:family="text">
      <style:text-properties officeooo:rsid="0135d38d"/>
    </style:style>
    <style:style style:name="T293" style:family="text">
      <style:text-properties officeooo:rsid="0136cf77"/>
    </style:style>
    <style:style style:name="T294" style:family="text">
      <style:text-properties officeooo:rsid="01392566"/>
    </style:style>
    <style:style style:name="T295" style:family="text">
      <style:text-properties officeooo:rsid="013b093f"/>
    </style:style>
    <style:style style:name="T296" style:family="text">
      <style:text-properties officeooo:rsid="01402a02"/>
    </style:style>
    <style:style style:name="T297" style:family="text">
      <style:text-properties officeooo:rsid="0142a489"/>
    </style:style>
    <style:style style:name="T298" style:family="text">
      <style:text-properties officeooo:rsid="0143531b"/>
    </style:style>
    <style:style style:name="T299" style:family="text">
      <style:text-properties officeooo:rsid="0145d57d"/>
    </style:style>
    <style:style style:name="T300" style:family="text">
      <style:text-properties officeooo:rsid="014bf580"/>
    </style:style>
    <style:style style:name="T301" style:family="text">
      <style:text-properties officeooo:rsid="014d7624"/>
    </style:style>
    <style:style style:name="T302" style:family="text">
      <style:text-properties officeooo:rsid="015188a5"/>
    </style:style>
    <style:style style:name="T303" style:family="text">
      <style:text-properties officeooo:rsid="0152932a"/>
    </style:style>
    <style:style style:name="T304" style:family="text">
      <style:text-properties officeooo:rsid="0154d69c"/>
    </style:style>
    <style:style style:name="T305" style:family="text">
      <style:text-properties officeooo:rsid="01563983"/>
    </style:style>
    <style:style style:name="T306" style:family="text">
      <style:text-properties officeooo:rsid="01582b7e"/>
    </style:style>
    <style:style style:name="T307" style:family="text">
      <style:text-properties officeooo:rsid="015c5f67"/>
    </style:style>
    <style:style style:name="T308" style:family="text">
      <style:text-properties officeooo:rsid="01627b50"/>
    </style:style>
    <style:style style:name="T309" style:family="text">
      <style:text-properties officeooo:rsid="016a6d61"/>
    </style:style>
    <style:style style:name="T310" style:family="text">
      <style:text-properties officeooo:rsid="016e2c4d"/>
    </style:style>
    <style:style style:name="T311" style:family="text">
      <style:text-properties officeooo:rsid="017451aa"/>
    </style:style>
    <style:style style:name="T312" style:family="text">
      <style:text-properties officeooo:rsid="0174be53"/>
    </style:style>
    <style:style style:name="T313" style:family="text">
      <style:text-properties officeooo:rsid="017dab97"/>
    </style:style>
    <style:style style:name="T314" style:family="text">
      <style:text-properties officeooo:rsid="017f1714"/>
    </style:style>
    <style:style style:name="T315" style:family="text">
      <style:text-properties officeooo:rsid="0180a323"/>
    </style:style>
    <style:style style:name="T316" style:family="text">
      <style:text-properties officeooo:rsid="01827ea1"/>
    </style:style>
    <style:style style:name="T317" style:family="text">
      <style:text-properties officeooo:rsid="0182b075"/>
    </style:style>
    <style:style style:name="T318" style:family="text">
      <style:text-properties officeooo:rsid="01853f02"/>
    </style:style>
    <style:style style:name="T319" style:family="text">
      <style:text-properties officeooo:rsid="01872374"/>
    </style:style>
    <style:style style:name="T320" style:family="text">
      <style:text-properties officeooo:rsid="01883306"/>
    </style:style>
    <style:style style:name="T321" style:family="text">
      <style:text-properties officeooo:rsid="018bee0b"/>
    </style:style>
    <style:style style:name="T322" style:family="text">
      <style:text-properties officeooo:rsid="018dc9b3"/>
    </style:style>
    <style:style style:name="T323" style:family="text">
      <style:text-properties officeooo:rsid="018fcd5e"/>
    </style:style>
    <style:style style:name="T324" style:family="text">
      <style:text-properties officeooo:rsid="01903a66"/>
    </style:style>
    <style:style style:name="T325" style:family="text">
      <style:text-properties officeooo:rsid="01910128"/>
    </style:style>
    <style:style style:name="T326" style:family="text">
      <style:text-properties officeooo:rsid="0191fb06"/>
    </style:style>
    <style:style style:name="T327" style:family="text">
      <style:text-properties officeooo:rsid="019307cd"/>
    </style:style>
    <style:style style:name="T328" style:family="text">
      <style:text-properties officeooo:rsid="01934879"/>
    </style:style>
    <style:style style:name="T329" style:family="text">
      <style:text-properties officeooo:rsid="0018fb74"/>
    </style:style>
    <style:style style:name="T330" style:family="text">
      <style:text-properties officeooo:rsid="01944bbc"/>
    </style:style>
    <style:style style:name="T331" style:family="text">
      <style:text-properties officeooo:rsid="01976cc5"/>
    </style:style>
    <style:style style:name="T332" style:family="text">
      <style:text-properties officeooo:rsid="019a75d3"/>
    </style:style>
    <style:style style:name="T333" style:family="text">
      <style:text-properties officeooo:rsid="01a504b4"/>
    </style:style>
    <style:style style:name="T334" style:family="text">
      <style:text-properties officeooo:rsid="01a528ae"/>
    </style:style>
    <style:style style:name="T335" style:family="text">
      <style:text-properties officeooo:rsid="01a5a21d"/>
    </style:style>
    <style:style style:name="T336" style:family="text">
      <style:text-properties officeooo:rsid="01a62372"/>
    </style:style>
    <style:style style:name="T337" style:family="text">
      <style:text-properties officeooo:rsid="01a8762a"/>
    </style:style>
    <style:style style:name="T338" style:family="text">
      <style:text-properties officeooo:rsid="01a930c0"/>
    </style:style>
    <style:style style:name="T339" style:family="text">
      <style:text-properties officeooo:rsid="01aad6d2"/>
    </style:style>
    <style:style style:name="T340" style:family="text">
      <style:text-properties officeooo:rsid="01ac9dee"/>
    </style:style>
    <style:style style:name="T341" style:family="text">
      <style:text-properties officeooo:rsid="01ae9155"/>
    </style:style>
    <style:style style:name="T342" style:family="text">
      <style:text-properties officeooo:rsid="01b05077"/>
    </style:style>
    <style:style style:name="T343" style:family="text">
      <style:text-properties officeooo:rsid="01b18d96"/>
    </style:style>
    <style:style style:name="T344" style:family="text">
      <style:text-properties officeooo:rsid="01b26b08"/>
    </style:style>
    <style:style style:name="T345" style:family="text">
      <style:text-properties officeooo:rsid="01b3faa2"/>
    </style:style>
    <style:style style:name="T346" style:family="text">
      <style:text-properties officeooo:rsid="01b557ce"/>
    </style:style>
    <style:style style:name="T347" style:family="text">
      <style:text-properties officeooo:rsid="01b64062"/>
    </style:style>
    <style:style style:name="T348" style:family="text">
      <style:text-properties officeooo:rsid="01be1553"/>
    </style:style>
    <style:style style:name="T349" style:family="text">
      <style:text-properties officeooo:rsid="01bfc26e"/>
    </style:style>
    <style:style style:name="T350" style:family="text">
      <style:text-properties officeooo:rsid="01c25262"/>
    </style:style>
    <style:style style:name="T351" style:family="text">
      <style:text-properties officeooo:rsid="01c39878"/>
    </style:style>
    <style:style style:name="T352" style:family="text">
      <style:text-properties officeooo:rsid="01c3add4"/>
    </style:style>
    <style:style style:name="T353" style:family="text">
      <style:text-properties officeooo:rsid="01c9445c"/>
    </style:style>
    <style:style style:name="T354" style:family="text">
      <style:text-properties officeooo:rsid="01ce8f0c"/>
    </style:style>
    <style:style style:name="T355" style:family="text">
      <style:text-properties officeooo:rsid="01cefd38"/>
    </style:style>
    <style:style style:name="T356" style:family="text">
      <style:text-properties officeooo:rsid="01d01e8b"/>
    </style:style>
    <style:style style:name="T357" style:family="text">
      <style:text-properties officeooo:rsid="01d33193"/>
    </style:style>
    <style:style style:name="T358" style:family="text">
      <style:text-properties officeooo:rsid="01d428cb"/>
    </style:style>
    <style:style style:name="T359" style:family="text">
      <style:text-properties officeooo:rsid="01d56a76"/>
    </style:style>
    <style:style style:name="T360" style:family="text">
      <style:text-properties officeooo:rsid="01d5f3f4"/>
    </style:style>
    <style:style style:name="T361" style:family="text">
      <style:text-properties officeooo:rsid="01d79dd8"/>
    </style:style>
    <style:style style:name="T362" style:family="text">
      <style:text-properties officeooo:rsid="01db1f0c"/>
    </style:style>
    <style:style style:name="T363" style:family="text">
      <style:text-properties officeooo:rsid="01de22bb"/>
    </style:style>
    <style:style style:name="T364" style:family="text">
      <style:text-properties officeooo:rsid="01e1702a"/>
    </style:style>
    <style:style style:name="T365" style:family="text">
      <style:text-properties officeooo:rsid="01e27ac6"/>
    </style:style>
    <style:style style:name="T366" style:family="text">
      <style:text-properties officeooo:rsid="01e53c52"/>
    </style:style>
    <style:style style:name="T367" style:family="text">
      <style:text-properties officeooo:rsid="01e6ea40"/>
    </style:style>
    <style:style style:name="T368" style:family="text">
      <style:text-properties officeooo:rsid="01e9e979"/>
    </style:style>
    <style:style style:name="T369" style:family="text">
      <style:text-properties officeooo:rsid="01f235bd"/>
    </style:style>
    <style:style style:name="T370" style:family="text">
      <style:text-properties officeooo:rsid="01f3c9b0"/>
    </style:style>
    <style:style style:name="T371" style:family="text">
      <style:text-properties officeooo:rsid="01f4f89d"/>
    </style:style>
    <style:style style:name="T372" style:family="text">
      <style:text-properties officeooo:rsid="01f5b13d"/>
    </style:style>
    <style:style style:name="T373" style:family="text">
      <style:text-properties officeooo:rsid="01f5c6b6"/>
    </style:style>
    <style:style style:name="T374" style:family="text">
      <style:text-properties officeooo:rsid="01f8b8fd"/>
    </style:style>
    <style:style style:name="T375" style:family="text">
      <style:text-properties officeooo:rsid="02003214"/>
    </style:style>
    <style:style style:name="T376" style:family="text">
      <style:text-properties officeooo:rsid="02020ac8"/>
    </style:style>
    <style:style style:name="T377" style:family="text">
      <style:text-properties officeooo:rsid="02038abe"/>
    </style:style>
    <style:style style:name="T378" style:family="text">
      <style:text-properties officeooo:rsid="020847f8"/>
    </style:style>
    <style:style style:name="T379" style:family="text">
      <style:text-properties officeooo:rsid="0209f546"/>
    </style:style>
    <style:style style:name="T380" style:family="text">
      <style:text-properties officeooo:rsid="021c1ed4"/>
    </style:style>
    <style:style style:name="T381" style:family="text">
      <style:text-properties officeooo:rsid="021cd4db"/>
    </style:style>
    <style:style style:name="T382" style:family="text">
      <style:text-properties officeooo:rsid="0222ea8d"/>
    </style:style>
    <style:style style:name="T383" style:family="text">
      <style:text-properties officeooo:rsid="022868e0"/>
    </style:style>
    <style:style style:name="T384" style:family="text">
      <style:text-properties officeooo:rsid="022a44bb"/>
    </style:style>
    <style:style style:name="T385" style:family="text">
      <style:text-properties officeooo:rsid="022bc238"/>
    </style:style>
    <style:style style:name="T386" style:family="text">
      <style:text-properties officeooo:rsid="022ce007"/>
    </style:style>
    <style:style style:name="T387" style:family="text">
      <style:text-properties officeooo:rsid="023149ae"/>
    </style:style>
    <style:style style:name="T388" style:family="text">
      <style:text-properties officeooo:rsid="0232b44b"/>
    </style:style>
    <style:style style:name="T389" style:family="text">
      <style:text-properties officeooo:rsid="0251bff8"/>
    </style:style>
    <style:style style:name="T390" style:family="text">
      <style:text-properties officeooo:rsid="02589378"/>
    </style:style>
    <style:style style:name="T391" style:family="text">
      <style:text-properties officeooo:rsid="0266c1db"/>
    </style:style>
    <style:style style:name="T392" style:family="text">
      <style:text-properties officeooo:rsid="02691952"/>
    </style:style>
    <style:style style:name="T393" style:family="text">
      <style:text-properties officeooo:rsid="027199b3"/>
    </style:style>
    <style:style style:name="T394" style:family="text">
      <style:text-properties officeooo:rsid="02735efe"/>
    </style:style>
    <style:style style:name="T395" style:family="text">
      <style:text-properties officeooo:rsid="0275852d"/>
    </style:style>
    <style:style style:name="T396" style:family="text">
      <style:text-properties officeooo:rsid="027698a5"/>
    </style:style>
    <style:style style:name="T397" style:family="text">
      <style:text-properties fo:font-size="7pt" style:font-size-asian="7pt" style:font-size-complex="7pt"/>
    </style:style>
    <style:style style:name="T398" style:family="text">
      <style:text-properties fo:font-size="10pt" style:font-size-asian="10pt" style:font-size-complex="10pt"/>
    </style:style>
    <style:style style:name="T399" style:family="text">
      <style:text-properties fo:color="#ff0000" loext:opacity="100%" fo:font-size="14pt" style:font-size-asian="14pt" style:font-size-complex="14pt"/>
    </style:style>
    <style:style style:name="T400" style:family="text">
      <style:text-properties fo:color="#ff0000" loext:opacity="100%"/>
    </style:style>
    <style:style style:name="T401"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8.287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998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style:column-sep style:width="0.009cm" style:color="#000000" style:height="0%" style:style="none"/>
          <style:column style:rel-width="45009*" fo:start-indent="0cm" fo:end-indent="0.097cm"/>
          <style:column style:rel-width="20526*" fo:start-indent="0.097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fffff" fo:min-height="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fffff" fo:min-height="0.5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4.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1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2.1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text:span text:style-name="T50">Documentation du </text:span><text:span text:style-name="T51">logiciel ChronoHB </text:span><text:span text:style-name="T66">(v 1.</text:span><text:span text:style-name="T79">5</text:span><text:span text:style-name="T81">6</text:span><text:span text:style-name="T66">)</text:span></text:p>
      <text:p text:style-name="P167"/>
      <text:p text:style-name="P26">Le logiciel chronoHB est un logiciel de gestion de cross <text:span text:style-name="T221">qui permet de</text:span> simplifier les usages :</text:p>
      <text:list xml:id="list990101308" text:style-name="L1">
        <text:list-item>
          <text:p text:style-name="P230"><text:span text:style-name="T221">gestion des </text:span>catégories :</text:p>
          <text:list>
            <text:list-item>
              <text:p text:style-name="P230">p<text:span text:style-name="T291">our un établissement scolaire (</text:span>par niveau de classe <text:span text:style-name="T221">(exemple : 6ème, 5ème, …) et par sexe (F <text:line-break/>ou G)</text:span>, gestion d’un challenge par classe (les meilleurs de chaque classe)<text:span text:style-name="T291">)</text:span>.</text:p>
            </text:list-item>
            <text:list-item>
              <text:p text:style-name="P232">par catégories officielles de la fédération d’athlétisme : <text:span text:style-name="T292">poussins, benjamins,…, </text:span><text:span text:style-name="T293">s</text:span><text:span text:style-name="T292">éniors, </text:span><text:span text:style-name="T293">m</text:span><text:span text:style-name="T292">asters.</text:span></text:p>
            </text:list-item>
          </text:list>
        </text:list-item>
        <text:list-item>
          <text:p text:style-name="P229"><text:span text:style-name="T161">Facilité d’organisation sur la ligne d’arrivée </text:span><text:span text:style-name="T202">(en l’absence de puces RFID)</text:span><text:span text:style-name="T161"> :<text:line-break/>- un opérateur effectue un clic sur un smartphone android à chaque passage d’élève sur la ligne ;<text:line-break/>- un autre smartphone scanne les QR-codes des dossards en aval de la ligne d’arrivée ;<text:line-break/>- un ordinateur centralise les informations, effectue le rapprochement des temps avec les dossards scannés, calcule les temps de chacun, etc...<text:line-break/>Les smartphones </text:span><text:span text:style-name="T184">et l’ordinateur</text:span><text:span text:style-name="T161"> peuvent être remplacés en pleine course en cas de panne...</text:span></text:p>
        </text:list-item>
        <text:list-item>
          <text:p text:style-name="P229"><text:span text:style-name="T161">Possibilité de lancer plusieurs courses en même temps, même si une autre course est en </text:span><text:span text:style-name="T162">cours.</text:span></text:p>
        </text:list-item>
        <text:list-item>
          <text:p text:style-name="P234">Import des données depuis un fichier csv <text:span text:style-name="T294">ou saisie manuelle des caractéristiques des coureurs.</text:span></text:p>
        </text:list-item>
        <text:list-item>
          <text:p text:style-name="P234">Création de dossards de différentes couleurs (par catégorie) facilitée <text:span text:style-name="T294">(pdf par catégories)</text:span></text:p>
        </text:list-item>
        <text:list-item>
          <text:p text:style-name="P235">Projection des résultats en temps réel sur un écran (<text:span text:style-name="T269">TV, </text:span>vidéo-projecteur, <text:span text:style-name="T269">a</text:span><text:span text:style-name="T284">u</text:span><text:span text:style-name="T269">tre ordinateur</text:span>) sur la ligne d’arrivée.</text:p>
        </text:list-item>
        <text:list-item>
          <text:p text:style-name="P236">Enregistrement des arrivées, via une webcam, pour un départage éventuel.</text:p>
        </text:list-item>
      </text:list>
      <text:p text:style-name="P192"/>
      <text:table-of-content text:style-name="Sect1" text:protected="true" text:name="Table des matières1">
        <text:table-of-content-source text:outline-level="3" text:use-outline-level="false" text:use-index-source-styles="true">
          <text:index-title-template text:style-name="Heading_20_1">Sommaire</text:index-title-template>
          <text:table-of-content-entry-template text:outline-level="1" text:style-name="Heading_20_4">
            <text:index-entry-link-start text:style-name="Index_20_Link"/>
            <text:index-entry-text/>
            <text:index-entry-tab-stop style:type="right" style:leader-char="."/>
            <text:index-entry-page-number/>
            <text:index-entry-link-end/>
          </text:table-of-content-entry-template>
          <text:table-of-content-entry-template text:outline-level="2"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6">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h text:style-name="Heading_20_1" text:outline-level="1">Sommaire</text:h>
          </text:index-title>
          <text:p text:style-name="P215"><text:a xlink:type="simple" xlink:href="#__RefHeading___Toc3025_1588615842" text:style-name="Index_20_Link" text:visited-style-name="Index_20_Link">Installations logicielles<text:tab/>3</text:a></text:p>
          <text:p text:style-name="P215"><text:a xlink:type="simple" xlink:href="#__RefHeading___Toc3027_1588615842" text:style-name="Index_20_Link" text:visited-style-name="Index_20_Link">Préparation du cross<text:tab/>3</text:a></text:p>
          <text:p text:style-name="P216"><text:a xlink:type="simple" xlink:href="#__RefHeading___Toc3137_2976250699" text:style-name="Index_20_Link" text:visited-style-name="Index_20_Link">1. Réinitialisation des données de courses précédentes<text:tab/>3</text:a></text:p>
          <text:p text:style-name="P216"><text:a xlink:type="simple" xlink:href="#__RefHeading___Toc3151_2976250699" text:style-name="Index_20_Link" text:visited-style-name="Index_20_Link">2. Préparation d’une course<text:tab/>4</text:a></text:p>
          <text:p text:style-name="P217"><text:a xlink:type="simple" xlink:href="#__RefHeading___Toc3153_2976250699" text:style-name="Index_20_Link" text:visited-style-name="Index_20_Link">a) Paramètres du cross<text:tab/>4</text:a></text:p>
          <text:p text:style-name="P217"><text:a xlink:type="simple" xlink:href="#__RefHeading___Toc3177_2976250699" text:style-name="Index_20_Link" text:visited-style-name="Index_20_Link">b) Import depuis un fichier CSV (siècle,…)<text:tab/>4</text:a></text:p>
          <text:p text:style-name="P217"><text:a xlink:type="simple" xlink:href="#__RefHeading___Toc3175_2976250699" text:style-name="Index_20_Link" text:visited-style-name="Index_20_Link">c) Paramètres des courses<text:tab/>5</text:a></text:p>
          <text:p text:style-name="P217"><text:a xlink:type="simple" xlink:href="#__RefHeading___Toc3173_2976250699" text:style-name="Index_20_Link" text:visited-style-name="Index_20_Link">d) Générer tous les dossards en pdf<text:tab/>6</text:a></text:p>
          <text:p text:style-name="P217"><text:a xlink:type="simple" xlink:href="#__RefHeading___Toc3171_2976250699" text:style-name="Index_20_Link" text:visited-style-name="Index_20_Link">e) Ajout manuel d’un coureur<text:tab/>6</text:a></text:p>
          <text:p text:style-name="P217"><text:a xlink:type="simple" xlink:href="#__RefHeading___Toc3169_2976250699" text:style-name="Index_20_Link" text:visited-style-name="Index_20_Link">f) Modification manuelle d’un coureur<text:tab/>6</text:a></text:p>
          <text:p text:style-name="P217"><text:a xlink:type="simple" xlink:href="#__RefHeading___Toc3167_2976250699" text:style-name="Index_20_Link" text:visited-style-name="Index_20_Link">g) Imprimer tous les dossards non encore imprimés (sous windows uniquement)<text:tab/>6</text:a></text:p>
          <text:p text:style-name="P217"><text:a xlink:type="simple" xlink:href="#__RefHeading___Toc3165_2976250699" text:style-name="Index_20_Link" text:visited-style-name="Index_20_Link">h) Imprimer un dossard particulier<text:tab/>7</text:a></text:p>
          <text:p text:style-name="P217"><text:a xlink:type="simple" xlink:href="#__RefHeading___Toc3163_2976250699" text:style-name="Index_20_Link" text:visited-style-name="Index_20_Link">i) Saisir les absents et dispensés<text:tab/>7</text:a></text:p>
          <text:p text:style-name="P217"><text:a xlink:type="simple" xlink:href="#__RefHeading___Toc3161_2976250699" text:style-name="Index_20_Link" text:visited-style-name="Index_20_Link">j) Paramétrage des smartphones<text:tab/>7</text:a></text:p>
          <text:p text:style-name="P215"><text:a xlink:type="simple" xlink:href="#__RefHeading___Toc3069_1588615842" text:style-name="Index_20_Link" text:visited-style-name="Index_20_Link">Matériel nécessaire pour une course<text:tab/>8</text:a></text:p>
          <text:p text:style-name="P215"><text:a xlink:type="simple" xlink:href="#__RefHeading___Toc3071_1588615842" text:style-name="Index_20_Link" text:visited-style-name="Index_20_Link">Disposition pratique sur la ligne d’arrivée<text:tab/>9</text:a></text:p>
          <text:p text:style-name="P215"><text:a xlink:type="simple" xlink:href="#__RefHeading___Toc3073_1588615842" text:style-name="Index_20_Link" text:visited-style-name="Index_20_Link">Un peu avant la course<text:tab/>9</text:a></text:p>
          <text:p text:style-name="P215"><text:a xlink:type="simple" xlink:href="#__RefHeading___Toc3075_1588615842" text:style-name="Index_20_Link" text:visited-style-name="Index_20_Link">Gestion durant la course<text:tab/>11</text:a></text:p>
          <text:p text:style-name="P216"><text:a xlink:type="simple" xlink:href="#__RefHeading___Toc3149_2976250699" text:style-name="Index_20_Link" text:visited-style-name="Index_20_Link">1. Le top départ des courses<text:tab/>11</text:a></text:p>
          <text:p text:style-name="P216"><text:a xlink:type="simple" xlink:href="#__RefHeading___Toc3147_2976250699" text:style-name="Index_20_Link" text:visited-style-name="Index_20_Link">2. Usage du smartphone n°1 (sur la ligne d’arrivée)<text:tab/>12</text:a></text:p>
          <text:p text:style-name="P216"><text:a xlink:type="simple" xlink:href="#__RefHeading___Toc3145_2976250699" text:style-name="Index_20_Link" text:visited-style-name="Index_20_Link">3. Usage du smartphone n°2 (plus loin dans le couloir après la ligne d’arrivée)<text:tab/>13</text:a></text:p>
          <text:p text:style-name="P216"><text:a xlink:type="simple" xlink:href="#__RefHeading___Toc3143_2976250699" text:style-name="Index_20_Link" text:visited-style-name="Index_20_Link">4. Usage du serveur durant la course<text:tab/>15</text:a></text:p>
          <text:p text:style-name="P217"><text:a xlink:type="simple" xlink:href="#__RefHeading___Toc3159_2976250699" text:style-name="Index_20_Link" text:visited-style-name="Index_20_Link">a) Affectation d’une heure de passage à un dossard sur la ligne d’arrivée<text:tab/>15</text:a></text:p>
          <text:p text:style-name="P217"><text:a xlink:type="simple" xlink:href="#__RefHeading___Toc3157_2976250699" text:style-name="Index_20_Link" text:visited-style-name="Index_20_Link">b) Projection sur une TV, un vidéo-projecteur à l’arrivée ou sur un autre ordinateur<text:tab/>15</text:a></text:p>
          <text:p text:style-name="P217"><text:a xlink:type="simple" xlink:href="#__RefHeading___Toc3155_2976250699" text:style-name="Index_20_Link" text:visited-style-name="Index_20_Link">c) Corrections des données de course sur l’ordinateur<text:tab/>16</text:a></text:p>
          <text:p text:style-name="P217"><text:a xlink:type="simple" xlink:href="#__RefHeading___Toc3155_29762506991" text:style-name="Index_20_Link" text:visited-style-name="Index_20_Link">d) Affichage des images captées par la webcam pour départage des arrivées<text:tab/>17</text:a></text:p>
          <text:p text:style-name="P215"><text:a xlink:type="simple" xlink:href="#__RefHeading___Toc3077_1588615842" text:style-name="Index_20_Link" text:visited-style-name="Index_20_Link">Après les courses<text:tab/>18</text:a></text:p>
          <text:p text:style-name="P216"><text:a xlink:type="simple" xlink:href="#__RefHeading___Toc3141_2976250699" text:style-name="Index_20_Link" text:visited-style-name="Index_20_Link">1. Générer les PDF des résultats de toutes les courses, challenges, statistiques, …<text:tab/>18</text:a></text:p>
          <text:p text:style-name="P216"><text:a xlink:type="simple" xlink:href="#__RefHeading___Toc3139_2976250699" text:style-name="Index_20_Link" text:visited-style-name="Index_20_Link">2. Générer un fichier tableur xlsx<text:tab/>18</text:a></text:p>
          <text:p text:style-name="P216"><text:a xlink:type="simple" xlink:href="#__RefHeading___Toc3139_29762506991" text:style-name="Index_20_Link" text:visited-style-name="Index_20_Link">3. Archiver la course (données, vidéos,...)<text:tab/>18</text:a></text:p>
          <text:p text:style-name="P215"><text:a xlink:type="simple" xlink:href="#__RefHeading___Toc3079_1588615842" text:style-name="Index_20_Link" text:visited-style-name="Index_20_Link">Dépannage du serveur durant la course<text:tab/>19</text:a></text:p>
          <text:p text:style-name="P215"><text:a xlink:type="simple" xlink:href="#__RefHeading___Toc3081_1588615842" text:style-name="Index_20_Link" text:visited-style-name="Index_20_Link">Informations techniques<text:tab/>20</text:a></text:p>
        </text:index-body>
      </text:table-of-content>
      <text:p text:style-name="Standard"/>
      <text:h text:style-name="P212" text:outline-level="1"><text:bookmark-start text:name="__RefHeading___Toc3025_1588615842"/>Installations logicielles<text:bookmark-end text:name="__RefHeading___Toc3025_1588615842"/></text:h>
      <text:p text:style-name="P79">Le lien <text:a xlink:type="simple" xlink:href="http://mathlacroix.free.fr/chronoHB.zip" text:style-name="Internet_20_link" text:visited-style-name="Visited_20_Internet_20_Link">http://mathlacroix.free.fr/chronoHB.zip</text:a> permet de récupérer à la fois <text:span text:style-name="T368">les fichiers d’installation </text:span><text:span text:style-name="T395">dans </text:span><text:span text:style-name="T22">leur version la plus récente</text:span><text:span text:style-name="T368">,</text:span> <text:span text:style-name="T367">le logiciel chronoHB et</text:span> l’application android <text:span text:style-name="T366">à transférer pour installation sur chaque </text:span><text:span text:style-name="T367">smartphone-tablette</text:span>.</text:p>
      <text:p text:style-name="P80"/>
      <text:p text:style-name="P25">Installation de python (une fois pour toutes) :</text:p>
      <text:list xml:id="list4044478783" text:style-name="L2">
        <text:list-item>
          <text:p text:style-name="P271"><text:span text:style-name="T158">sur un système windows</text:span><text:span text:style-name="T152"> </text:span><text:span text:style-name="T153">ayant une connexion internet</text:span><text:span text:style-name="T145">, un script permet d’installer python et les bibliothèques nécessaires en </text:span><text:span text:style-name="T146">exécutant le fichier installeur-chronoHB\</text:span><text:span text:style-name="T140">_install-sous-windows.bat.</text:span></text:p>
        </text:list-item>
      </text:list>
      <text:list xml:id="list2359712807" text:style-name="L3">
        <text:list-item>
          <text:p text:style-name="P272"><text:span text:style-name="T158">s</text:span><text:span text:style-name="T155">ur MacOs</text:span><text:span text:style-name="T159"> (</text:span><text:span text:style-name="T160">chronoHB </text:span><text:span text:style-name="T159">non testé </text:span><text:span text:style-name="T160">sous cet OS</text:span><text:span text:style-name="T159">)</text:span><text:span text:style-name="T155"> :</text:span><text:span text:style-name="T133"> </text:span><text:span text:style-name="T146">exécuter l’installeur « installeur-chronoHB\python-3.9.12-macos11.pkg ». <text:line-break/></text:span><text:span text:style-name="T147">P</text:span><text:span text:style-name="T146">uis, </text:span><text:span text:style-name="T151">avec</text:span><text:span text:style-name="T153"> une connexion internet,</text:span><text:span text:style-name="T146"> installer manuellement les bibliothèques nécessaires avec la ligne de commande</text:span><text:span text:style-name="T141"> « pip install requests xlsxwriter numpy imageio opencv-python imageio-ffmpeg », </text:span><text:span text:style-name="T151">à exécuter dans un terminal.</text:span><text:span text:style-name="T133"><text:line-break/></text:span><text:span text:style-name="T150">Puis renommer « chronoHB.py</text:span><text:span text:style-name="T154">w</text:span><text:span text:style-name="T150"> » en « chronoHB.py », que vous exécuterez.</text:span></text:p>
        </text:list-item>
      </text:list>
      <text:p text:style-name="P81"/>
      <text:p text:style-name="P82"><text:span text:style-name="T368">Ensuite, chaque lancement s’effectue en</text:span> exécut<text:span text:style-name="T368">ant</text:span><text:span text:style-name="T367"> « </text:span>chronoHB/chronoHB.py<text:span text:style-name="T396">w</text:span> ».</text:p>
      <text:p text:style-name="P81"/>
      <text:p text:style-name="P211"><text:span text:style-name="T136">Il faut d</text:span><text:span text:style-name="T137">isposer de deux smartphones android avec l’application chronoHB installée : </text:span><text:span text:style-name="T136">elle est </text:span><text:span text:style-name="T138">disponible </text:span><text:span text:style-name="T139">au format apk,</text:span><text:span text:style-name="T138"> dans le dossier «</text:span><text:span text:style-name="T140">chronoHB</text:span><text:span text:style-name="T138">-android »</text:span><text:span text:style-name="T137">. </text:span><text:span text:style-name="T142">Dans les paramètres d’android, il faudra au préalable « autoriser les applications de sources inconnues » </text:span><text:span text:style-name="T143">puis transférer le fichier chronoHB_x.y.apk </text:span><text:span text:style-name="T144">en bluetooth par exemple </text:span><text:span text:style-name="T143">sur chacun d’eux pour installation</text:span><text:span text:style-name="T144">.</text:span></text:p>
      <text:p text:style-name="P78"/>
      <text:p text:style-name="P78">Un réseau (wifi) sur le lieu de la course est indispensable pour la communication entre les appareils (internet inutile : <text:span text:style-name="T295">un</text:span><text:span text:style-name="T333">e</text:span><text:span text:style-name="T295"> </text:span><text:span text:style-name="T333">petite </text:span><text:span text:style-name="T295">borne wifi à 20€ suffit. </text:span><text:span text:style-name="T333">J’utilise un TP-link Nano WR-702N. Sa portée est suffisante en plein air</text:span>).</text:p>
      <text:p text:style-name="P78"/>
      <text:h text:style-name="Heading_20_1" text:outline-level="1"><text:bookmark-start text:name="__RefHeading___Toc3027_1588615842"/>Préparation du cross<text:bookmark-end text:name="__RefHeading___Toc3027_1588615842"/></text:h>
      <text:p text:style-name="P83"/>
      <text:list xml:id="list1390047197" text:style-name="L4">
        <text:list-item>
          <text:p text:style-name="P219"><text:bookmark-start text:name="__RefHeading___Toc3137_2976250699"/>Réinitialisation des données d<text:span text:style-name="T334">e courses précédentes</text:span><text:bookmark-end text:name="__RefHeading___Toc3137_2976250699"/></text:p>
        </text:list-item>
      </text:list>
      <text:p text:style-name="P86">En cas d’utilisations antérieures du logiciel, utiliser le menu suivant pour remettre les données à zéro.</text:p>
      <text:p text:style-name="P86"><draw:frame draw:style-name="fr2" draw:name="Image2" text:anchor-type="char" svg:x="-0.15cm" svg:y="0.205cm" svg:width="12.645cm" svg:height="2.438cm" draw:z-index="7"><draw:image xlink:href="Pictures/100000010000027E0000007B930F2039AC5FEBA3.png" xlink:type="simple" xlink:show="embed" xlink:actuate="onLoad" draw:mime-type="image/png"/></draw:frame><draw:frame draw:style-name="fr1" draw:name="Image9" text:anchor-type="char" svg:x="13.021cm" svg:y="0.062cm" svg:width="6.085cm" svg:height="5.674cm" draw:z-index="3"><draw:image xlink:href="Pictures/1000000000000438000008701C32782D20455D33.jpg" xlink:type="simple" xlink:show="embed" xlink:actuate="onLoad" draw:mime-type="image/jpeg"/></draw:frame></text:p>
      <text:p text:style-name="P86"/>
      <text:p text:style-name="P86"/>
      <text:p text:style-name="P86"/>
      <text:p text:style-name="P86"/>
      <text:p text:style-name="P86"/>
      <text:p text:style-name="P168"/>
      <text:p text:style-name="P168"><draw:line text:anchor-type="paragraph" draw:z-index="29" draw:name="Forme3_8" draw:style-name="gr1" draw:text-style-name="P296" svg:x1="9.728cm" svg:y1="0.727cm" svg:x2="13.744cm" svg:y2="1.782cm"><text:p/></draw:line>Sur chaque smartphone, supprimer toutes les données antérieures dans le menu « paramètres » en cliquant sur le bouton approprié.</text:p>
      <text:p text:style-name="P189"/>
      <text:p text:style-name="P87"><draw:frame draw:style-name="fr2" draw:name="Image3" text:anchor-type="char" svg:x="8.968cm" svg:y="-0.351cm" svg:width="10.047cm" svg:height="4.242cm" draw:z-index="8"><draw:image xlink:href="Pictures/10000001000002790000014B39A802924B68514B.png" xlink:type="simple" xlink:show="embed" xlink:actuate="onLoad" draw:mime-type="image/png"/></draw:frame></text:p>
      <text:list xml:id="list92811174966569" text:continue-numbering="true" text:style-name="L4">
        <text:list-item>
          <text:p text:style-name="P219"><text:bookmark-start text:name="__RefHeading___Toc3151_2976250699"/>Préparation d’une course<text:bookmark-end text:name="__RefHeading___Toc3151_2976250699"/></text:p>
          <text:p text:style-name="P273"/>
        </text:list-item>
      </text:list>
      <text:list xml:id="list4053026729" text:style-name="L5">
        <text:list-item>
          <text:p text:style-name="P224"><text:bookmark-start text:name="__RefHeading___Toc3153_2976250699"/><text:span text:style-name="T242">Paramètres d</text:span><text:span text:style-name="T296">u cross</text:span><text:bookmark-end text:name="__RefHeading___Toc3153_2976250699"/></text:p>
        </text:list-item>
      </text:list>
      <text:p text:style-name="P91">Ce menu permet de <text:span text:style-name="T296">définir :</text:span></text:p>
      <text:list xml:id="list3539449818" text:style-name="L6">
        <text:list-item>
          <text:p text:style-name="P237">un intitulé et un lieu pour le cross, qui apparaîtront sur les dossards.</text:p>
        </text:list-item>
        <text:list-item>
          <text:p text:style-name="P237">Le type de catégories souhaitées :</text:p>
          <text:list>
            <text:list-item>
              <text:p text:style-name="P231"><text:span text:style-name="T296">basées sur l’initiale de la classe (les élèves d’un niveau 6ème, en 6A, 6B, etc seront regroupés dans des catégories 6-G et 6-F, en fonction de leur sexe. Ce choix donne accès à un </text:span>challenge par classe (les <text:span text:style-name="T296">rangs des n </text:span>meilleurs de chaque classe <text:span text:style-name="T296">seront pris en compte</text:span>).</text:p>
            </text:list-item>
            <text:list-item>
              <text:p text:style-name="P233"><text:span text:style-name="T185">catégories officielles de la fédération d’athlétisme </text:span><text:span text:style-name="T337">(</text:span><text:span text:style-name="T292">poussins, benjamins,…, </text:span><text:span text:style-name="T293">s</text:span><text:span text:style-name="T292">éniors, </text:span><text:span text:style-name="T293">m</text:span><text:span text:style-name="T292">asters</text:span><text:span text:style-name="T337">) en fonction de la date de naissance.</text:span></text:p>
            </text:list-item>
          </text:list>
        </text:list-item>
        <text:list-item>
          <text:p text:style-name="P274"><text:span text:style-name="T185">Un message vocal standard, qui pourra être énoncé à chaque coureur lors du scan du dossard, après l’arrivée. </text:span><text:span text:style-name="T173">L</text:span><text:span text:style-name="T171">a phrase qui sera prononcée par le smartphone </text:span><text:span text:style-name="T173">peut contenir </text:span><text:span text:style-name="T171">les champs </text:span><text:span text:style-name="T173">suivants qui seront</text:span><text:span text:style-name="T171"> </text:span><text:span text:style-name="T172">substitués automatiquement pour chaque coureur </text:span><text:span text:style-name="T171">: &lt;nom&gt;, &lt;prenom&gt;, &lt;classe&gt;, &lt;</text:span><text:span text:style-name="T172">categorie&gt;, &lt;dossard&gt;.</text:span></text:p>
        </text:list-item>
        <text:list-item>
          <text:p text:style-name="P275"><text:span text:style-name="T48">Un dossier </text:span><text:span text:style-name="T186">d’un disque externe</text:span><text:span text:style-name="T48"> permettant </text:span><text:span text:style-name="T186">une sauvegarde en temps réel </text:span><text:span text:style-name="T187">(chaque minute)</text:span><text:span text:style-name="T186">, durant la course. </text:span><text:span text:style-name="T106">Ainsi, en cas de plantage soudain de l’ordinateur, il est possible de prendre un ordinateur de secours </text:span><text:span text:style-name="T107">et de poursuivre sans aucune perte de donnée</text:span><text:span text:style-name="T186"> (</text:span><text:span text:style-name="T201">Cf</text:span><text:span text:style-name="T186"> </text:span><text:span text:style-name="T188">rubrique </text:span><text:span text:style-name="T186">dépannage </text:span><text:span text:style-name="T201">de cette</text:span><text:span text:style-name="T186"> document</text:span><text:span text:style-name="T201">ation</text:span><text:span text:style-name="T186">).</text:span></text:p>
        </text:list-item>
        <text:list-item>
          <text:p text:style-name="P276"><text:span text:style-name="T186">U</text:span><text:span text:style-name="T48">n choix de webcam pour filmer les arrivées : la webcam 0 est celle intégrée à un ordinateur portable. Une webcam orientable ajoutée devrait donc se voir affecté le numéro 1. Cette caméra se déclenchera lors d’une détection de mouvement. Sa sensibilité est ajustable (par défaut : 20000).</text:span></text:p>
        </text:list-item>
        <text:list-item>
          <text:p text:style-name="P277"><text:span text:style-name="T186">U</text:span><text:span text:style-name="T48">n choix de modèle</text:span><text:span text:style-name="T195">s</text:span><text:span text:style-name="T48"> de dossard</text:span><text:span text:style-name="T196">s</text:span><text:span text:style-name="T48">, amené à s’étoffer au fur et à mesure des </text:span><text:span text:style-name="T200">demandes et des </text:span><text:span text:style-name="T48">versions.<text:line-break/>Il est </text:span><text:span text:style-name="T196">important</text:span><text:span text:style-name="T48"> d’ajouter un fichier logo personnalisé : placer une </text:span><text:span text:style-name="T49">image carrée </text:span><text:span text:style-name="T122">(ou presque),</text:span><text:span text:style-name="T49"> </text:span><text:span text:style-name="T77">de taille quelconque </text:span><text:span text:style-name="T48">logo.png dans le dossier chronoH</text:span><text:span text:style-name="T197">B. E</text:span><text:span text:style-name="T48">lle sera prise en compte pour la création de vos dossards </text:span><text:span text:style-name="T198">et positionnée selon le modèle choisi </text:span><text:span text:style-name="T200">à la place du logo HB (par défaut).<text:line-break/></text:span></text:p>
          <text:p text:style-name="P238">Un QR-code plus gros peut faciliter sa numérisation. Réaliser des tests avec des dossards imprimés, froissés et le smartphone qui sera dédié à la numérisation des dossards...</text:p>
        </text:list-item>
      </text:list>
      <text:p text:style-name="P160"><draw:frame draw:style-name="fr2" draw:name="Image36" text:anchor-type="char" svg:x="1.66cm" svg:y="0.085cm" svg:width="15.683cm" svg:height="8.781cm" draw:z-index="100"><draw:image xlink:href="Pictures/100000010000046E000002A8AA2805D6C4ADB273.png" xlink:type="simple" xlink:show="embed" xlink:actuate="onLoad" draw:mime-type="image/png"/></draw:frame></text:p>
      <text:p text:style-name="P160"/>
      <text:list xml:id="list92811032333393" text:continue-list="list4053026729" text:style-name="L5">
        <text:list-header>
          <text:p text:style-name="P240"/>
        </text:list-header>
        <text:list-item>
          <text:p text:style-name="P224"><text:bookmark-start text:name="__RefHeading___Toc3177_2976250699"/>Import depuis un fichier <text:span text:style-name="T309">CSV (siècle,…)</text:span><text:bookmark-end text:name="__RefHeading___Toc3177_2976250699"/></text:p>
        </text:list-item>
      </text:list>
      <text:p text:style-name="P195"><text:span text:style-name="T126">L</text:span><text:span text:style-name="T124">e fichier doit être encodé en UTF8, avec comme séparateur le point virgule et doit contenir les champs suivants (</text:span><text:span text:style-name="T193">casse des champs indifférente, </text:span><text:span text:style-name="T124">ordre indifférent, </text:span><text:span text:style-name="T163">d’</text:span><text:span text:style-name="T125">autres champs </text:span><text:span text:style-name="T163">présents </text:span><text:span text:style-name="T125">seront ignorés)</text:span><text:span text:style-name="T124"> :</text:span></text:p>
      <text:list xml:id="list4033288858" text:style-name="L7">
        <text:list-item>
          <text:p text:style-name="P247"><text:span text:style-name="T2">champs obligatoires :</text:span><text:span text:style-name="T204"> </text:span>N<text:span text:style-name="T204">om, prénom, sexe, classe </text:span><text:span text:style-name="T298">ou naissance</text:span></text:p>
        </text:list-item>
        <text:list-item>
          <text:p text:style-name="P248"><text:span text:style-name="T1">champs facultatifs :</text:span> absent, dispensé, commentairearrivée <text:span text:style-name="T205">(sans espace entre les deux mots), </text:span><text:span text:style-name="T335">vma.</text:span></text:p>
          <text:p text:style-name="P248"/>
        </text:list-item>
      </text:list>
      <text:p text:style-name="P193"><text:soft-page-break/><text:span text:style-name="T231">Exemple de fichier c</text:span><text:span text:style-name="T230">sv </text:span><text:span text:style-name="T231">valide (visualisé </text:span><text:span text:style-name="T230">dans un tableur</text:span><text:span text:style-name="T231">)</text:span><text:span text:style-name="T230"> :</text:span></text:p>
      <text:p text:style-name="P84"><draw:frame draw:style-name="fr15" draw:name="Image1" text:anchor-type="char" svg:width="16.979cm" svg:height="1.838cm" draw:z-index="9"><draw:image xlink:href="Pictures/100000010000065A000000B0D0F67BAC381806F7.png" xlink:type="simple" xlink:show="embed" xlink:actuate="onLoad" draw:mime-type="image/png"/></draw:frame></text:p>
      <text:section text:style-name="Sect2" text:name="Section1">
        <text:p text:style-name="P28"><text:span text:style-name="T297">C</text:span>atégories par niveau <text:span text:style-name="T206">sont automatiquement créées </text:span><text:span text:style-name="T203">en fonction des noms des classes</text:span> :</text:p>
        <text:p text:style-name="P190"><text:span text:style-name="T24">D</text:span><text:span text:style-name="T23">ans ce cas, le fichier CSV devra obligatoirement contenir le champ « classe ».</text:span></text:p>
        <text:p text:style-name="P6"/>
        <text:p text:style-name="P85"><text:span text:style-name="T24">TSA</text:span><text:span text:style-name="T23">, </text:span><text:span text:style-name="T24">TSB</text:span><text:span text:style-name="T23">, </text:span><text:span text:style-name="T24">TSTG, TES, TL</text:span><text:span text:style-name="T23">… garçons courent dans la même catégorie, quelque soit leur âge. </text:span><text:span text:style-name="T24">Cela donne la catégorie T-G </text:span><text:span text:style-name="T25">(T-F pour les filles,...).</text:span></text:p>
        <text:p text:style-name="P5">Dans <text:span text:style-name="T46">l</text:span>e cas <text:span text:style-name="T46">d'un collège</text:span>, les catégories seront par exemple : 6-F (6èmes filles), 6-G (6èmes garçons), 5-F <text:span text:style-name="T47">(5èmes filles)</text:span>, etc...</text:p>
        <text:p text:style-name="P88"><text:span text:style-name="T23">L'initiale de la classe sert à identifier le niveau (les élèves d'un même sexe sont alors dans la même catégorie</text:span><text:span text:style-name="T26">)</text:span><text:span text:style-name="T23">.</text:span></text:p>
        <text:p text:style-name="P206"><text:span text:style-name="T67">C</text:span><text:span text:style-name="T52">atégories </text:span><text:span text:style-name="T67">d’athlétisme basées sur la date de naissance </text:span><text:span text:style-name="T52">par âge </text:span><text:span text:style-name="T63">:</text:span><text:span text:style-name="T96"> </text:span><text:span text:style-name="T107">dans ce cas, le fichier CSV devra contenir le champ « Naissance ».</text:span></text:p>
        <text:p text:style-name="P144"/>
        <text:p text:style-name="P205"><text:span text:style-name="T168">L</text:span><text:span text:style-name="T164">es categories sont alors automatiquement créées en fonction de la date de naissance : </text:span><text:span text:style-name="T169">poussins, benjamins,…, </text:span><text:span text:style-name="T170">s</text:span><text:span text:style-name="T169">éniors, </text:span><text:span text:style-name="T170">m</text:span><text:span text:style-name="T169">asters.</text:span></text:p>
      </text:section>
      <text:p text:style-name="P39"/>
      <text:p text:style-name="P214"><text:span text:style-name="T53">Remarques :</text:span><text:span text:style-name="T83"> </text:span></text:p>
      <text:list xml:id="list1553024309" text:style-name="L8">
        <text:list-item>
          <text:p text:style-name="P249">l’import <text:span text:style-name="T315">CSV (SIECLE</text:span><text:span text:style-name="T335">)</text:span> peut être effectué plusieurs fois :</text:p>
        </text:list-item>
      </text:list>
      <text:list xml:id="list3783744045" text:style-name="L9">
        <text:list-item>
          <text:list>
            <text:list-item>
              <text:p text:style-name="P278"><text:span text:style-name="T83">il conserve les</text:span><text:span text:style-name="T84"> </text:span><text:span text:style-name="T83">coureurs déjà existants (nom et prénom identiques) et actualise leur statut (absent, dispensé, commentaire d’arrivée)</text:span></text:p>
            </text:list-item>
            <text:list-item>
              <text:p text:style-name="P250">il crée un nouveau dossard pour tout nouveau coureur (nom et prénom non trouvés dans la base).</text:p>
            </text:list-item>
          </text:list>
        </text:list-item>
        <text:list-item>
          <text:p text:style-name="P279"><text:span text:style-name="T83">L</text:span><text:span text:style-name="T85">a saisie des absents </text:span><text:span text:style-name="T86">ou </text:span><text:span text:style-name="T85">dispensés peut-être effectuée dans </text:span><text:span text:style-name="T108">un</text:span><text:span text:style-name="T85"> tableur (mettre un champ non vide dans la colonne absent ou dispensé puis relancer un import SIECLE). Néanmoins, il est également possible de la réaliser classe par classe dans le menu associé (décrit ci-dessous) .</text:span></text:p>
        </text:list-item>
        <text:list-item>
          <text:p text:style-name="P251"><text:span text:style-name="T335">Le</text:span> champ « vma » <text:span text:style-name="T299">peut</text:span> contenir un nombre (exemple : 12,5) qui représente la VMA en km/h.</text:p>
        </text:list-item>
        <text:list-item>
          <text:p text:style-name="P280"><text:span text:style-name="T114">Le</text:span><text:span text:style-name="T108"> </text:span><text:span text:style-name="T82">champ « CommentaireArrivée » </text:span><text:span text:style-name="T108">permet la </text:span><text:span text:style-name="T82">personnalis</text:span><text:span text:style-name="T108">ation de</text:span><text:span text:style-name="T82"> l’annonce lors du scan du dossard du coureur. L’annonce vocale par défaut est </text:span><text:span text:style-name="T108">celle paramétrée dans le menu « paramètres du cross ».</text:span></text:p>
        </text:list-item>
      </text:list>
      <text:p text:style-name="P113"/>
      <text:list xml:id="list92811566124274" text:continue-list="list92811032333393" text:style-name="L5">
        <text:list-item>
          <text:p text:style-name="P225"><text:bookmark-start text:name="__RefHeading___Toc3175_2976250699"/>Paramètres des courses<text:bookmark-end text:name="__RefHeading___Toc3175_2976250699"/></text:p>
        </text:list-item>
      </text:list>
      <text:p text:style-name="P34"/>
      <text:p text:style-name="P45"><text:span text:style-name="T251">Un </text:span>groupement<text:span text:style-name="T251"> est une association de plusieurs catégories </text:span><text:span text:style-name="T256">(créées automatiquement) </text:span><text:span text:style-name="T251">pour lesquelles les trois critères suivants sont remplis :</text:span></text:p>
      <text:list xml:id="list4092336520" text:style-name="L10">
        <text:list-item>
          <text:p text:style-name="P241">le départ des catégories sera donné en même temps.</text:p>
        </text:list-item>
        <text:list-item>
          <text:p text:style-name="P241">la distance parcourue est identique.</text:p>
        </text:list-item>
        <text:list-item>
          <text:p text:style-name="P241">l’affichage des chronos de courses et le classement sera effectué dans un unique tableau.</text:p>
        </text:list-item>
      </text:list>
      <text:p text:style-name="P147"><draw:frame draw:style-name="fr2" draw:name="Image47" text:anchor-type="char" svg:x="-0.095cm" svg:y="0.448cm" svg:width="18.9cm" svg:height="6.195cm" draw:z-index="79"><draw:image xlink:href="Pictures/10000001000005FA000001B9FAB9D4E6C61B3328.png" xlink:type="simple" xlink:show="embed" xlink:actuate="onLoad" draw:mime-type="image/png"/></draw:frame></text:p>
      <text:p text:style-name="P147">Dans la partie gauche, sont disposées les noms des catégories présentes dans la base : il est possible d’associer un même numéro <text:span text:style-name="T335">pour former un groupement</text:span>.</text:p>
      <text:p text:style-name="P147"/>
      <text:p text:style-name="P147">Dans <text:span text:style-name="T302">la partie</text:span> de droite, <text:span text:style-name="T302">les groupements sont générés par rapport aux associations effectuées à gauche. </text:span><text:span text:style-name="T303">L</text:span><text:span text:style-name="T302">es noms </text:span><text:span text:style-name="T303">par défaut </text:span><text:span text:style-name="T302">de</text:span><text:span text:style-name="T303">s</text:span><text:span text:style-name="T302"> groupements </text:span><text:span text:style-name="T303">sont </text:span><text:span text:style-name="T302">modifiables. </text:span><text:span text:style-name="T303">Il est proposé d’indiquer la distance parcourue, en kilomètres (pour le calcul de la vitesse moyenne </text:span><text:span text:style-name="T312">et d</text:span><text:span text:style-name="T336">u pourcentage</text:span><text:span text:style-name="T312"> de VMA</text:span><text:span text:style-name="T303">).</text:span></text:p>
      <text:p text:style-name="P141"><text:soft-page-break/></text:p>
      <text:list xml:id="list92810559578787" text:continue-list="list92811566124274" text:style-name="L5">
        <text:list-item>
          <text:p text:style-name="P224"><text:bookmark-start text:name="__RefHeading___Toc3173_2976250699"/>Génér<text:span text:style-name="T242">er</text:span> <text:span text:style-name="T242">tous l</text:span>es dossards en pdf<draw:frame draw:style-name="fr14" draw:name="Image18" text:anchor-type="char" svg:x="13.446cm" svg:y="0.088cm" svg:width="5.694cm" svg:height="7.909cm" draw:z-index="76"><draw:image xlink:href="Pictures/10000001000000EA0000014502CB28963A42B35B.png" xlink:type="simple" xlink:show="embed" xlink:actuate="onLoad" draw:mime-type="image/png"/></draw:frame><text:bookmark-end text:name="__RefHeading___Toc3173_2976250699"/></text:p>
        </text:list-item>
      </text:list>
      <text:p text:style-name="P117">Ce menu lance la génération<text:span text:style-name="T247"> </text:span>des dossards <text:span text:style-name="T246">de toutes les courses</text:span> en pdf.</text:p>
      <text:p text:style-name="P117"><text:span text:style-name="T247">La génération des pdf prend un temps certain : un message indique la fin de la création. </text:span>Les dossards sont générés dans un sous-dossier nommé « dossards », <text:span text:style-name="T239">qui s’ouvre quand les dossards sont prêts (sous windows </text:span><text:span text:style-name="T382">uniquement</text:span><text:span text:style-name="T239">)</text:span>. </text:p>
      <text:p text:style-name="P117"/>
      <text:p text:style-name="P24">Pour des raisons pratiques, plusieurs types de fichiers pdf sont créés :</text:p>
      <text:p text:style-name="P24"/>
      <text:list xml:id="list3901512479" text:style-name="L11">
        <text:list-item>
          <text:p text:style-name="P252"><text:span text:style-name="T1">0-TousLesDossards.pdf</text:span> contient les dossards de toutes les courses. Cela permet de lancer en une fois toutes les impressions (deux dossards par feuille).</text:p>
        </text:list-item>
        <text:list-item>
          <text:p text:style-name="P252"><text:span text:style-name="T1">0-listing.pdf</text:span> contient un listing de tous les QR-codes par classe. Une impression préventive peut permettre (à l’aide d’un cache percé) de scanner rapidement sur la ligne d’arrivée le QR-code d’un participant qui aurait perdu son dossard en course, <text:span text:style-name="T248">qui aurait oublié son numéro et que l’on ne pourrait pas retrouver depuis la recherche sur le smartphone (cas d’une panne wifi temporaire)</text:span>.</text:p>
        </text:list-item>
        <text:list-item>
          <text:p text:style-name="P252"><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141"><draw:frame draw:style-name="fr2" draw:name="Image4" text:anchor-type="char" svg:x="11.081cm" svg:y="-0.439cm" svg:width="8.109cm" svg:height="7.398cm" draw:z-index="10"><draw:image xlink:href="Pictures/1000000100000266000001D61257CEC0C8C2BDE8.png" xlink:type="simple" xlink:show="embed" xlink:actuate="onLoad" draw:mime-type="image/png"/></draw:frame></text:p>
      <text:list xml:id="list92811470311507" text:continue-list="list92810559578787" text:style-name="L5">
        <text:list-item>
          <text:p text:style-name="P224"><text:bookmark-start text:name="__RefHeading___Toc3171_2976250699"/><text:span text:style-name="T124">A</text:span><text:span text:style-name="T126">jout manuel d’un coureur</text:span><text:bookmark-end text:name="__RefHeading___Toc3171_2976250699"/></text:p>
        </text:list-item>
      </text:list>
      <text:p text:style-name="P114">Il est possible d’ajouter <text:span text:style-name="T300">plusieurs</text:span> coureur<text:span text:style-name="T300">s</text:span> <text:span text:style-name="T338">successivement</text:span> <text:span text:style-name="T300">par des appuis successifs sur « </text:span><text:span text:style-name="T338">OK</text:span><text:span text:style-name="T300"> puis nouvelle saisie ».</text:span></text:p>
      <text:p text:style-name="P148"><draw:line text:anchor-type="paragraph" draw:z-index="78" draw:name="Forme3_ 16" draw:style-name="gr1" draw:text-style-name="P296" svg:x1="8.195cm" svg:y1="0.284cm" svg:x2="14.104cm" svg:y2="2.15cm"><text:p/></draw:line>La catégorie est indiquée en temps réel.</text:p>
      <text:p text:style-name="P142"/>
      <text:p text:style-name="P142">Quand tous les coureurs ajoutés manuellement ont été créés, un bouton « imprimer les dossards non imprimés » permet d’effectuer une impression <text:span text:style-name="T304">rapide</text:span> des dossards qui ont été nouvellement créés <text:span text:style-name="T304">manuellement </text:span>(pour éviter <text:span text:style-name="T304">de régénérer tous les dossards et d’avoir à effectuer un tri et du ga</text:span>chis).</text:p>
      <text:p text:style-name="P113"/>
      <text:p text:style-name="P19"><text:span text:style-name="T230">Remarque :</text:span> sous linux ou MacOS, l’impression automatique ne s’effectuera pas <text:span text:style-name="T387">(non implémenté)</text:span>. Par contre, un fichier dossard/A-imprimer.pdf sera généré. <text:span text:style-name="T387">Il contient les </text:span><text:span text:style-name="T388">nouveaux </text:span><text:span text:style-name="T387">dossards à imprimer manuellement.</text:span><draw:frame draw:style-name="fr2" draw:name="Image45" text:anchor-type="char" svg:x="9.643cm" svg:y="1.591cm" svg:width="9.629cm" svg:height="6.315cm" draw:z-index="77"><draw:image xlink:href="Pictures/10000001000002F3000001ED99017EA890E09DB6.png" xlink:type="simple" xlink:show="embed" xlink:actuate="onLoad" draw:mime-type="image/png"/></draw:frame></text:p>
      <text:p text:style-name="P113"/>
      <text:list xml:id="list92811589072252" text:continue-numbering="true" text:style-name="L5">
        <text:list-item>
          <text:p text:style-name="P224"><text:bookmark-start text:name="__RefHeading___Toc3169_2976250699"/><text:span text:style-name="T189">Modification</text:span><text:span text:style-name="T126"> manuel</text:span><text:span text:style-name="T189">le</text:span><text:span text:style-name="T126"> d’un coureur</text:span><text:bookmark-end text:name="__RefHeading___Toc3169_2976250699"/></text:p>
        </text:list-item>
      </text:list>
      <text:p text:style-name="P115">Il est possible <text:span text:style-name="T301">de modifier toutes les caractéristiques d’un dossard donné :</text:span></text:p>
      <text:p text:style-name="P143">nom, prénom, <text:span text:style-name="T305">sexe, </text:span>classe ou date de naissance, <text:span text:style-name="T305">VMA et commentaire à l’arrivée.</text:span></text:p>
      <text:p text:style-name="P143"/>
      <text:p text:style-name="P149">En pleine course, <text:span text:style-name="T306">même après les départs, </text:span>il est possible de modifier la catégorie d’un coureur pour corriger une erreur de saisie. <text:span text:style-name="T306">Cela recalculera tous les temps et rangs dans l’ensemble des catégories.</text:span></text:p>
      <text:p text:style-name="P20"/>
      <text:list xml:id="list92811594586060" text:continue-numbering="true" text:style-name="L5">
        <text:list-item>
          <text:p text:style-name="P224"><text:bookmark-start text:name="__RefHeading___Toc3167_2976250699"/><text:span text:style-name="T190">Imprimer tous les dossards non encore imprimés </text:span><text:span text:style-name="T199">(sous windows uniquement)</text:span><text:bookmark-end text:name="__RefHeading___Toc3167_2976250699"/></text:p>
        </text:list-item>
      </text:list>
      <text:p text:style-name="P145">On peut supposer que les dossards générés avant la course avec le menu « générer tous les dossards » ont été imprimés. Ce menu génère une impression immédiate des dossards <text:span text:style-name="T1">créés manuellement</text:span> et non encore imprimés, sur l’imprimante par défaut.</text:p>
      <text:p text:style-name="P145">Cela permet de réaliser des inscriptions le jour J et d’<text:span text:style-name="T339">imprimer</text:span> automatiquement par paquets de 2 (pour économiser du papier <text:span text:style-name="T339">par rapport au menu « imprimer un dossard particulier »</text:span>).</text:p>
      <text:p text:style-name="P33"/>
      <text:list xml:id="list92811454901415" text:continue-numbering="true" text:style-name="L5">
        <text:list-item>
          <text:p text:style-name="P224"><text:bookmark-start text:name="__RefHeading___Toc3165_2976250699"/><text:soft-page-break/><text:span text:style-name="T190">Imprimer </text:span><text:span text:style-name="T191">un</text:span><text:span text:style-name="T190"> dossard </text:span><text:span text:style-name="T191">particulier</text:span><text:bookmark-end text:name="__RefHeading___Toc3165_2976250699"/></text:p>
        </text:list-item>
      </text:list>
      <text:p text:style-name="P129">Il est également possible d’imprimer un seul dossard <text:span text:style-name="T240">en cliquant sur un bouton </text:span><text:span text:style-name="T245">correspondant au nom du coureur </text:span><text:span text:style-name="T310">(une demi-page gachée). Cela a une vocation de dépannage et un caractère d’urgence.</text:span></text:p>
      <text:p text:style-name="P146"><draw:frame draw:style-name="fr3" draw:name="Image48" text:anchor-type="char" svg:x="1.413cm" svg:y="0.007cm" svg:width="15.76cm" svg:height="4.785cm" draw:z-index="80"><draw:image xlink:href="Pictures/10000001000003FD00000136AA61C49DA6050914.png" xlink:type="simple" xlink:show="embed" xlink:actuate="onLoad" draw:mime-type="image/png"/></draw:frame></text:p>
      <text:p text:style-name="P17"><text:span text:style-name="T319">Pas éco-responsable ! <text:s/></text:span>:-<text:span text:style-name="T319">(</text:span></text:p>
      <text:p text:style-name="P17"/>
      <text:p text:style-name="P18"><text:span text:style-name="T230">Remarque :</text:span> sous linux ou MacOS, l’impression automatique ne s’effectuera pas <text:span text:style-name="T387">(non implémenté)</text:span>. Par contre, un fichier dossard/A-imprimer.pdf sera généré. <text:span text:style-name="T387">Il contient le dossard </text:span><text:span text:style-name="T388">sélectionné</text:span><text:span text:style-name="T387"> à imprimer manuellement.</text:span></text:p>
      <text:p text:style-name="P35"/>
      <text:list xml:id="list92811496917792" text:continue-numbering="true" text:style-name="L5">
        <text:list-item>
          <text:p text:style-name="P224"><text:bookmark-start text:name="__RefHeading___Toc3163_2976250699"/>Saisi<text:span text:style-name="T242">r</text:span> <text:span text:style-name="T242">l</text:span>es absents et dispensés<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bookmark-end text:name="__RefHeading___Toc3163_2976250699"/></text:p>
        </text:list-item>
      </text:list>
      <text:p text:style-name="P33"/>
      <text:p text:style-name="P116">Ces informations peuvent être saisies à priori dans le fichier SIECLE importé. </text:p>
      <text:p text:style-name="P116"><draw:line text:anchor-type="paragraph" draw:z-index="56" draw:name="Forme3_ 2" draw:style-name="gr1" draw:text-style-name="P296" svg:x1="6.519cm" svg:y1="1.092cm" svg:x2="7.835cm" svg:y2="0.034cm"><text:p/></draw:line></text:p>
      <text:p text:style-name="P116"/>
      <text:p text:style-name="P116">Néanmoins, le menu ci-contre permet des modifications (liées notamment à l’appel). Ces modifications s’effectuent par classe <text:span text:style-name="T340">ou par catégorie d’âge</text:span>.</text:p>
      <text:p text:style-name="P116"/>
      <text:p text:style-name="P93"/>
      <text:p text:style-name="P92"><draw:frame draw:style-name="fr2" draw:name="Image7" text:anchor-type="char" svg:x="14.18cm" svg:y="-0.503cm" svg:width="4.932cm" svg:height="6.294cm" draw:z-index="5"><draw:image xlink:href="Pictures/10000001000001A100000214A8F99A66F1AA6EDE.png" xlink:type="simple" xlink:show="embed" xlink:actuate="onLoad" draw:mime-type="image/png"/></draw:frame></text:p>
      <text:p text:style-name="P90"/>
      <text:list xml:id="list92812285084802" text:continue-numbering="true" text:style-name="L5">
        <text:list-item>
          <text:p text:style-name="P226"><text:bookmark-start text:name="__RefHeading___Toc3161_2976250699"/>Paramétrage des smartphones<text:bookmark-end text:name="__RefHeading___Toc3161_2976250699"/></text:p>
        </text:list-item>
      </text:list>
      <text:p text:style-name="P29"/>
      <text:p text:style-name="P197"><text:span text:style-name="T87">Les smartphones </text:span><text:span text:style-name="T89">android </text:span><text:span text:style-name="T87">doivent se situer sur un même réseau que l’ordinateur (point d’accès wifi, partage de connexion d’un des smartphones, …).</text:span></text:p>
      <text:p text:style-name="P202"><draw:line text:anchor-type="paragraph" draw:z-index="55" draw:name="Forme3_5" draw:style-name="gr1" draw:text-style-name="P296" svg:x1="7.347cm" svg:y1="0.783cm" svg:x2="15.406cm" svg:y2="1.96cm"><text:p/></draw:line><text:span text:style-name="T87">L’adresse </text:span><text:span text:style-name="T115">réseau</text:span><text:span text:style-name="T87"> du serveur doit être saisie sur les </text:span><text:span text:style-name="T88">deux téléphones </text:span><text:span text:style-name="T94">dans le menu « paramètres »</text:span><text:span text:style-name="T87">.</text:span></text:p>
      <text:p text:style-name="P118"/>
      <text:p text:style-name="P140"/>
      <text:p text:style-name="P140"><draw:line text:anchor-type="paragraph" draw:z-index="27" draw:name="Forme3_6" draw:style-name="gr1" draw:text-style-name="P296" svg:x1="10.38cm" svg:y1="1.078cm" svg:x2="12.83cm" svg:y2="3.96cm"><text:p/></draw:line>Il est <text:span text:style-name="T1">fortement souhaitable</text:span> d’empêcher la mise en veille du smartphone n°1, présent sur la ligne d’arrivée. <text:span text:style-name="T341">Le temps de</text:span> déverrouillage p<text:span text:style-name="T341">eu</text:span>t fausser les temps mesurés.</text:p>
      <text:p text:style-name="P140">Ce smartphone peut être branché pour éviter toute panne.<draw:frame draw:style-name="fr1" draw:name="Image8" text:anchor-type="char" svg:x="12.771cm" svg:y="0.353cm" svg:width="6.541cm" svg:height="6.1cm" draw:z-index="2"><draw:image xlink:href="Pictures/1000000000000438000008701C32782D20455D33.jpg" xlink:type="simple" xlink:show="embed" xlink:actuate="onLoad" draw:mime-type="image/jpeg"/></draw:frame></text:p>
      <text:p text:style-name="P127"/>
      <text:p text:style-name="P127"/>
      <text:p text:style-name="P127"/>
      <text:p text:style-name="P127"/>
      <text:p text:style-name="P127"><draw:line text:anchor-type="paragraph" draw:z-index="75" draw:name="Forme3_ 15" draw:style-name="gr1" draw:text-style-name="P296" svg:x1="9.92cm" svg:y1="0.404cm" svg:x2="12.77cm" svg:y2="0.871cm"><text:p/></draw:line>Une saisie manuelle est possible dans le champ approprié.</text:p>
      <text:p text:style-name="P119"><draw:line text:anchor-type="paragraph" draw:z-index="28" draw:name="Forme3_7" draw:style-name="gr1" draw:text-style-name="P296" svg:x1="10.345cm" svg:y1="0.873cm" svg:x2="13.315cm" svg:y2="1.663cm"><text:p/></draw:line>Une recherche automatique <text:span text:style-name="T342">du serveur </text:span>existe <text:span text:style-name="T342">pour les <text:line-break/>non-connaisseurs</text:span> (le logiciel <text:span text:style-name="T220">chronoHB </text:span>doit être actif <text:line-break/><text:span text:style-name="T220">et les deux appareils sur le même réseau wifi</text:span>). <text:line-break/></text:p>
      <text:p text:style-name="P119"/>
      <text:p text:style-name="P120"/>
      <text:p text:style-name="P121">Parfois, en cas de problème de connexion, il peut être utile de <text:line-break/>désactiver le pare-feu de l’ordinateur (ou d’autoriser python pour les connexion<text:span text:style-name="T243">s</text:span> entrantes <text:span text:style-name="T237">à la première exécution </text:span><text:span text:style-name="T342">de chronoHB</text:span>).</text:p>
      <text:p text:style-name="P94"><draw:line text:anchor-type="paragraph" draw:z-index="53" draw:name="Forme3_23" draw:style-name="gr1" draw:text-style-name="P296"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p>
      <text:p text:style-name="P94"/>
      <text:p text:style-name="P95"/>
      <text:p text:style-name="P95"/>
      <text:p text:style-name="P95"/>
      <text:p text:style-name="P95"/>
      <text:p text:style-name="P95"/>
      <text:p text:style-name="P95"/>
      <text:p text:style-name="P95"/>
      <text:p text:style-name="Standard"/>
      <text:p text:style-name="Standard"/>
      <text:h text:style-name="Heading_20_1" text:outline-level="1"><text:bookmark-start text:name="__RefHeading___Toc3069_1588615842"/>Matériel nécessaire pour une course<text:bookmark-end text:name="__RefHeading___Toc3069_1588615842"/></text:h>
      <text:p text:style-name="P128"/>
      <text:p text:style-name="P27">Le matériel suivant peut être nécessaire pour l’organisation d’une course :</text:p>
      <text:p text:style-name="P150"/>
      <text:list xml:id="list4049245391" text:style-name="L12">
        <text:list-item>
          <text:p text:style-name="P281">Un ordinateur <text:span text:style-name="T327">serveur chronoHB </text:span>(+ un en secours)</text:p>
        </text:list-item>
        <text:list-item>
          <text:p text:style-name="P281"><text:span text:style-name="T328">Une</text:span><text:span text:style-name="T329"> imprimante </text:span><text:span text:style-name="T330">(USB ou wifi)</text:span><text:span text:style-name="T329"> pour </text:span><text:span text:style-name="T343">es </text:span><text:span text:style-name="T324">impressions des </text:span><text:span text:style-name="T329">dossards de dernière minute,</text:span><text:span text:style-name="T343"> celles des</text:span><text:span text:style-name="T329"> résultats </text:span><text:span text:style-name="T324">des courses</text:span><text:span text:style-name="T329"> </text:span><text:span text:style-name="T343">et les</text:span><text:span text:style-name="T329"> statistiques </text:span><text:span text:style-name="T343">globales</text:span><text:span text:style-name="T329">.</text:span></text:p>
        </text:list-item>
        <text:list-item>
          <text:p text:style-name="P285"><text:span text:style-name="T324">Une c</text:span>lé USB branchée en permanence à l’ordinateur actif pour sauvegardes régulières automatiques.</text:p>
        </text:list-item>
        <text:list-item>
          <text:p text:style-name="P282">Un <text:span text:style-name="T325">téléphone ou un</text:span>e tablette <text:span text:style-name="T11">android</text:span><text:span text:style-name="T325"> </text:span>sur la ligne d’arrivée (+ <text:span text:style-name="T324">un en </text:span>secours)</text:p>
        </text:list-item>
        <text:list-item>
          <text:p text:style-name="P283">Un téléphone <text:span text:style-name="T11">android</text:span> <text:span text:style-name="T344">(le plus performant des deux) </text:span>pour scanner les dossards (+ un <text:span text:style-name="T324">en</text:span> secours) : de la qualité de l’appareil photo dépend la distance de reconnaissance des Qrcodes, de la rapidité du processeur dépend le délai avant l’annonce du message vocal aux coureurs.<text:line-break/><text:line-break/><text:span text:style-name="T10">A tout moment, un autre smartphone peut prendre le relai d’un des précédents pour quelque rôle que ce soit. </text:span><text:span text:style-name="T257">Configurer un ou deux smartphones de secours au préalable est souhaitable.</text:span></text:p>
          <text:p text:style-name="P282"/>
        </text:list-item>
        <text:list-item>
          <text:p text:style-name="P284"><text:span text:style-name="T323">Des</text:span> rallonges <text:span text:style-name="T324">(une jusqu’à la ligne d’arrivée, une autre jusqu’à l’affichage (TV ou ordinateur n°2)).</text:span></text:p>
        </text:list-item>
        <text:list-item>
          <text:p text:style-name="P284"><text:span text:style-name="T324">Des </text:span>multiprises (<text:span text:style-name="T324">au moins </text:span>une pour ordinateur + <text:span text:style-name="T324">smartphone n°1 branché en permanence</text:span> <text:span text:style-name="T324">+ borne wifi). Le smartphone qui scanne les dossards peut ne peut être branché mais doit être à portée d</text:span><text:span text:style-name="T345">u réseau</text:span><text:span text:style-name="T324"> </text:span><text:span text:style-name="T346">wifi</text:span><text:span text:style-name="T324">.</text:span></text:p>
        </text:list-item>
        <text:list-item>
          <text:p text:style-name="P282">1 borne wifi (en secours : <text:span text:style-name="T323">possibilité de</text:span> partage de connexion internet d’un téléphone).</text:p>
        </text:list-item>
        <text:list-item>
          <text:p text:style-name="P286">1 TV <text:span text:style-name="T347">et un</text:span> long cable VGA (ou HDMI) jusqu’à l’ordinateur <text:span text:style-name="T327">serveur</text:span><text:line-break/><text:span text:style-name="T327">ou</text:span><text:span text:style-name="T324"> un deuxième ordinateur (raspberry pi suffisant) connecté au même réseau wifi pour </text:span><text:span text:style-name="T347">un </text:span><text:span text:style-name="T324">affichage </text:span><text:span text:style-name="T347">en temps réel</text:span><text:span text:style-name="T324"> </text:span><text:span text:style-name="T347">des résultats </text:span><text:span text:style-name="T328">sans fil.</text:span></text:p>
        </text:list-item>
        <text:list-item>
          <text:p text:style-name="P287">Transformateurs pour téléphones <text:span text:style-name="T325">(ou</text:span> tablette<text:span text:style-name="T325">s)</text:span> en nombre suffisant.</text:p>
        </text:list-item>
      </text:list>
      <text:p text:style-name="P208"/>
      <text:p text:style-name="P208"/>
      <text:p text:style-name="P200">Facultatif : </text:p>
      <text:list xml:id="list92811770761015" text:continue-numbering="true" text:style-name="L12">
        <text:list-item>
          <text:p text:style-name="P288"><text:span text:style-name="T326">si un deuxième ordinateur est utilisé pour les résultats après l’arrivée, un écran d’ordinateur permettra un affichage double écran</text:span>. Ainsi, on <text:span text:style-name="T347">peut </text:span>voi<text:span text:style-name="T347">r</text:span> ce que l’<text:span text:style-name="T326">autre ordinateur</text:span> affiche <text:span text:style-name="T331">en même temps</text:span>, <text:span text:style-name="T347">gérer plus aisément des soucis avec le double écran</text:span>...</text:p>
        </text:list-item>
      </text:list>
      <text:p text:style-name="P151"/>
      <text:p text:style-name="P151"/>
      <text:p text:style-name="P151"/>
      <text:p text:style-name="P152"/>
      <text:h text:style-name="Heading_20_1" text:outline-level="1"><text:bookmark-start text:name="__RefHeading___Toc3071_1588615842"/>Disposition pratique <text:span text:style-name="T307">sur la ligne d’arrivée</text:span><text:bookmark-end text:name="__RefHeading___Toc3071_1588615842"/></text:h>
      <text:p text:style-name="P175"/>
      <text:p text:style-name="P174">Le smartphone <text:span text:style-name="T320">n°1</text:span>, qui mesurera les temps, <text:span text:style-name="T270">ainsi que l’ordinateur, qui centralisera les </text:span><text:span text:style-name="T282">données,</text:span><text:span text:style-name="T270"> </text:span>doi<text:span text:style-name="T270">vent</text:span> être exactement sur la ligne d’arrivée. <text:span text:style-name="T281">En pratique, i</text:span><text:span text:style-name="T271">l est confortable de </text:span><text:span text:style-name="T273">pouvoir affecter régulièrement un temps à un coureur directement sur</text:span><text:span text:style-name="T271"> l’ordinateur </text:span><text:span text:style-name="T273">juste à côté</text:span><text:span text:style-name="T271">. </text:span><text:span text:style-name="T273">En effet,</text:span><text:span text:style-name="T271"> quand l’opérateur sur le smartphone </text:span><text:span text:style-name="T279">n°1 (</text:span><text:span text:style-name="T273">affecté à la ligne d’arrivée</text:span><text:span text:style-name="T279">)</text:span><text:span text:style-name="T273"> est</text:span><text:span text:style-name="T271"> débordé par les arrivées nombreuses, </text:span><text:span text:style-name="T273">celui ne peut pas effectuer l’affectation sur le téléphone : </text:span><text:span text:style-name="T279">il est préférable d’effectuer l’association sur le serveur</text:span><text:span text:style-name="T271">.</text:span></text:p>
      <text:p text:style-name="P178"/>
      <text:p text:style-name="P175"><text:span text:style-name="T276">Q</text:span><text:span text:style-name="T272">uelques mètres après la ligne d’arrivée, des barrières permettent de guider les coureurs vers un couloir au bout duquel le deuxième opérateur (sur le deuxième smartphone) scannera les QR-codes des dossards. </text:span></text:p>
      <text:p text:style-name="P179"/>
      <text:p text:style-name="P175"><text:span text:style-name="T274">Une personne sera chargée des départages sur la ligne d’arrivée et indiquera dans quel ordre les coureurs devront s’engager dans le couloir. Dans une future version, une « photo-vidéo finish » sera </text:span><text:span text:style-name="T277">disponible</text:span><text:span text:style-name="T274"> sur l’</text:span><text:span text:style-name="T275">ordinateur</text:span><text:span text:style-name="T274"> </text:span><text:span text:style-name="T277">pour </text:span><text:span text:style-name="T280">palier</text:span><text:span text:style-name="T277"> toute contestation.</text:span></text:p>
      <text:p text:style-name="P179"/>
      <text:p text:style-name="P175"><text:span text:style-name="T276">Dans l’idéal, </text:span><text:span text:style-name="T274">pour une meilleur</text:span><text:span text:style-name="T276">e</text:span><text:span text:style-name="T274"> communication entre les divers acteurs, </text:span><text:span text:style-name="T276">s</text:span><text:span text:style-name="T274">i le lieu le permet, il est possible de faire revenir en arrière le couloir </text:span><text:span text:style-name="T278">permettant de</text:span><text:span text:style-name="T276"> scanner les </text:span><text:span text:style-name="T278">dossards des </text:span><text:span text:style-name="T276">coureurs</text:span><text:span text:style-name="T274">. </text:span><text:span text:style-name="T278">Ainsi, les diverses personnes chargées de l’organisation sont plus proches (et le wifi a la portée requise à coup sûr).</text:span></text:p>
      <text:p text:style-name="P181"/>
      <text:h text:style-name="P213" text:outline-level="1"><text:bookmark-start text:name="__RefHeading___Toc3073_1588615842"/><text:span text:style-name="T264">Un peu</text:span><text:span text:style-name="T250"> avant</text:span><text:span text:style-name="T249"> la course</text:span><text:bookmark-end text:name="__RefHeading___Toc3073_1588615842"/></text:h>
      <text:p text:style-name="P177">Si vous souhaitez utiliser une <text:span text:style-name="T1">imprimante</text:span> le jour J, <text:span text:style-name="T1">la paramétrer par défaut dans windows</text:span>, ce qui permettra des impressions immédiates depuis chronoHB. Actuellement, aucune gestion directe des imprimantes n’est implémentée dans le logiciel.</text:p>
      <text:p text:style-name="P177"/>
      <text:p text:style-name="P171">Veillez à ce que l’ordinateur utilisé soit <text:span text:style-name="T1">à jour</text:span>, ait lancé un scan antivirus récent (ou désactiver l’antivirus temporairement). En effet, une mise à jour de windows <text:span text:style-name="T383">ou macOS</text:span>, un scan antivirus qui se lanceraient durant le cross pourraient avoir un impact négatif sur les performances et donc sur le délai de réaction de l’ordinateur. Cela pourrait affecter (à la marge) la précision des temps mesurés.</text:p>
      <text:p text:style-name="P170"/>
      <text:p text:style-name="P182">Côté connexion wifi, deux situations peuvent se rencontrer :</text:p>
      <text:list xml:id="list3642689985" text:style-name="L13">
        <text:list-item>
          <text:p text:style-name="P261">en cas d’utilisation <text:span text:style-name="T265">prévue </text:span>d’une borne wifi, non reliée à internet :<text:span text:style-name="T208"> les ordinateurs ne changeront pas d’heure en cours de cross puisqu’ils n’ont pas internet pour se régler. Il n’y a donc aucun risque </text:span><text:span text:style-name="T215">et il est inutile de vérifier s’ils sont à l’heure </text:span><text:span text:style-name="T216">ou non</text:span><text:span text:style-name="T215">.</text:span></text:p>
        </text:list-item>
        <text:list-item>
          <text:p text:style-name="P262">en cas de partage de connexion d’un smartphone utilisé comme borne wifi :<text:span text:style-name="T208"> </text:span><text:span text:style-name="T212">pour éviter que les appareils </text:span><text:span text:style-name="T213">(smartphones, ordinateur) </text:span><text:span text:style-name="T212">changent d’heure en plein milieu de la course, il </text:span><text:span text:style-name="T214">est</text:span><text:span text:style-name="T211"> conseillé</text:span><text:span text:style-name="T214"> de</text:span><text:span text:style-name="T212"> </text:span><text:span text:style-name="T208">forcer la mise à l’heure </text:span><text:span text:style-name="T212">de tous ceux susceptibles d’être</text:span><text:span text:style-name="T208"> utilisés</text:span><text:span text:style-name="T210"> avant</text:span><text:span text:style-name="T208"> la course ! </text:span><text:span text:style-name="T212">(voir page suivante).</text:span></text:p>
          <text:p text:style-name="P263"/>
          <text:p text:style-name="P264"><text:span text:style-name="T23">N.B. : il n’est pas important que les divers appareils soient réglés à la même heure. </text:span><text:span text:style-name="T40">Le décalage horaire entre ceux-ci est correctement géré par le logiciel chronoHB.</text:span><text:span text:style-name="T23"> </text:span><text:span text:style-name="T42">De plus, même si le serveur n’est pas joignable durant un certain temps, les temps transférés ultérieurement seront corrects</text:span><text:span text:style-name="T30">.</text:span><text:span text:style-name="T23"><text:line-break/>Par contre, si un appareil change d’heure entre la mesure d’un temps et son envoi sur le serveur, cela peut créer une erreur de mesure pour ce (seul) temps. Cette situation peut être considérée comme exceptionnelle car les données sont toujours envoyées </text:span><text:span text:style-name="T35">quasiment </text:span><text:span text:style-name="T23">immédiatement, sauf en cas de perte de connexion wifi </text:span><text:span text:style-name="T31">ou extinction de l’ordinateur serveur, …</text:span><text:span text:style-name="T23"> <text:line-break/></text:span><text:span text:style-name="T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33">Une mise à l’heure préalable des appareils est là pour sécuriser ce </text:span><text:span text:style-name="T34">seul </text:span><text:span text:style-name="T33">cas de figure </text:span><text:span text:style-name="T43">improbable</text:span><text:span text:style-name="T33">.</text:span></text:p>
        </text:list-item>
      </text:list>
      <text:p text:style-name="P183"/>
      <text:p text:style-name="P186"/>
      <text:p text:style-name="P187">Pour les grands stressés :</text:p>
      <text:p text:style-name="P188"/>
      <text:p text:style-name="P176"><text:span text:style-name="T233">Dans windows :</text:span><text:span text:style-name="T264"> double clic sur l’horloge en bas à droite puis « paramètres de date et d’heure ».</text:span></text:p>
      <text:list xml:id="list92811426503848" text:continue-numbering="true" text:style-name="L13">
        <text:list-header>
          <text:p text:style-name="P263"><draw:line text:anchor-type="paragraph" draw:z-index="60" draw:name="Forme3_ 6" draw:style-name="gr1" draw:text-style-name="P296" svg:x1="12.913cm" svg:y1="0.049cm" svg:x2="11.599cm" svg:y2="0.538cm"><text:p/></draw:line><draw:frame draw:style-name="fr2" draw:name="Image28" text:anchor-type="char" svg:x="7.107cm" svg:y="0.337cm" svg:width="11.684cm" svg:height="2.584cm" draw:z-index="59"><draw:image xlink:href="Pictures/100000010000021A000000779FECE0B9BDF63DE8.png" xlink:type="simple" xlink:show="embed" xlink:actuate="onLoad" draw:mime-type="image/png"/></draw:frame></text:p>
        </text:list-header>
      </text:list>
      <text:p text:style-name="P171"/>
      <text:p text:style-name="P171"><draw:line text:anchor-type="paragraph" draw:z-index="62" draw:name="Forme3_ 7" draw:style-name="gr1" draw:text-style-name="P296" svg:x1="4.99cm" svg:y1="1.633cm" svg:x2="5.306cm" svg:y2="4.064cm"><text:p/></draw:line><text:line-break/>Dans la fenêtre qui s’ouvre, choisir « synchroniser maintenant ».</text:p>
      <text:p text:style-name="P171"/>
      <text:p text:style-name="P171"><draw:frame draw:style-name="fr2" draw:name="Image39" text:anchor-type="char" svg:x="1.849cm" svg:y="0.132cm" svg:width="11.762cm" svg:height="3.348cm" draw:z-index="61"><draw:image xlink:href="Pictures/1000000100000275000000B32843326C134B0D32.png" xlink:type="simple" xlink:show="embed" xlink:actuate="onLoad" draw:mime-type="image/png"/></draw:frame><text:line-break/></text:p>
      <text:p text:style-name="P171"/>
      <text:p text:style-name="P171"/>
      <text:p text:style-name="P171"/>
      <text:p text:style-name="P171"/>
      <text:p text:style-name="P171"/>
      <text:p text:style-name="P171"><draw:frame draw:style-name="fr13" draw:name="Image40" text:anchor-type="char" svg:x="3.463cm" svg:y="0.242cm" svg:width="6.315cm" svg:height="4.912cm" draw:z-index="63"><draw:image xlink:href="Pictures/1000000000000438000008700DFBD2F40BCEBA13.jpg" xlink:type="simple" xlink:show="embed" xlink:actuate="onLoad" draw:mime-type="image/jpeg"/></draw:frame></text:p>
      <text:p text:style-name="P184">Sur un smartphone android :</text:p>
      <text:p text:style-name="P185"><draw:line text:anchor-type="paragraph" draw:z-index="64" draw:name="Forme3_ 8" draw:style-name="gr1" draw:text-style-name="P296" svg:x1="11.556cm" svg:y1="1.138cm" svg:x2="9.386cm" svg:y2="2.285cm"><text:p/></draw:line><text:span text:style-name="T208">Dans les « paramètres », choisir « système » puis « Date et heure » puis </text:span><text:span text:style-name="T210">désactiver et réactiver</text:span><text:span text:style-name="T208"> la « définition automatique » de l’heure.</text:span></text:p>
      <text:p text:style-name="P173"/>
      <text:p text:style-name="P172"/>
      <text:p text:style-name="P180"/>
      <text:h text:style-name="P212" text:outline-level="1"><text:bookmark-start text:name="__RefHeading___Toc3075_1588615842"/><text:span text:style-name="T127">Gestion</text:span><text:span text:style-name="T128"> d</text:span><text:span text:style-name="T130">urant</text:span><text:span text:style-name="T129"> la course</text:span><text:bookmark-end text:name="__RefHeading___Toc3075_1588615842"/></text:h>
      <text:p text:style-name="P89"><draw:frame draw:style-name="fr2" draw:name="Image20" text:anchor-type="char" svg:x="11.183cm" svg:y="0.176cm" svg:width="7.414cm" svg:height="1.584cm" draw:z-index="11"><draw:image xlink:href="Pictures/100000010000014E000000607AAEB737FB5F7823.png" xlink:type="simple" xlink:show="embed" xlink:actuate="onLoad" draw:mime-type="image/png"/></draw:frame></text:p>
      <text:p text:style-name="P96"><draw:line text:anchor-type="paragraph" draw:z-index="92" draw:name="Forme3_ 9" draw:style-name="gr1" draw:text-style-name="P296" svg:x1="9.677cm" svg:y1="0.781cm" svg:x2="11.758cm" svg:y2="0.407cm"><text:p/></draw:line><text:span text:style-name="T332">Dans le menu « gestion course en temps réel », l</text:span><text:span text:style-name="T207">a commande « Affichage des données de courses »</text:span> permet d’obtenir l’affichage <text:span text:style-name="T207">ci-dessous </text:span>qui sera en permanence utile durant la course. <text:span text:style-name="T332">C’est celui par défaut à l’ouverture de chronoHB.</text:span></text:p>
      <text:p text:style-name="P9"/>
      <text:section text:style-name="Sect3" text:name="Section3">
        <text:p text:style-name="P7">Cocher la case défilement automatique pour que le tableau <text:span text:style-name="T348">se décale pour </text:span>affiche<text:span text:style-name="T348">r </text:span>en permanence des derniers temps arrivés, en bas.</text:p>
        <text:p text:style-name="P8"><draw:line text:anchor-type="paragraph" draw:z-index="103" draw:name="Forme3_ 22" draw:style-name="gr1" draw:text-style-name="P296" svg:x1="9.377cm" svg:y1="0.34cm" svg:x2="4.641cm" svg:y2="1.956cm"><text:p/></draw:line>Cocher la case « <text:span text:style-name="T389">Enregistrement mouvements » pour activer la webcam sur la ligne d’arrivée. Il est possible d’afficher les images captées en temps réel. </text:span><text:span text:style-name="T394">Voir le menu « paramètres du cross » pour la sélection de la webcam.</text:span></text:p>
      </text:section>
      <text:p text:style-name="P7"><draw:line text:anchor-type="paragraph" draw:z-index="102" draw:name="Forme3_ 3" draw:style-name="gr1" draw:text-style-name="P296" svg:x1="3.777cm" svg:y1="0.076cm" svg:x2="-0.104cm" svg:y2="1.469cm"><text:p/></draw:line></text:p>
      <text:p text:style-name="P44"><draw:frame draw:style-name="fr12" draw:name="Image37" text:anchor-type="paragraph" svg:x="-0.478cm" svg:y="0.982cm" svg:width="9.901cm" svg:height="0.351cm" draw:z-index="101"><draw:image xlink:href="Pictures/1000000100000417000000257863B162935A98D8.png" xlink:type="simple" xlink:show="embed" xlink:actuate="onLoad" draw:mime-type="image/png"/></draw:frame><draw:frame text:anchor-type="paragraph" draw:z-index="14" draw:name="Forme2_0" draw:style-name="gr5" draw:text-style-name="P302" svg:width="4.829cm" svg:height="1.359cm" svg:x="14.298cm" svg:y="4.415cm"><draw:text-box><text:p text:style-name="P301"><text:span text:style-name="T400">L’affichage sur un écran</text:span></text:p><text:p text:style-name="P301"><text:span text:style-name="T400">auxiliaire est paramétrable.</text:span></text:p></draw:text-box></draw:frame><draw:frame text:anchor-type="paragraph" draw:z-index="12" draw:name="Forme2" draw:style-name="gr9" draw:text-style-name="P304" svg:width="8.931cm" svg:height="2.174cm" svg:x="0.478cm" svg:y="4.667cm"><draw:text-box><text:p text:style-name="P299"><text:span text:style-name="T400">Ici, apparaissent en temps réel les arrivées et dossards issus des smartphones.</text:span></text:p></draw:text-box></draw:frame><draw:frame text:anchor-type="paragraph" draw:z-index="13" draw:name="Forme2_1" draw:style-name="gr8" draw:text-style-name="P303" svg:width="8.931cm" svg:height="1.292cm" svg:x="10.208cm" svg:y="0.074cm"><draw:text-box><text:p text:style-name="P299"><text:span text:style-name="T401">Ces deux boutons permettent de modifier les informations remontées des smartphones.</text:span></text:p></draw:text-box></draw:frame><draw:frame text:anchor-type="paragraph" draw:z-index="81" draw:name="Forme2_ 1" draw:style-name="gr6" draw:text-style-name="P303" svg:width="5.031cm" svg:height="1.14cm" svg:x="14.469cm" svg:y="2.314cm"><draw:text-box><text:p text:style-name="P299"><text:span text:style-name="T401">Top départ ici</text:span></text:p></draw:text-box></draw:frame><draw:frame text:anchor-type="paragraph" draw:z-index="82" draw:name="Forme2_ 2" draw:style-name="gr5" draw:text-style-name="P302" svg:width="8.351cm" svg:height="1.359cm" svg:x="10.234cm" svg:y="6.936cm"><draw:text-box><text:p text:style-name="P301"><text:span text:style-name="T400">Les chronos des courses sont affichés ici en temps réel (ainsi que sur l’écran auxiliaire).</text:span></text:p></draw:text-box></draw:frame><draw:frame draw:style-name="fr2" draw:name="Image21" text:anchor-type="char" svg:x="-0.478cm" svg:y="0.074cm" svg:width="19.064cm" svg:height="7.839cm" draw:z-index="1"><draw:image xlink:href="Pictures/1000000100000511000001C612478176DC9FB022.png" xlink:type="simple" xlink:show="embed" xlink:actuate="onLoad" draw:mime-type="image/png"/></draw:frame></text:p>
      <text:list xml:id="list2764186497" text:style-name="L14">
        <text:list-item>
          <text:p text:style-name="P220"><text:bookmark-start text:name="__RefHeading___Toc3149_2976250699"/>Le top départ des courses<text:bookmark-end text:name="__RefHeading___Toc3149_2976250699"/></text:p>
        </text:list-item>
      </text:list>
      <text:p text:style-name="P97">Il doit être <text:span text:style-name="T313">effectué</text:span><draw:frame draw:style-name="fr2" draw:name="Image22" text:anchor-type="char" svg:x="9.262cm" svg:y="0.198cm" svg:width="9.751cm" svg:height="2.254cm" draw:z-index="15"><draw:image xlink:href="Pictures/100000010000029600000099EB95614D9175E5CF.png" xlink:type="simple" xlink:show="embed" xlink:actuate="onLoad" draw:mime-type="image/png"/></draw:frame> sur l’ordinateur serveur.</text:p>
      <text:p text:style-name="P97"/>
      <text:p text:style-name="P97">Exemple où l’on donne le top départ des <text:span text:style-name="T349">groupements </text:span>3-G et 4-G en même temps. Le clic sur « PARTEZ » doit être effectué lors du coup de feu.</text:p>
      <text:p text:style-name="P97"/>
      <text:p text:style-name="P191">Dès lors, les chronos des courses dont le départ a été donné apparaissent en dessous, sur la partie droite :</text:p>
      <text:p text:style-name="P191"><draw:frame draw:style-name="fr3" draw:name="Image19" text:anchor-type="char" svg:x="0.175cm" svg:y="0.542cm" svg:width="6.846cm" svg:height="1.621cm" draw:z-index="83"><draw:image xlink:href="Pictures/100000010000013000000048D5A5E4D230317F88.png" xlink:type="simple" xlink:show="embed" xlink:actuate="onLoad" draw:mime-type="image/png"/></draw:frame><draw:frame draw:style-name="fr2" draw:name="Image35" text:anchor-type="char" svg:x="7.627cm" svg:y="0cm" svg:width="10.848cm" svg:height="2.469cm" draw:z-index="84"><draw:image xlink:href="Pictures/10000001000002670000008C5B51291C52928596.png" xlink:type="simple" xlink:show="embed" xlink:actuate="onLoad" draw:mime-type="image/png"/></draw:frame></text:p>
      <text:p text:style-name="P191"><draw:line text:anchor-type="paragraph" draw:z-index="85" draw:name="Forme3_ 17" draw:style-name="gr1" draw:text-style-name="P296" svg:x1="3.579cm" svg:y1="2.114cm" svg:x2="4.332cm" svg:y2="1.341cm"><text:p/></draw:line><draw:line text:anchor-type="paragraph" draw:z-index="86" draw:name="Forme3_ 18" draw:style-name="gr1" draw:text-style-name="P296" svg:x1="7.019cm" svg:y1="1.341cm" svg:x2="7.628cm" svg:y2="1.341cm"><text:p/></draw:line></text:p>
      <text:p text:style-name="P191">Il est possible de cliquer sur le chrono d’une course pour modifier l’heure du départ. Cela peut être utile si l’on estime que :</text:p>
      <text:list xml:id="list3082890435" text:style-name="L15">
        <text:list-item>
          <text:p text:style-name="P265">l’on a cliqué sur le bouton départ une seconde après le coup de feu <text:span text:style-name="T313">(par exemple)</text:span> ;</text:p>
        </text:list-item>
        <text:list-item>
          <text:p text:style-name="P289"><text:span text:style-name="T192">l’</text:span><text:span text:style-name="T48">on devait lancer deux groupements simultanément et que l’on en a oublié l’un des deux (on peut lancer le deuxième puis paramétrer manuellement son heure de départ </text:span><text:span text:style-name="T194">en récupérant l’heure du premier,...</text:span><text:span text:style-name="T48">).</text:span></text:p>
        </text:list-item>
      </text:list>
      <text:p text:style-name="P169"><draw:frame draw:style-name="fr2" draw:name="Image49" text:anchor-type="char" svg:x="10.423cm" svg:y="0.09cm" svg:width="8.453cm" svg:height="2.016cm" draw:z-index="87"><draw:image xlink:href="Pictures/10000001000002010000007E2135B132417F21C1.png" xlink:type="simple" xlink:show="embed" xlink:actuate="onLoad" draw:mime-type="image/png"/></draw:frame></text:p>
      <text:p text:style-name="P169">En cas de faux-départ, il est toujours possible d’annuler un départ via le menu qui apparaît <text:span text:style-name="T349">dans « Gestion course en temps réel »</text:span>. </text:p>
      <text:p text:style-name="P47"/>
      <text:p text:style-name="P169"><text:span text:style-name="T1">ATTENTION : </text:span>il n’est pas possible d’annuler l’annulation <text:span text:style-name="T244">et celle-ci ne demande aucune confirmation.</text:span></text:p>
      <text:p text:style-name="P169"><text:soft-page-break/></text:p>
      <text:list xml:id="list92811538112088" text:continue-list="list2764186497" text:style-name="L14">
        <text:list-item>
          <text:p text:style-name="P220"><draw:line text:anchor-type="paragraph" draw:z-index="25" draw:name="Forme3_3" draw:style-name="gr1" draw:text-style-name="P296" svg:x1="6.223cm" svg:y1="0.314cm" svg:x2="8.883cm" svg:y2="1.178cm"><text:p/></draw:line><text:bookmark-start text:name="__RefHeading___Toc3147_2976250699"/><draw:frame draw:style-name="fr2" draw:name="Image5" text:anchor-type="char" svg:x="8.435cm" svg:y="-0.088cm" svg:width="4.932cm" svg:height="6.294cm" draw:z-index="24"><draw:image xlink:href="Pictures/10000001000001A100000214A8F99A66F1AA6EDE.png" xlink:type="simple" xlink:show="embed" xlink:actuate="onLoad" draw:mime-type="image/png"/></draw:frame>Usage du smartphone n°1 <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line-break/>(sur la ligne d’arrivée)<text:bookmark-end text:name="__RefHeading___Toc3147_2976250699"/></text:p>
        </text:list-item>
      </text:list>
      <text:p text:style-name="P30"/>
      <text:p text:style-name="P108">Un opérateur est placé sur la ligne d’arrivée : il est chargé de cliquer sur les boutons appropriés à chaque passage d’un coureur.</text:p>
      <text:p text:style-name="P108"/>
      <text:p text:style-name="P108">Les temps sont des heures d’arrivée (c’est le serveur qui fera le rapprochement plus tard en fonction de l’ordre des dossards scannés).</text:p>
      <text:p text:style-name="P108"/>
      <text:p text:style-name="P109"><draw:line text:anchor-type="paragraph" draw:z-index="44" draw:name="Forme3_17" draw:style-name="gr1" draw:text-style-name="P296" svg:x1="12.439cm" svg:y1="1.259cm" svg:x2="13.365cm" svg:y2="1.127cm"><text:p/></draw:line><text:span text:style-name="T1">Les </text:span><text:span text:style-name="T12">heures d’arrivées</text:span><text:span text:style-name="T1"> les plus récent</text:span><text:span text:style-name="T12">e</text:span><text:span text:style-name="T1">s apparaissent en haut.</text:span> Un message de confirmation de bon envoi vers le serveur apparaît lorsque cela est le cas. <text:line-break/><text:span text:style-name="T223">Une erreur apparaît dans le cas contraire.</text:span></text:p>
      <text:p text:style-name="P109"><draw:line text:anchor-type="paragraph" draw:z-index="57" draw:name="Forme3_ 1" draw:style-name="gr1" draw:text-style-name="P296" svg:x1="14.868cm" svg:y1="4.378cm" svg:x2="17.055cm" svg:y2="0.305cm"><text:p/></draw:line></text:p>
      <text:p text:style-name="P10"><draw:line text:anchor-type="paragraph" draw:z-index="46" draw:name="Forme3_19" draw:style-name="gr1" draw:text-style-name="P296" svg:x1="11.779cm" svg:y1="2.763cm" svg:x2="17.468cm" svg:y2="1.81cm"><text:p/></draw:line><text:span text:style-name="T223">Remarque : e</text:span>n cas de perte de connexion entre les appareils (déconnexion wifi), il faut impérativement continuer à chronométrer : les temps seront transférés ultérieurement et correctement (le décalage horaire éventuel entre les divers appareils est prévu).</text:p>
      <text:p text:style-name="P108"/>
      <text:p text:style-name="P38">L’usage classique consiste à appuyer sur « arrivée d’un coureur » <text:line-break/>à chaque passage sur la ligne d’arrivée. <text:span text:style-name="T311">(génère un BIP à chaque appui)</text:span></text:p>
      <text:p text:style-name="P108"/>
      <text:p text:style-name="P124">Il est possible de cliquer sur les boutons numérotés pour créer 2 à 5 temps en un seul clic (cas d’arrivée groupées). <text:span text:style-name="T224">Le nombre de temps correspondant sera créé en un seul clic </text:span><text:span text:style-name="T311">(</text:span><text:span text:style-name="T8">génère un BIP par groupe</text:span><text:span text:style-name="T311">)</text:span></text:p>
      <text:p text:style-name="P108"/>
      <text:p text:style-name="P201"><text:span text:style-name="T93">Il est possible d’</text:span><text:span text:style-name="T56">associer par anticipation un temps à un dossard</text:span><text:span text:style-name="T93"> qui va arriver : c’est une démarche conseillée de temps en temps (</text:span><text:span text:style-name="T56">quand </text:span><text:span text:style-name="T57">l’opérateur</text:span><text:span text:style-name="T56"> voit bien le numéro du dossard qui arrive </text:span><text:span text:style-name="T57">SEUL</text:span><text:span text:style-name="T93">). Cela permet </text:span><text:span text:style-name="T99">à l’ordinateur</text:span><text:span text:style-name="T93"> de correctement recaler les associations (temps-dossards) lorsqu</text:span><text:span text:style-name="T99">e l’</text:span><text:span text:style-name="T93">opérateur </text:span><text:span text:style-name="T99">sur la ligne d’arrivée</text:span><text:span text:style-name="T93"> se trompe (oubli d’un temps </text:span><text:span text:style-name="T97">sur la ligne d’arrivée</text:span><text:span text:style-name="T93">, saisie d’un temps en trop</text:span><text:span text:style-name="T98">). C</text:span><text:span text:style-name="T97">ela peut arriver lors d’arrivées massives</text:span><text:span text:style-name="T93">… </text:span><text:span text:style-name="T58">En cas de doute </text:span><text:span text:style-name="T59">après l’arrivée d’un groupe</text:span><text:span text:style-name="T58">, l’idéal est d’associer l</text:span><text:span text:style-name="T59">e</text:span><text:span text:style-name="T58"> </text:span><text:span text:style-name="T59">coureur</text:span><text:span text:style-name="T58"> qui </text:span><text:span text:style-name="T59">arrive juste après (le prochain temps)</text:span><text:span text:style-name="T58"> à un numéro de dossard </text:span><text:span text:style-name="T99">(ainsi, le</text:span><text:span text:style-name="T116">s</text:span><text:span text:style-name="T99"> </text:span><text:span text:style-name="T116">heures d’arrivées</text:span><text:span text:style-name="T99"> manquant</text:span><text:span text:style-name="T116">es</text:span><text:span text:style-name="T99"> ou en trop ser</text:span><text:span text:style-name="T116">ont</text:span><text:span text:style-name="T99"> bien géré</text:span><text:span text:style-name="T116">es</text:span><text:span text:style-name="T99"> et chacun obtiendra son </text:span><text:span text:style-name="T100">chrono</text:span><text:span text:style-name="T99"> réel)</text:span><text:span text:style-name="T58">. </text:span></text:p>
      <text:p text:style-name="P40">Cette démarche d’affectation d’un dossard à un<text:span text:style-name="T350">e heure d’arrivée</text:span> <text:span text:style-name="T251">est possible a posteriori </text:span><text:span text:style-name="T252">sur le smartphone </text:span><text:span text:style-name="T251">(voir ci-dessous) </text:span><text:span text:style-name="T252">mais</text:span><text:span text:style-name="T250"> </text:span><text:span text:style-name="T350">est conseillée</text:span><text:span text:style-name="T250"> sur l’ordinateur serveur </text:span><text:span text:style-name="T253">(paragraphe 4.a. ci après)</text:span><text:span text:style-name="T252">.</text:span><text:span text:style-name="T250"> </text:span><text:span text:style-name="T252">En effet, en pratique, l’opérateur sur la ligne d’arrivée n’a pas forcément le temps de rentrer dans le menu car de nombreux coureurs </text:span><text:span text:style-name="T258">arrivent peu après et </text:span><text:span text:style-name="T252">franchissent la ligne d’arrivée dans un court laps de temps. </text:span></text:p>
      <text:p text:style-name="P123"><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108"/>
      <text:p text:style-name="P108"><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108"/>
      <text:p text:style-name="P122"><draw:line text:anchor-type="paragraph" draw:z-index="45" draw:name="Forme3_18" draw:style-name="gr1" draw:text-style-name="P296" svg:x1="12.675cm" svg:y1="0.397cm" svg:x2="13.365cm" svg:y2="4.089cm"><text:p/></draw:line></text:p>
      <text:p text:style-name="P199"><draw:line text:anchor-type="paragraph" draw:z-index="47" draw:name="Forme3_20" draw:style-name="gr1" draw:text-style-name="P296" svg:x1="4.967cm" svg:y1="1.122cm" svg:x2="6.676cm" svg:y2="2.138cm"><text:p/></draw:line><text:span text:style-name="T182">En sélectionnant un temps </text:span><text:span text:style-name="T183">dans l’interface</text:span><text:span text:style-name="T182">, il</text:span><text:span text:style-name="T48"> est possible de :</text:span></text:p>
      <text:p text:style-name="P30"/>
      <text:list xml:id="list386593221" text:style-name="L16">
        <text:list-item>
          <text:p text:style-name="P253"><text:span text:style-name="T225">insérer un autre temps<text:line-break/></text:span><text:span text:style-name="T226">(</text:span><text:span text:style-name="T225">saisie manuelle</text:span><text:span text:style-name="T226">),</text:span></text:p>
        </text:list-item>
        <text:list-item>
          <text:p text:style-name="P253">supprimer <text:span text:style-name="T225">le temps sélectionné.</text:span></text:p>
        </text:list-item>
        <text:list-item>
          <text:p text:style-name="P254">dupliquer <text:span text:style-name="T225">celui-ci </text:span>(quelques centièmes seront ajoutés pour que deux temps ne soient jamais identiques),</text:p>
        </text:list-item>
        <text:list-item>
          <text:p text:style-name="P290"><text:span text:style-name="T95">a</text:span><text:span text:style-name="T82">ffecter le temps sélectionné à un dossard a posteriori.</text:span></text:p>
        </text:list-item>
      </text:list>
      <text:p text:style-name="P23"/>
      <text:p text:style-name="P134"><text:soft-page-break/><text:span text:style-name="T41">Remarque :</text:span><text:span text:style-name="T27"> si </text:span><text:span text:style-name="T28">ce</text:span><text:span text:style-name="T27"> smartphone </text:span><text:span text:style-name="T38">a un soucis technique, </text:span><text:span text:style-name="T27">il est possible de le remplacer par un autre </text:span><text:span text:style-name="T38">et que les horaires de passage soient transmis plus tard. Tout sera</text:span><text:span text:style-name="T29"> ordonné.</text:span></text:p>
      <text:p text:style-name="P131"/>
      <text:p text:style-name="P131"/>
      <text:p text:style-name="P133">Sur l’ordinateur serveur, <text:span text:style-name="T1">il est </text:span><text:span text:style-name="T9">souhaitable</text:span><text:span text:style-name="T1"> d’</text:span><text:span text:style-name="T4">AFFECTER LE PREMIER DE CHAQUE COURSE A SON HEURE DE PASSAGE</text:span> sur la ligne d’arrivée. <text:span text:style-name="T351">Cette opération est également conseillée </text:span><text:span text:style-name="T13">juste après une arrivée massive</text:span><text:span text:style-name="T351"> (cas où l’opérateur sur le smartphone n°1 a un doute sur le nombre de clics qu’il fallait effectuer). </text:span><text:span text:style-name="T369">Cette affectation s’effectue</text:span> dans la colonne « doss. <text:span text:style-name="T369">Affecté</text:span> » à côté de l’heure d’arrivée qui vient d’apparaître <text:span text:style-name="T263">(</text:span><text:span text:style-name="T5">double-clic </text:span><text:span text:style-name="T6">pour modifier ; entrée pour valider ; Echap pour annuler</text:span><text:span text:style-name="T263">).</text:span></text:p>
      <text:p text:style-name="P130"><draw:line text:anchor-type="paragraph" draw:z-index="58" draw:name="Forme3_ 4" draw:style-name="gr1" draw:text-style-name="P296" svg:x1="6.031cm" svg:y1="0.019cm" svg:x2="3.773cm" svg:y2="2.901cm"><text:p/></draw:line></text:p>
      <text:p text:style-name="P130"><draw:frame draw:style-name="fr10" draw:name="Image25" text:anchor-type="char" svg:x="0.088cm" svg:y="0.046cm" svg:width="18.479cm" svg:height="2.644cm" draw:z-index="0"><draw:image xlink:href="Pictures/100000010000046300000112F472A51E46ACE93D.png" xlink:type="simple" xlink:show="embed" xlink:actuate="onLoad" draw:mime-type="image/png"/></draw:frame></text:p>
      <text:p text:style-name="P69"><text:span text:style-name="T14">D</text:span><text:span text:style-name="T1">e</text:span><text:span text:style-name="T14">s affectations régulières</text:span> <text:span text:style-name="T1">permet</text:span><text:span text:style-name="T14">tent</text:span><text:span text:style-name="T1"> d’éviter de reporter un décalage</text:span> <text:span text:style-name="T352">de tous les temps ultérieurs, lié à une erreur de saisie de l’opérateur n°1 (et surtout</text:span> d’une course <text:span text:style-name="T370">sur l’autre</text:span><text:span text:style-name="T352">)</text:span>. </text:p>
      <text:p text:style-name="P69"/>
      <text:p text:style-name="P70">D’une façon générale, <text:span text:style-name="T1">en cas de doute</text:span> sur un effectif franchissant la l<text:span text:style-name="T370">i</text:span>gne d’arrivée, <text:span text:style-name="T1">il est souhaitable d’affecter au temps suivant un numéro de dossard afin d’être certain de </text:span><text:span text:style-name="T15">la validité de</text:span><text:span text:style-name="T1">s temps qui suivent…</text:span></text:p>
      <text:p text:style-name="P75"/>
      <text:p text:style-name="P110"><draw:frame draw:style-name="fr9" draw:name="Image6" text:anchor-type="char" svg:x="13.922cm" svg:y="0.011cm" svg:width="4.932cm" svg:height="4.461cm" draw:z-index="6"><draw:image xlink:href="Pictures/10000001000001A100000214A8F99A66F1AA6EDE.png" xlink:type="simple" xlink:show="embed" xlink:actuate="onLoad" draw:mime-type="image/png"/></draw:frame></text:p>
      <text:list xml:id="list92811032904487" text:continue-list="list92811538112088" text:style-name="L14">
        <text:list-item>
          <text:p text:style-name="P220"><draw:line text:anchor-type="paragraph" draw:z-index="26" draw:name="Forme3_4" draw:style-name="gr1" draw:text-style-name="P296" svg:x1="13.481cm" svg:y1="0.263cm" svg:x2="14.91cm" svg:y2="2.618cm"><text:p/></draw:line><text:bookmark-start text:name="__RefHeading___Toc3145_2976250699"/>Usage du smartphone n°2 (plus loin dans le couloir après la ligne d’arrivée)<text:bookmark-end text:name="__RefHeading___Toc3145_2976250699"/></text:p>
        </text:list-item>
      </text:list>
      <text:p text:style-name="P111">Ce smartphone <text:span text:style-name="T227">n°2 </text:span>peut éventuellement être accroché à une barrière. <text:span text:style-name="T353">Dans ce cas, i</text:span><text:span text:style-name="T228">l est souhaitable qu’il soit </text:span><text:span text:style-name="T3">alimenté</text:span><text:span text:style-name="T228"> car l’appareil photo sera allumé en permanence pour scanner les QR-codes. La veille pourra alors être désactivée. </text:span>Les coureurs peuvent recevoir pour consigne de présenter leur dossard devant l’appareil photo de celui-ci. <text:span text:style-name="T371">Le message vocal prévu dans le menu « paramètre du cross » semble alors indispensable pour signifier au coureur la bonne prise en compte de son passage.</text:span></text:p>
      <text:p text:style-name="P154"><draw:frame draw:style-name="fr2" draw:name="Image10" text:anchor-type="char" svg:x="13.229cm" svg:y="0.067cm" svg:width="5.729cm" svg:height="11.456cm" draw:z-index="30"><draw:image xlink:href="Pictures/1000000000000438000008709BE87425EFB55816.jpg" xlink:type="simple" xlink:show="embed" xlink:actuate="onLoad" draw:mime-type="image/jpeg"/></draw:frame></text:p>
      <text:p text:style-name="P154">Ce smartphone peut aussi être tenu par son propriétaire <text:span text:style-name="T372">(plus rapide et efficace pour scanner les </text:span><text:span text:style-name="T373">dossards</text:span><text:span text:style-name="T372">)</text:span> qui pourra le déverouiller via son empreinte digitale. Dans ce cas, la veille est souhaitable pour une autonomie maximale.</text:p>
      <text:p text:style-name="P32"/>
      <text:p text:style-name="P36"><draw:line text:anchor-type="paragraph" draw:z-index="31" draw:name="Forme3_9" draw:style-name="gr1" draw:text-style-name="P296" svg:x1="12.023cm" svg:y1="2.782cm" svg:x2="13.23cm" svg:y2="0.813cm"><text:p/></draw:line>Les derniers dossards scannés apparaissent en haut de l’interface.</text:p>
      <text:p text:style-name="P36">Les plus anciens disparaissent vers le bas <text:span text:style-name="T222">au fur et à mesure <text:line-break/></text:span><text:span text:style-name="T259">(défilement possible pour corriger un problème passé).</text:span></text:p>
      <text:p text:style-name="P30"/>
      <text:p text:style-name="P37">Sur cette interface, il est possible de :</text:p>
      <text:list xml:id="list1089685732" text:style-name="L17">
        <text:list-item>
          <text:p text:style-name="P255"><draw:line text:anchor-type="paragraph" draw:z-index="32" draw:name="Forme3_10" draw:style-name="gr1" draw:text-style-name="P296" svg:x1="12.684cm" svg:y1="0.333cm" svg:x2="17.799cm" svg:y2="3.596cm"><text:p/></draw:line>scanner les dossards de façon automatique (cas quasi-permanent) ;</text:p>
          <text:p text:style-name="P256"/>
        </text:list-item>
        <text:list-item>
          <text:p text:style-name="P256"><draw:line text:anchor-type="paragraph" draw:z-index="33" draw:name="Forme3_11" draw:style-name="gr1" draw:text-style-name="P296" svg:x1="13.014cm" svg:y1="0.263cm" svg:x2="15.991cm" svg:y2="2.6cm"><text:p/></draw:line>saisir manuellement un numéro de dossard (cas d’un dossard perdu) ;</text:p>
          <text:p text:style-name="P256"/>
        </text:list-item>
        <text:list-item>
          <text:p text:style-name="P257"><draw:line text:anchor-type="paragraph" draw:z-index="34" draw:name="Forme3_13" draw:style-name="gr1" draw:text-style-name="P296" svg:x1="12.691cm" svg:y1="0.607cm" svg:x2="14.271cm" svg:y2="1.715cm"><text:p/></draw:line>rechercher le dossard d’un coureur (cas d’un dossard perdu, dont le numéro a été oublié) ;</text:p>
          <text:p text:style-name="P291"><text:span text:style-name="T167"><text:line-break/>Remarques : </text:span><text:span text:style-name="T165">Le document </text:span><text:span text:style-name="T166">0-listing.pdf, </text:span><text:span text:style-name="T165">évoqué dans la partie « préparation de la course » peut permettre d’éviter la recherche, en disposant de tous les QR-codes dans un porte-vue. </text:span></text:p>
          <text:p text:style-name="P239">Néanmoins, cette recherche est très rapide.</text:p>
        </text:list-item>
      </text:list>
      <text:p text:style-name="P65">La recherche dans l’annuaire nécessite la connexion au serveur en temps réel <text:span text:style-name="T374">(pas de panne wifi à cet instant)</text:span>. Il est possible de <text:span text:style-name="T1">chercher par éléments du nom, du prénom ou de la classe</text:span> <text:span text:style-name="T354">(pas forcément les premiers caractères de chaque critère)</text:span>. </text:p>
      <text:p text:style-name="P66"/>
      <text:section text:style-name="Sect3" text:name="Section2">
        <text:p text:style-name="P67"><draw:line text:anchor-type="paragraph" draw:z-index="49" draw:name="Forme3_21" draw:style-name="gr1" draw:text-style-name="P296" svg:x1="6.311cm" svg:y1="1.473cm" svg:x2="3.466cm" svg:y2="3.752cm"><text:p/></draw:line>A chaque saisie d’un caractère, le smartphone effectue une recherche avec les éléments fournis et établit le nombre de correspondances.</text:p>
        <text:p text:style-name="P68"><draw:line text:anchor-type="paragraph" draw:z-index="51" draw:name="Forme3_22" draw:style-name="gr1" draw:text-style-name="P296" svg:x1="4.978cm" svg:y1="1.09cm" svg:x2="4.914cm" svg:y2="5.692cm"><text:p/></draw:line><draw:frame draw:style-name="fr8" draw:name="Image31" text:anchor-type="paragraph" svg:x="1.626cm" svg:y="1.401cm" svg:width="6.754cm" svg:height="8.5cm" draw:z-index="50"><draw:image xlink:href="Pictures/10000001000001AD0000021C941201D280ADAA55.png" xlink:type="simple" xlink:show="embed" xlink:actuate="onLoad" draw:mime-type="image/png"/></draw:frame>Dès qu’une seule correspondance existe, le numéro de dossard est proposé : il suffit de cliquer sur « <text:span text:style-name="T355">OK</text:span> ».</text:p>
      </text:section>
      <text:p text:style-name="P64"><draw:frame draw:style-name="fr7" draw:name="Image16" text:anchor-type="paragraph" svg:x="1.669cm" svg:y="0.178cm" svg:width="6.521cm" svg:height="6.697cm" draw:z-index="48"><draw:image xlink:href="Pictures/10000001000001AB00000350C1AA116DFDB29218.png" xlink:type="simple" xlink:show="embed" xlink:actuate="onLoad" draw:mime-type="image/png"/></draw:frame></text:p>
      <text:p text:style-name="P74"/>
      <text:p text:style-name="P74"/>
      <text:p text:style-name="P74"/>
      <text:p text:style-name="P74"/>
      <text:p text:style-name="P74"/>
      <text:p text:style-name="P74"/>
      <text:p text:style-name="P74"/>
      <text:p text:style-name="P74"><draw:frame text:anchor-type="paragraph" draw:z-index="96" draw:name="Cadre de texte 1" draw:style-name="gr3" draw:text-style-name="P298" svg:width="1.749cm" svg:height="0.546cm" svg:x="12.188cm" svg:y="0.086cm"><draw:text-box><text:p><text:span text:style-name="T398">LACROIX</text:span></text:p></draw:text-box></draw:frame><draw:frame text:anchor-type="paragraph" draw:z-index="97" draw:name="Cadre de texte 2" draw:style-name="gr3" draw:text-style-name="P298" svg:width="1.749cm" svg:height="0.546cm" svg:x="15.475cm" svg:y="0.076cm"><draw:text-box><text:p><text:span text:style-name="T398">Olivier</text:span></text:p></draw:text-box></draw:frame></text:p>
      <text:p text:style-name="P74"/>
      <text:p text:style-name="P74"/>
      <text:p text:style-name="P74"/>
      <text:p text:style-name="P74"/>
      <text:p text:style-name="P74"/>
      <text:p text:style-name="P74"/>
      <text:p text:style-name="P74"/>
      <text:p text:style-name="P74"/>
      <text:p text:style-name="P204"><text:span text:style-name="T176">Après une sélection </text:span><text:span text:style-name="T174">(un bouton « action » apparaît)</text:span><text:span text:style-name="T176">, </text:span><text:span text:style-name="T177">on peut</text:span><text:span text:style-name="T176"> :</text:span></text:p>
      <text:list xml:id="list92810789598567" text:continue-numbering="true" text:style-name="L17">
        <text:list-item>
          <text:p text:style-name="P259"><draw:line text:anchor-type="paragraph" draw:z-index="39" draw:name="Forme3_15" draw:style-name="gr7" draw:text-style-name="P296" svg:x1="-0.758cm" svg:y1="0.146cm" svg:x2="-0.806cm" svg:y2="10.131cm"><text:p/></draw:line><draw:line text:anchor-type="paragraph" draw:z-index="38" draw:name="Forme3_14" draw:style-name="gr7" draw:text-style-name="P296" svg:x1="0.417cm" svg:y1="0.146cm" svg:x2="-0.758cm" svg:y2="0.146cm"><text:p/></draw:line>Obtenir des informations sur le dossard scanné.</text:p>
        </text:list-item>
        <text:list-item>
          <text:p text:style-name="P258">Supprimer un dossard scanné par erreur.</text:p>
        </text:list-item>
        <text:list-item>
          <text:p text:style-name="P258">Insérer après un dossard sélectionné un dossard (à saisir manuellement).</text:p>
        </text:list-item>
        <text:list-item>
          <text:p text:style-name="P258">Avancer ou reculer le dossard sélectionné dans l’interface du smartphone <text:span text:style-name="T356">(RAPPEL : les dossards plus bas sont </text:span><text:span text:style-name="T16">devant</text:span><text:span text:style-name="T356"> les dossards en haut de l’interface)</text:span>.</text:p>
          <text:p text:style-name="P258"><draw:frame draw:style-name="fr6" draw:name="Image11" text:anchor-type="char" svg:x="0.504cm" svg:y="0.34cm" svg:width="5.547cm" svg:height="7.93cm" draw:z-index="35"><draw:image xlink:href="Pictures/100000000000043800000870E8E6C4375C3ED974.jpg" xlink:type="simple" xlink:show="embed" xlink:actuate="onLoad" draw:mime-type="image/jpeg"/></draw:frame></text:p>
        </text:list-item>
      </text:list>
      <text:p text:style-name="P30"><draw:line text:anchor-type="paragraph" draw:z-index="36" draw:name="Forme3_12" draw:style-name="gr1" draw:text-style-name="P296" svg:x1="5.856cm" svg:y1="0.432cm" svg:x2="8.193cm" svg:y2="0.402cm"><text:p/></draw:lin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line text:anchor-type="paragraph" draw:z-index="40" draw:name="Forme3_16" draw:style-name="gr1" draw:text-style-name="P296" svg:x1="-0.806cm" svg:y1="0.413cm" svg:x2="0.586cm" svg:y2="0.395cm"><text:p/></draw:line><draw:frame text:anchor-type="paragraph" draw:z-index="98" draw:name="Cadre de texte 3" draw:style-name="gr2" draw:text-style-name="P297" svg:width="1.186cm" svg:height="0.391cm" svg:x="1.302cm" svg:y="0.242cm"><draw:text-box><text:p><text:span text:style-name="T397">LACROIX</text:span></text:p></draw:text-box></draw:frame><draw:frame text:anchor-type="paragraph" draw:z-index="99" draw:name="Cadre de texte 4" draw:style-name="gr2" draw:text-style-name="P297" svg:width="1.186cm" svg:height="0.391cm" svg:x="3.727cm" svg:y="0.249cm"><draw:text-box><text:p><text:span text:style-name="T397">Olivier</text:span></text:p></draw:text-box></draw:frame></text:p>
      <text:p text:style-name="P30"/>
      <text:p text:style-name="P30"/>
      <text:p text:style-name="P155"><text:span text:style-name="T40">Remarque :</text:span><text:span text:style-name="T23"> si ce smartphone arrive en fin de batterie, il est possible de le remplacer par un autre.</text:span></text:p>
      <text:p text:style-name="P16"/>
      <text:p text:style-name="P155"><text:span text:style-name="T40">ATTENTION :</text:span><text:span text:style-name="T23"> Si les données n’ont pas encore été transmises au serveur, ne pas le remplacer </text:span><text:span text:style-name="T36">immédiatement</text:span><text:span text:style-name="T23"> par un autre téléphone ! En effet, les dossards n’arriveraient pas dans l’ordre sur l’ordinateur, cela va poser problème. Il convient donc d’anticiper un éventuel problème de batterie sur ce smartphone n°2 </text:span><text:span text:style-name="T37">et,</text:span><text:span text:style-name="T23"> </text:span><text:span text:style-name="T39">surtout</text:span><text:span text:style-name="T23">, de </text:span><text:span text:style-name="T40">surveiller que les dossards scannés </text:span><text:span text:style-name="T44">soient</text:span><text:span text:style-name="T40"> bien </text:span><text:span text:style-name="T44">remontés</text:span><text:span text:style-name="T40"> sur le serveur </text:span><text:span text:style-name="T45">AVANT</text:span><text:span text:style-name="T44"> de changer d’appareil.</text:span></text:p>
      <text:p text:style-name="P31"/>
      <text:list xml:id="list92811931824130" text:continue-list="list92811032904487" text:style-name="L14">
        <text:list-item>
          <text:p text:style-name="P220"><text:bookmark-start text:name="__RefHeading___Toc3143_2976250699"/>Usage du serveur durant la course<text:bookmark-end text:name="__RefHeading___Toc3143_2976250699"/></text:p>
          <text:p text:style-name="P292"/>
        </text:list-item>
      </text:list>
      <text:p text:style-name="P99">Normalement, si les <text:span text:style-name="T379">données de la base et les saisies sur smartphone</text:span> sont correctes, l’ordinateur ne sert qu’à <text:span text:style-name="T17">donner les « TOP départs »</text:span><text:span text:style-name="T375">, </text:span>centraliser les informations <text:span text:style-name="T308">et</text:span> <text:span text:style-name="T1">à effectuer les associations «</text:span><text:span text:style-name="T18">heures de passage</text:span><text:span text:style-name="T1"> sur la ligne d’arrivée » et « dossard</text:span><text:span text:style-name="T7">s</text:span><text:span text:style-name="T1"> scanné</text:span><text:span text:style-name="T7">s</text:span><text:span text:style-name="T1"> »</text:span> <text:span text:style-name="T376">récupérées</text:span> <text:span text:style-name="T376">d</text:span>es deux téléphones, <text:span text:style-name="T229">à afficher les informations utiles sur l’</text:span><text:span text:style-name="T377">écran supplémentaire (TV,…).</text:span></text:p>
      <text:p text:style-name="P99"/>
      <text:list xml:id="list3576237254" text:style-name="L18">
        <text:list-item>
          <text:p text:style-name="P227"><text:bookmark-start text:name="__RefHeading___Toc3159_2976250699"/><text:span text:style-name="T70">Affectation </text:span><text:span text:style-name="T71">d’un</text:span><text:span text:style-name="T75">e heure de passage</text:span><text:span text:style-name="T71"> à un dossard sur la ligne d’arrivée</text:span><text:bookmark-end text:name="__RefHeading___Toc3159_2976250699"/></text:p>
        </text:list-item>
      </text:list>
      <text:p text:style-name="P41"/>
      <text:p text:style-name="P136"><text:span text:style-name="T1">Il est fortement conseillé d’affecter des </text:span><text:span text:style-name="T19">heures de passage</text:span><text:span text:style-name="T1"> à des dossards </text:span><text:span text:style-name="T20">régulièrement</text:span><text:span text:style-name="T1">, </text:span>notamment pour le premier d’une course ou quand l’opérateur chargé des <text:span text:style-name="T357">heures de passage</text:span> sur la ligne d’arrivée a un doute. Dans ce cas, affecter au temps qui suit <text:span text:style-name="T357">son dossard</text:span> permet d’être certain de bien recaler la correspondance <text:span text:style-name="T357">heures de passages</text:span>-dossards. Cette démarche doit être priviligiée sur le serveur car l’opérateur sur le smartphone n’a pas forcément le temps nécessaire pour cela.</text:p>
      <text:p text:style-name="P207"><draw:line text:anchor-type="paragraph" draw:z-index="94" draw:name="Forme3_ 5" draw:style-name="gr1" draw:text-style-name="P296" svg:x1="10.482cm" svg:y1="1.559cm" svg:x2="3.575cm" svg:y2="4.72cm"><text:p/></draw:line><text:span text:style-name="T109">Dans les deux secondes (au maximum) qui suivent le passage d’</text:span><text:span text:style-name="T121">un coureur</text:span><text:span text:style-name="T109">, </text:span><text:span text:style-name="T121">son heure de passage</text:span><text:span text:style-name="T110"> apparaît sur le serveur, </text:span><text:span text:style-name="T109">i</text:span><text:span text:style-name="T111">l suffit d’un double clic dans la colonne « doss. </text:span><text:span text:style-name="T121">Affecté</text:span><text:span text:style-name="T111"> » à côté de </text:span><text:span text:style-name="T110">celui-ci</text:span><text:span text:style-name="T111"> </text:span><text:span text:style-name="T110">pour</text:span><text:span text:style-name="T109"> saisir le numéro du dossard </text:span><text:span text:style-name="T110">correspondan</text:span><text:span text:style-name="T112">t</text:span><text:span text:style-name="T109"> et de valider. </text:span><text:span text:style-name="T90">(</text:span><text:span text:style-name="T54">double-clic </text:span><text:span text:style-name="T60">pour modifier ; entrée pour valider ; Echap pour annuler</text:span><text:span text:style-name="T90">).</text:span></text:p>
      <text:p text:style-name="P112"/>
      <text:p text:style-name="P112"><draw:frame draw:style-name="fr2" draw:name="Image38" text:anchor-type="char" svg:x="0.088cm" svg:y="0.046cm" svg:width="18.479cm" svg:height="4.509cm" draw:z-index="93"><draw:image xlink:href="Pictures/100000010000046300000112F472A51E46ACE93D.png" xlink:type="simple" xlink:show="embed" xlink:actuate="onLoad" draw:mime-type="image/png"/></draw:frame></text:p>
      <text:p text:style-name="P14"><text:span text:style-name="T230">Remarque :</text:span> on constate ici que l’heure de passage 11:00:03:70 ne correspond à aucun coureur. Elle sera ignorée. Dans le cas contraire où il manque une heure de passage, le dernier temps précédent <text:span text:style-name="T358">celui affecté à un dossard </text:span>sera <text:span text:style-name="T358">associé</text:span> à plusieurs coureurs. </text:p>
      <text:p text:style-name="P101"/>
      <text:list xml:id="list92812532836012" text:continue-numbering="true" text:style-name="L18">
        <text:list-item>
          <text:p text:style-name="P227"><text:bookmark-start text:name="__RefHeading___Toc3157_2976250699"/><text:span text:style-name="T68">Projection sur une TV, un vidéo-projecteur à l’arrivée </text:span><text:span text:style-name="T69">ou </text:span><text:span text:style-name="T76">sur</text:span><text:span text:style-name="T69"> un autre ordinateur</text:span><text:bookmark-end text:name="__RefHeading___Toc3157_2976250699"/></text:p>
        </text:list-item>
      </text:list>
      <text:p text:style-name="P46"/>
      <text:p text:style-name="P103">Il est possible de projeter sur une TV <draw:frame draw:style-name="fr2" draw:name="Image30" text:anchor-type="char" svg:x="6.682cm" svg:y="1.328cm" svg:width="12.241cm" svg:height="6.491cm" draw:z-index="66"><draw:image xlink:href="Pictures/10000001000001B9000000D62734C9999A70DFD8.png" xlink:type="simple" xlink:show="embed" xlink:actuate="onLoad" draw:mime-type="image/png"/></draw:frame>les résultats en temps réel : <text:span text:style-name="T378">résultats</text:span> <text:span text:style-name="T378">d’un groupement</text:span> <text:span text:style-name="T238">(exemples : 3-F, 3-G,...)</text:span>, classement du challenge par classe (les meilleurs de chaque classe<text:span text:style-name="T359">)</text:span>. </text:p>
      <text:p text:style-name="P103"/>
      <text:p text:style-name="P11"><text:span text:style-name="T238">Exemple : </text:span><text:span text:style-name="T285">en cochant </text:span><text:span text:style-name="T238">3-</text:span><text:span text:style-name="T285">G</text:span><text:span text:style-name="T238">, 4-</text:span><text:span text:style-name="T285">F et 6</text:span>, <text:span text:style-name="T285">on affiche</text:span><text:span text:style-name="T286">ra</text:span><text:span text:style-name="T285"> successivement les résultats des courses 3-G et 4-F </text:span><text:span text:style-name="T378">et</text:span><text:span text:style-name="T285"> le challenge des élèves de 6ème.</text:span></text:p>
      <text:p text:style-name="P12"/>
      <text:p text:style-name="P13"><draw:line text:anchor-type="paragraph" draw:z-index="95" draw:name="Forme3_ 21" draw:style-name="gr1" draw:text-style-name="P296" svg:x1="7.131cm" svg:y1="4.356cm" svg:x2="9.853cm" svg:y2="3.836cm"><text:p/></draw:line>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104"/>
      <text:p text:style-name="P163"><text:span text:style-name="T1">L’affichage peut être effectué par un autre ordinateur</text:span> (sur le même réseau wifi) : <text:span text:style-name="T361">saisir</text:span> dans un navigateur l’adresse indiquée dans la bulle qui apparaît lors du survol du bouton « ouvrir un navigateur ». </text:p>
      <text:p text:style-name="P163"/>
      <text:p text:style-name="P105"><text:soft-page-break/></text:p>
      <text:p text:style-name="P210"><text:span text:style-name="T72">L’affichage peut aussi être</text:span><text:span text:style-name="T69"> filaire </text:span><text:span text:style-name="T73">avec </text:span><text:span text:style-name="T68">l’ordinateur </text:span><text:span text:style-name="T73">serveur</text:span><text:span text:style-name="T91"> </text:span><text:span text:style-name="T117">(</text:span><text:span text:style-name="T118">long cable </text:span><text:span text:style-name="T117">VGA, HMDI, …). </text:span><text:span text:style-name="T118">Il</text:span><text:span text:style-name="T91"> s’effectue en choisissant l’option « étendre l’affichage » (Touche windows+P sous windows) </text:span><text:span text:style-name="T119">pour obtenir un affichage différent sur deux écrans</text:span><text:span text:style-name="T91">. </text:span><text:span text:style-name="T120">Ensuite c</text:span><text:span text:style-name="T101">liquer sur le bouton « Ouvrir un navigateur » pour </text:span><text:span text:style-name="T91">ouvrir </text:span><text:span text:style-name="T101">l’affichage dynamique </text:span><text:span text:style-name="T91">avec </text:span><text:span text:style-name="T101">le</text:span><text:span text:style-name="T91"> navigateur </text:span><text:span text:style-name="T101">par défaut</text:span><text:span text:style-name="T91"> </text:span><text:span text:style-name="T105">directement sur la page dynamique </text:span><text:span text:style-name="T91">et placer ce navigateur sur votre écran de TV ou vidéo-projecteur </text:span><text:span text:style-name="T105">(sous windows, raccourci WIN+MAJ+flèche droite ou gauche pour basculer la fenêtre du navigateur sur un écran ou l’autre).</text:span></text:p>
      <text:p text:style-name="P159"/>
      <text:p text:style-name="P164"><text:span text:style-name="T361">L’actualisation </text:span><text:span text:style-name="T391">de l’écran </text:span><text:span text:style-name="T361">s’effectuera au fur et à mesure de la course sans autre intervention.</text:span></text:p>
      <text:p text:style-name="P135"/>
      <text:p text:style-name="P100"/>
      <text:p text:style-name="P100"/>
      <text:list xml:id="list92811786686580" text:continue-numbering="true" text:style-name="L18">
        <text:list-item>
          <text:p text:style-name="P227"><text:bookmark-start text:name="__RefHeading___Toc3155_2976250699"/>Corrections des données de course sur l’ordinateur<text:bookmark-end text:name="__RefHeading___Toc3155_2976250699"/></text:p>
        </text:list-item>
      </text:list>
      <text:p text:style-name="P42"/>
      <text:p text:style-name="P49">Des erreurs peuvent être signalées par l’interface en cas d’incohérence entre la base de données d’avant course avec les données récupérées du terrain. </text:p>
      <text:p text:style-name="P153"/>
      <text:p text:style-name="P153">Voici les cas courants d’erreurs rencontrées :</text:p>
      <text:p text:style-name="P153"><draw:line text:anchor-type="paragraph" draw:z-index="89" draw:name="Forme3_ 19" draw:style-name="gr1" draw:text-style-name="P296" svg:x1="15.979cm" svg:y1="2.166cm" svg:x2="14.413cm" svg:y2="2.226cm"><text:p/></draw:line><draw:frame text:anchor-type="paragraph" draw:z-index="91" draw:name="Forme 1" draw:style-name="gr4" draw:text-style-name="P300" svg:width="2.987cm" svg:height="4.869cm" svg:x="15.886cm" svg:y="0.18cm"><draw:text-box><text:p text:style-name="P299"><text:span text:style-name="T399">ASTUCE :</text:span><text:span text:style-name="T399"><text:line-break/></text:span><text:span text:style-name="T399"/></text:p><text:p text:style-name="P299"><text:span text:style-name="T399">Un clic sur une erreur permet une correction rapide de celle-ci.</text:span></text:p></draw:text-box></draw:frame><draw:frame draw:style-name="fr3" draw:name="Image23" text:anchor-type="char" svg:x="-0.467cm" svg:y="0.118cm" svg:width="16.231cm" svg:height="4.812cm" draw:z-index="88"><draw:image xlink:href="Pictures/100000010000037700000107558383B4E5D7DB9F.png" xlink:type="simple" xlink:show="embed" xlink:actuate="onLoad" draw:mime-type="image/png"/></draw:frame></text:p>
      <text:list xml:id="list3549169318" text:style-name="L19">
        <text:list-item>
          <text:p text:style-name="P242"><text:span text:style-name="T251">Le coureur est noté « dispensé » et il a franchi la ligne d’arrivée. Il suffit de le </text:span><text:span text:style-name="T254">rendre « présent ».</text:span></text:p>
        </text:list-item>
        <text:list-item>
          <text:p text:style-name="P243"><text:span text:style-name="T251">Le coureur est noté «</text:span><text:span text:style-name="T254">absent</text:span><text:span text:style-name="T251">» et il a franchi la ligne d’arrivée. Il suffit de le </text:span><text:span text:style-name="T254">rendre « présent ».</text:span></text:p>
        </text:list-item>
        <text:list-item>
          <text:p text:style-name="P244"><text:span text:style-name="T254">L</text:span><text:span text:style-name="T251">a course n’a pas commencé alors que le coureur a franchi la ligne d’arrivée </text:span><text:span text:style-name="T255">ou l</text:span><text:span text:style-name="T251">e coureur a un temps négatif. </text:span><text:span text:style-name="T255">Ces deux erreurs sont souvent liées au fait qu’un coureur n’a pas couru dans la bonne catégorie ou que sa catégorie a été mal saisie. <text:line-break/><text:line-break/>Pour corriger </text:span><text:span text:style-name="T261">la catégorie du coureur</text:span><text:span text:style-name="T255">, il suffit de </text:span><text:span text:style-name="T386">cliquer sur l’erreur</text:span><text:span text:style-name="T255">.</text:span></text:p>
          <text:p text:style-name="P245"><text:span text:style-name="T255">I</text:span><text:span text:style-name="T251">l est également possible de supprimer le dossard des arrivées sur le smartphone n°2 ou directement sur l’ordinateur </text:span><text:span text:style-name="T262">(voir boutons à la page suivante).</text:span></text:p>
        </text:list-item>
      </text:list>
      <text:p text:style-name="P138"/>
      <text:p text:style-name="P137">Exceptionnellement, si l’opérateur sur la ligne d’arrivée, à côté du serveur, signale qu’il a cliqué trop tôt ou trop tard, il est possible de modifier un<text:span text:style-name="T314">e heure d’arrivée</text:span> manuellement par un double clic sur <text:span text:style-name="T314">celle</text:span>-ci.</text:p>
      <text:p text:style-name="P137"><draw:line text:anchor-type="paragraph" draw:z-index="90" draw:name="Forme3_ 20" draw:style-name="gr1" draw:text-style-name="P296" svg:x1="14.497cm" svg:y1="0.152cm" svg:x2="3.044cm" svg:y2="1.658cm"><text:p/></draw:line><draw:frame draw:style-name="fr2" draw:name="Image41" text:anchor-type="char" svg:x="0.162cm" svg:y="0.418cm" svg:width="17.974cm" svg:height="1.813cm" draw:z-index="65"><draw:image xlink:href="Pictures/10000001000004670000006846D0C1FF4438C2BF.png" xlink:type="simple" xlink:show="embed" xlink:actuate="onLoad" draw:mime-type="image/png"/></draw:frame></text:p>
      <text:p text:style-name="P137"/>
      <text:p text:style-name="P139">ATTENTION : la modification d’un temps peut avoir un impact sur l’ensemble des autres temps et sur la correspondance temps-dossards de l’ensemble de la course. Il n’est pas conseillé de modifier un temps de plus de quelques secondes. <text:line-break/></text:p>
      <text:p text:style-name="P15"><text:span text:style-name="T314">Remarque : toute modification de l’heure d’arrivée supprimera le dossard qui lui était affecté </text:span><text:span text:style-name="T362">(pour éviter d’énormes incohérences)</text:span><text:span text:style-name="T314">.</text:span></text:p>
      <text:p text:style-name="P132"/>
      <text:p text:style-name="P156"/>
      <text:p text:style-name="P209"><text:span text:style-name="T74">De plus</text:span><text:span text:style-name="T54">, à vocation de dépannage, i</text:span><text:span text:style-name="T55">l est possible </text:span><text:span text:style-name="T60">sur l’ordinateur</text:span><text:span text:style-name="T55"> :</text:span></text:p>
      <text:p text:style-name="P48"/>
      <text:list xml:id="list1683691228" text:style-name="L20">
        <text:list-item>
          <text:p text:style-name="P246">d’effectuer des modifications sur les temps d’arrivées (infos du smartphone n°1) :</text:p>
        </text:list-item>
      </text:list>
      <text:p text:style-name="P125"><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25"/>
      <text:p text:style-name="P125"><draw:line text:anchor-type="paragraph" draw:z-index="19" draw:name="Forme3_1" draw:style-name="gr1" draw:text-style-name="P296" svg:x1="5.752cm" svg:y1="0.053cm" svg:x2="5.752cm" svg:y2="0.861cm"><text:p/></draw:line></text:p>
      <text:p text:style-name="P125"><draw:frame draw:style-name="fr2" draw:name="Image27" text:anchor-type="char" svg:x="-0.201cm" svg:y="0.208cm" svg:width="15.427cm" svg:height="1.058cm" draw:z-index="18"><draw:image xlink:href="Pictures/100000010000024700000028B53D63D8A41E3D75.png" xlink:type="simple" xlink:show="embed" xlink:actuate="onLoad" draw:mime-type="image/png"/></draw:frame></text:p>
      <text:p text:style-name="P125"/>
      <text:p text:style-name="P125"/>
      <text:p text:style-name="P125"/>
      <text:list xml:id="list92812141265112" text:continue-numbering="true" text:style-name="L20">
        <text:list-item>
          <text:p text:style-name="P246">d’effectuer des modifications sur les dossards scannés (infos du smartphone n°2)</text:p>
        </text:list-item>
      </text:list>
      <text:list xml:id="list3108201277" text:style-name="L21">
        <text:list-header>
          <text:p text:style-name="P260"/>
        </text:list-header>
      </text:list>
      <text:p text:style-name="P126"><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26"/>
      <text:p text:style-name="P98"><draw:line text:anchor-type="paragraph" draw:z-index="20" draw:name="Forme3_2" draw:style-name="gr1" draw:text-style-name="P296" svg:x1="5.306cm" svg:y1="0.044cm" svg:x2="5.306cm" svg:y2="0.852cm"><text:p/></draw:line></text:p>
      <text:p text:style-name="P98"><draw:frame draw:style-name="fr2" draw:name="Image29" text:anchor-type="char" svg:x="-0.187cm" svg:y="0.339cm" svg:width="15.136cm" svg:height="2.117cm" draw:z-index="21"><draw:image xlink:href="Pictures/100000010000023C000000506A297C5B5DBAEB12.png" xlink:type="simple" xlink:show="embed" xlink:actuate="onLoad" draw:mime-type="image/png"/></draw:frame></text:p>
      <text:p text:style-name="P98"/>
      <text:p text:style-name="P98"/>
      <text:p text:style-name="P98"/>
      <text:p text:style-name="P98"/>
      <text:p text:style-name="P98"/>
      <text:p text:style-name="P50"/>
      <text:p text:style-name="P157"><text:span text:style-name="T1">ATTENTION :</text:span> toute modification intervenue sur un <text:span text:style-name="T269">dossard arrivé</text:span> ou sur un temps depuis l’interface du serveur ne devra pas être suivie de <text:span text:style-name="T266">correction</text:span> sur le smartphone correspondan<text:span text:style-name="T267">t</text:span>. Il y a un risque d’incohérence des données.</text:p>
      <text:p text:style-name="P157">La règle à suivre est ; <text:span text:style-name="T1">« je commence des modificat</text:span><text:span text:style-name="T21">i</text:span><text:span text:style-name="T1">ons sur le serveur pour un coureur ou pour un temps donné, je ne touche plus à ces données sur les smartphones »</text:span>.</text:p>
      <text:p text:style-name="P158"><text:span text:style-name="T268">Par contre, </text:span><text:span text:style-name="T363">bien sûr, </text:span><text:span text:style-name="T268">je peux poursuivre les modifications sur les smartphones pour d’autres </text:span><text:span text:style-name="T269">dossards</text:span><text:span text:style-name="T268"> ou temps…</text:span></text:p>
      <text:p text:style-name="P158"/>
      <text:list xml:id="list92811264414578" text:continue-list="list92811786686580" text:style-name="L18">
        <text:list-item>
          <text:p text:style-name="P228"><text:bookmark-start text:name="__RefHeading___Toc3155_29762506991"/>Affichage des images captées par la webcam pour départage des arrivées<text:bookmark-end text:name="__RefHeading___Toc3155_29762506991"/></text:p>
        </text:list-item>
      </text:list>
      <text:p text:style-name="P43"/>
      <text:p text:style-name="P161">Lors de la sélection d’une ligne du tableau, si une vidéo correspondant au passage d’un coureur est disponible, un bouton « Vidéo » apparaît juste à côté de l’horaire de passage. </text:p>
      <text:p text:style-name="P161"/>
      <text:p text:style-name="P161">Un clic sur celui-ci permet d’afficher le film réalisé avec le lecteur de vidéos par défaut de l’ordinateur.</text:p>
      <text:p text:style-name="P161"><draw:line text:anchor-type="paragraph" draw:z-index="105" draw:name="Forme3_ 23" draw:style-name="gr1" draw:text-style-name="P296" svg:x1="2.048cm" svg:y1="0.005cm" svg:x2="3.489cm" svg:y2="1.487cm"><text:p/></draw:line></text:p>
      <text:p text:style-name="P161"><draw:frame draw:style-name="fr2" draw:name="Image50" text:anchor-type="char" svg:x="0.252cm" svg:y="0.469cm" svg:width="17.974cm" svg:height="1.147cm" draw:z-index="104"><draw:image xlink:href="Pictures/10000001000003FB00000041A9FE3F1BBAF3C6C9.png" xlink:type="simple" xlink:show="embed" xlink:actuate="onLoad" draw:mime-type="image/png"/></draw:frame></text:p>
      <text:p text:style-name="P21"><draw:line text:anchor-type="paragraph" draw:z-index="108" draw:name="Forme3_ 24" draw:style-name="gr1" draw:text-style-name="P296" svg:x1="13.063cm" svg:y1="1.208cm" svg:x2="15.497cm" svg:y2="1.824cm"><text:p/></draw:line><text:span text:style-name="T230">Remarque</text:span><text:span text:style-name="T234">s</text:span><text:span text:style-name="T230"> </text:span>: ces vidéos sont des séquences de 4 secondes liées à la détection de mouvement sur l’image de la webcam (paramétrable depuis le menu « préparation course/paramètres du cross »). Si deux vidéos peuvent concerner le passage du coureur, deux boutons sont alors proposés.</text:p>
      <text:p text:style-name="P166"/>
      <text:p text:style-name="P166"><draw:frame draw:style-name="fr2" draw:name="Image52" text:anchor-type="char" svg:x="12.414cm" svg:y="0.071cm" svg:width="4.692cm" svg:height="0.635cm" draw:z-index="107"><draw:image xlink:href="Pictures/100000010000010A00000024C2DD27CCB7C6D0FA.png" xlink:type="simple" xlink:show="embed" xlink:actuate="onLoad" draw:mime-type="image/png"/></draw:frame></text:p>
      <text:p text:style-name="P165"/>
      <text:p text:style-name="P22">Si les vidéos sélectionnées automatiquement par le logiciel ne <text:span text:style-name="T393">correspondent</text:span> pas <text:span text:style-name="T393">aux coureurs recherchés, il y a alors un décalage manifeste entre les horaires de passage et les dossards associés : il est alors urgent d’affecter un dossard à l’heure de passage suivante.</text:span> <text:span text:style-name="T393">I</text:span>l est possible de retrouver l’intégralité des séquences enregistrées dans le dossier chronoHB/videos.</text:p>
      <text:h text:style-name="P212" text:outline-level="1"><text:bookmark-start text:name="__RefHeading___Toc3077_1588615842"/><text:span text:style-name="T131">A</text:span><text:span text:style-name="T132">près les courses</text:span><text:bookmark-end text:name="__RefHeading___Toc3077_1588615842"/></text:h>
      <text:p text:style-name="P102"><draw:frame draw:style-name="fr2" draw:name="Image32" text:anchor-type="char" svg:x="6.403cm" svg:y="0.358cm" svg:width="7.144cm" svg:height="2.429cm" draw:z-index="22"><draw:image xlink:href="Pictures/10000001000001730000007EC59E4FB696660819.png" xlink:type="simple" xlink:show="embed" xlink:actuate="onLoad" draw:mime-type="image/png"/></draw:frame><draw:frame draw:style-name="fr2" draw:name="Image33" text:anchor-type="char" svg:x="13.919cm" svg:y="0.062cm" svg:width="4.604cm" svg:height="16.274cm" draw:z-index="23"><draw:image xlink:href="Pictures/10000001000000AE00000267A9BAB9B0377B10A0.png" xlink:type="simple" xlink:show="embed" xlink:actuate="onLoad" draw:mime-type="image/png"/></draw:frame></text:p>
      <text:p text:style-name="P203"><text:span text:style-name="T91">L</text:span><text:span text:style-name="T92">e menu ci-</text:span><text:span text:style-name="T102">contre</text:span><text:span text:style-name="T92"> permet de :</text:span></text:p>
      <text:p text:style-name="P107"/>
      <text:p text:style-name="P107"/>
      <text:p text:style-name="P107"/>
      <text:p text:style-name="P107"/>
      <text:p text:style-name="P107"/>
      <text:list xml:id="list4165132095" text:style-name="L22">
        <text:list-item>
          <text:p text:style-name="P221"><text:bookmark-start text:name="__RefHeading___Toc3141_2976250699"/><text:span text:style-name="T390">G</text:span>énérer les PDF des résultats de toutes les courses, challenges, statistiques, …<text:bookmark-end text:name="__RefHeading___Toc3141_2976250699"/></text:p>
        </text:list-item>
      </text:list>
      <text:p text:style-name="P106"/>
      <text:p text:style-name="P106">Cette opération prend un certain temps. L’ordinateur notifie l’<text:span text:style-name="T235">utilisateur quand les pdf sont </text:span><text:span text:style-name="T236">tous </text:span><text:span text:style-name="T235">prêts </text:span><text:span text:style-name="T241">et ouvre automatiquement le dossier les contenant quand ils sont prêts (sous windows uniquement).</text:span></text:p>
      <text:p text:style-name="P106"/>
      <text:p text:style-name="P198"><text:span text:style-name="T61">Les document</text:span><text:span text:style-name="T62">s </text:span><text:span text:style-name="T64">pdf </text:span><text:span text:style-name="T62">sont</text:span><text:span text:style-name="T61"> générés </text:span><text:span text:style-name="T62">dans </text:span><text:span text:style-name="T65">un</text:span><text:span text:style-name="T62"> dossier « impressions » </text:span><text:span text:style-name="T61">:</text:span></text:p>
      <text:p text:style-name="P106"/>
      <text:list xml:id="list6714155" text:style-name="L23">
        <text:list-item>
          <text:p text:style-name="P266">_statistiques.pdf : <text:span text:style-name="T208">contient </text:span><text:span text:style-name="T218">l</text:span><text:span text:style-name="T208">es statistiques </text:span><text:span text:style-name="T218">des courses</text:span><text:span text:style-name="T208"> </text:span><text:span text:style-name="T209">(arrivées, absents, dispensés, abandons)</text:span><text:span text:style-name="T208">, avec séparation fille-garçon.</text:span></text:p>
          <text:p text:style-name="P267"/>
        </text:list-item>
        <text:list-item>
          <text:p text:style-name="P266">Les résultats des challenges :<text:span text:style-name="T208"> ce sont les fichiers à un caractère (3.pdf, 4.pdf, …). </text:span><text:span text:style-name="T217">Ils n’existent que si les « catégories par classe » sont utilisées.</text:span></text:p>
          <text:p text:style-name="P267"/>
        </text:list-item>
        <text:list-item>
          <text:p text:style-name="P293"><text:span text:style-name="T156">Les résultats des catégories :</text:span><text:span text:style-name="T134"> ce sont les fichiers qui portent les noms de celles-ci (3-F.pdf, 3-G.pdf, …).</text:span></text:p>
          <text:p text:style-name="P267"/>
        </text:list-item>
        <text:list-item>
          <text:p text:style-name="P293"><text:span text:style-name="T156">Les résultats de chaque classe </text:span><text:span text:style-name="T157">(si ce paramètre est choisi)</text:span><text:span text:style-name="T156"> :</text:span><text:span text:style-name="T134"> ce sont les fichiers qui portent les noms des classes </text:span><text:span text:style-name="T135">(ici, ce sont 31.pdf, 32.pdf, etc...)</text:span><text:span text:style-name="T134">.</text:span></text:p>
        </text:list-item>
      </text:list>
      <text:p text:style-name="P106"/>
      <text:p text:style-name="P102"/>
      <text:p text:style-name="P102"/>
      <text:list xml:id="list92811650733645" text:continue-list="list4165132095" text:style-name="L22">
        <text:list-item>
          <text:p text:style-name="P222"><text:bookmark-start text:name="__RefHeading___Toc3139_2976250699"/><text:span text:style-name="T78">G</text:span><text:span text:style-name="T65">énérer un</text:span><text:span text:style-name="T61"> </text:span><text:span text:style-name="T64">fichier tableur </text:span><text:span text:style-name="T65">xlsx</text:span><text:bookmark-end text:name="__RefHeading___Toc3139_2976250699"/></text:p>
          <text:p text:style-name="P294"/>
        </text:list-item>
      </text:list>
      <text:p text:style-name="Standard"><text:span text:style-name="T123">Le fichier créé</text:span><text:span text:style-name="T104"> </text:span><text:span text:style-name="T103">cont</text:span><text:span text:style-name="T104">ien</text:span><text:span text:style-name="T103">t </text:span><text:span text:style-name="T104">tous</text:span><text:span text:style-name="T103"> les résultats </text:span><text:span text:style-name="T104">et</text:span><text:span text:style-name="T103"> s’ouvre immédiatement</text:span><text:span text:style-name="T104">,</text:span><text:span text:style-name="T103"> après avoir été généré, dans votre logiciel </text:span><text:span text:style-name="T104">tableur installé, associé au format xlsx </text:span><text:span text:style-name="T113">(libreoffice ou excel en général).</text:span></text:p>
      <text:p text:style-name="P51"><draw:frame draw:style-name="fr2" draw:name="Image51" text:anchor-type="char" svg:x="8.024cm" svg:y="0.129cm" svg:width="11.181cm" svg:height="8.424cm" draw:z-index="106"><draw:image xlink:href="Pictures/10000001000003B1000002C87168048E2EC1C648.png" xlink:type="simple" xlink:show="embed" xlink:actuate="onLoad" draw:mime-type="image/png"/></draw:frame></text:p>
      <text:p text:style-name="P51"/>
      <text:list xml:id="list92812195100398" text:continue-numbering="true" text:style-name="L22">
        <text:list-item>
          <text:p text:style-name="P223"><text:bookmark-start text:name="__RefHeading___Toc3139_29762506991"/><text:span text:style-name="T65">A</text:span><text:span text:style-name="T49">rchiver la course (données, vidéos,...)</text:span><text:bookmark-end text:name="__RefHeading___Toc3139_29762506991"/></text:p>
          <text:p text:style-name="P295"/>
        </text:list-item>
      </text:list>
      <text:p text:style-name="P194"><text:span text:style-name="T260">C</text:span><text:span text:style-name="T251">e menu permet de réaliser un archivage de l’ensemble des données d’une course dans un dossier (à sélectionner). Cette sauvegarde pourra être restaurée ultérieurement dans chronoHB via le menu « Réinitialisation\Récupérer une sauvegarde ».</text:span></text:p>
      <text:p text:style-name="P162"/>
      <text:p text:style-name="P162"/>
      <text:p text:style-name="P52"/>
      <text:p text:style-name="P52"/>
      <text:p text:style-name="P3"/>
      <text:h text:style-name="P212" text:outline-level="1"><text:bookmark-start text:name="__RefHeading___Toc3079_1588615842"/>Dépannage <text:span text:style-name="T322">du serveur </text:span><text:span text:style-name="T321">durant la course</text:span><text:bookmark-end text:name="__RefHeading___Toc3079_1588615842"/></text:h>
      <text:p text:style-name="P3"/>
      <text:p text:style-name="P54"><text:span text:style-name="T230">Des sauvegardes AUTOMATIQUES sont effectuées </text:span><text:span text:style-name="T232">dans le dossier « ChronoHB/db »</text:span><text:span text:style-name="T230"> :</text:span></text:p>
      <text:list xml:id="list1630924011" text:style-name="L24">
        <text:list-item>
          <text:p text:style-name="P269">avant de tout import de données (CSV,…)</text:p>
        </text:list-item>
        <text:list-item>
          <text:p text:style-name="P269">avant de la fermeture de l’application</text:p>
        </text:list-item>
        <text:list-item>
          <text:p text:style-name="P269">avant chaque récupération d’une sauvegarde ancienne.</text:p>
        </text:list-item>
      </text:list>
      <text:p text:style-name="P54"/>
      <text:p text:style-name="P218"><text:span text:style-name="T181">D</text:span><text:span text:style-name="T179">urant la course, au plus toutes les minutes, si une information nouvelle a été traitée, </text:span><text:span text:style-name="T181">u</text:span><text:span text:style-name="T179">ne </text:span><text:span text:style-name="T175">sauvegarde </text:span><text:span text:style-name="T178">automatique sur clé USB est possible</text:span><text:span text:style-name="T180"> en paramétrant le menu correspondant dans le menu « Préparation course» puis « paramètres du cross». Bien renseigner le chemin vers la clé USB </text:span><text:span text:style-name="T181">si souhaité</text:span><text:span text:style-name="T180">. </text:span><text:span text:style-name="T181">Mettre un chemin qui n’existe pas si aucune sauvegarde minute par minute souhaitée (D’où la valeur par défaut N:\)</text:span></text:p>
      <text:p text:style-name="P56"><draw:line text:anchor-type="paragraph" draw:z-index="68" draw:name="Forme3_ 10" draw:style-name="gr1" draw:text-style-name="P296" svg:x1="6.098cm" svg:y1="0.055cm" svg:x2="7.611cm" svg:y2="3.923cm"><text:p/></draw:line><draw:frame draw:style-name="fr2" draw:name="Image42" text:anchor-type="char" svg:x="0.66cm" svg:y="0.485cm" svg:width="16.789cm" svg:height="4.05cm" draw:z-index="67"><draw:image xlink:href="Pictures/1000000100000276000000989200212F55B5F76F.png" xlink:type="simple" xlink:show="embed" xlink:actuate="onLoad" draw:mime-type="image/png"/></draw:frame></text:p>
      <text:p text:style-name="P54"/>
      <text:p text:style-name="P2"/>
      <text:p text:style-name="P2"/>
      <text:p text:style-name="P2"/>
      <text:p text:style-name="P2"/>
      <text:p text:style-name="P2"/>
      <text:p text:style-name="P2"/>
      <text:p text:style-name="P2"/>
      <text:p text:style-name="P2"/>
      <text:p text:style-name="P55">Cela permet de parer à la <text:span text:style-name="T1">panne soudaine de l’ordinateur serveur en plein cross</text:span>. Dans ce cas, les opérateurs sur les smartphones doivent à tout prix continuer leurs actions.</text:p>
      <text:p text:style-name="P55"/>
      <text:p text:style-name="P55">Un deuxième ordinateur avec chronoHB installé, <text:span text:style-name="T289">connecté au même réseau wifi,</text:span> peut récupérer les données de la clé USB dans le menu « réinitialisation » puis « récupérer une sauvegarde » <text:span text:style-name="T288">puis sélectionner la sauvegarde datée (la dernière en cas de panne soudaine) <text:s text:c="2"/>puis « ouvrir ».</text:span></text:p>
      <text:p text:style-name="P55"><draw:line text:anchor-type="paragraph" draw:z-index="71" draw:name="Forme3_ 11" draw:style-name="gr1" draw:text-style-name="P296" svg:x1="14.797cm" svg:y1="0.007cm" svg:x2="15.785cm" svg:y2="7.504cm"><text:p/></draw:line><draw:line text:anchor-type="paragraph" draw:z-index="73" draw:name="Forme3_ 13" draw:style-name="gr1" draw:text-style-name="P296" svg:x1="3.932cm" svg:y1="0.018cm" svg:x2="1.939cm" svg:y2="2.138cm"><text:p/></draw:line><draw:line text:anchor-type="paragraph" draw:z-index="72" draw:name="Forme3_ 12" draw:style-name="gr1" draw:text-style-name="P296" svg:x1="10.352cm" svg:y1="0.007cm" svg:x2="14.506cm" svg:y2="2.741cm"><text:p/></draw:line><draw:frame draw:style-name="fr3" draw:name="Image43" text:anchor-type="char" svg:x="-0.139cm" svg:y="0.203cm" svg:width="8.37cm" svg:height="2.999cm" draw:z-index="69"><draw:image xlink:href="Pictures/10000001000001AB00000099E056093271A0A7C2.png" xlink:type="simple" xlink:show="embed" xlink:actuate="onLoad" draw:mime-type="image/png"/></draw:frame><draw:frame draw:style-name="fr2" draw:name="Image44" text:anchor-type="char" svg:x="8.449cm" svg:y="0.173cm" svg:width="10.448cm" svg:height="7.89cm" draw:z-index="70"><draw:image xlink:href="Pictures/1000000100000275000001DB9AB018A9EC3CBE14.png" xlink:type="simple" xlink:show="embed" xlink:actuate="onLoad" draw:mime-type="image/png"/></draw:frame></text:p>
      <text:p text:style-name="P57"/>
      <text:p text:style-name="P57"/>
      <text:p text:style-name="P57">Les données vont être ré-importées et apparaitront après quelques secondes dans l’interface.</text:p>
      <text:p text:style-name="P57"/>
      <text:p text:style-name="P57"/>
      <text:p text:style-name="P57"/>
      <text:p text:style-name="P57"/>
      <text:p text:style-name="P77">Remarque : <draw:frame draw:style-name="fr1" draw:name="Image46" text:anchor-type="char" svg:x="13.021cm" svg:y="0.062cm" svg:width="6.085cm" svg:height="5.674cm" draw:z-index="4"><draw:image xlink:href="Pictures/1000000000000438000008701C32782D20455D33.jpg" xlink:type="simple" xlink:show="embed" xlink:actuate="onLoad" draw:mime-type="image/jpeg"/></draw:frame></text:p>
      <text:p text:style-name="P58"><draw:line text:anchor-type="paragraph" draw:z-index="74" draw:name="Forme3_ 14" draw:style-name="gr1" draw:text-style-name="P296" svg:x1="9.223cm" svg:y1="2.45cm" svg:x2="13.888cm" svg:y2="3.524cm"><text:p/></draw:line>Dans le cas d’un changement d’ordinateur serveur, il risque de ne pas posséder la même IP <text:span text:style-name="T289">sur le réseau wifi</text:span> et ne sera pas contacté immédiatement par les smartphones. <text:span text:style-name="T289">Trouver un temps où les opérateurs </text:span><text:span text:style-name="T316">des smartphones</text:span><text:span text:style-name="T289"> sont disponibles et, dans le menu « paramètres » des smartphones, choisir « retrouver serveur sur réseau local » </text:span><text:span text:style-name="T316">ou régler la nouvelle IP manuellement</text:span><text:span text:style-name="T289">.</text:span></text:p>
      <text:p text:style-name="P55"/>
      <text:p text:style-name="P55"/>
      <text:p text:style-name="P55"/>
      <text:h text:style-name="P212" text:outline-level="1"><text:bookmark-start text:name="__RefHeading___Toc3081_1588615842"/>Informations techniques<text:bookmark-end text:name="__RefHeading___Toc3081_1588615842"/></text:h>
      <text:p text:style-name="P71"/>
      <text:p text:style-name="P72">Le programme est écrit en python 3 et nécessite quelques bibliothèques additionnelles (export de fichiers xlsx, impression sous windows, …). <text:span text:style-name="T380">Les modèles de dossards, fichiers imprimés sont générés à partir d’un code LaTeX, compilé par texlive 2020 portable, intégré au programme distribué. C’est d’ailleurs cette distribution texlive qui implique un poids élevé pour chronoHB. L’affichage sur un écran externe a nécessité l’écriture d’une page HTML contenant du javascript.</text:span></text:p>
      <text:p text:style-name="P73">L’application android a été réalisée avec appinventor. Les requêtes <text:span text:style-name="T381">effectuées par les smartphones sont détaillées dans les commentaires du fichier cgi/Arrivee.pyw. </text:span><text:span text:style-name="T384">Une implémentation compatible iOS-Android pourra être réalisée sur la base des mêmes échanges mais n’est pas prévue dans l’immédiat.</text:span></text:p>
      <text:p text:style-name="P73"/>
      <text:p text:style-name="P60"><text:span text:style-name="T1">Les smartphones ne possèdent aucune donnée sur les coureurs</text:span>. Les QR-codes codent juste un nombre entier (celui du numéro de dossard). <text:span text:style-name="T318">Quand un smartphone affiche ou cherche une information sur un coureur, il effectue une requête http auprès du serveur, en affiche le résultat et perd </text:span><text:span text:style-name="T364">c</text:span><text:span text:style-name="T318">es données dès l’affichage suivant : cela explique qu’une panne wifi ou du serveur ne permette plus de voir le nom du coureur arrivé, etc...</text:span></text:p>
      <text:p text:style-name="P61">Néanmoins, les smartphones stockent les heures de passage ou dossards dans l’ordre. Tant que le serveur n’a pas récupéré ces informations, elles sont gardées pour traitement ultérieur.</text:p>
      <text:p text:style-name="P60"/>
      <text:p text:style-name="P61">Les smartphones et le serveur n’ont pas besoin d’être synchronisés en terme d’heure. En effet, dans les requêtes transmises, sont présents : l’heure d’arrivée du coureur sur le smartphone, l’heure à laquelle le smartphone transmet cette information au serveur. Quand le serveur la reçoit, il horodate celle-ci afin de connaître le décalage horaire entre les appareils, ce qui lui permet de réajuster l’heure de passage de la ligne d’arrivée, pour le serveur, pour chaque coureur. Ainsi, les temps de courses calculés le sont par rapport à l’heure du serveur, sur lequel a été donné le départ.</text:p>
      <text:p text:style-name="P4"/>
      <text:p text:style-name="P4"/>
      <text:p text:style-name="P76"><text:span text:style-name="T365">Sur le serveur, l</text:span>’ensemble des données traitées, <text:span text:style-name="T287">essentielles au traitement, est contenu dans trois fichiers :</text:span></text:p>
      <text:list xml:id="list970224403" text:style-name="L25">
        <text:list-item>
          <text:p text:style-name="P270"><text:span text:style-name="T1">Courses.db</text:span> qui contient toutes les données (coureurs, catégories, arrivées, temps déjà traités, …), tous les paramètres de courses (groupements, distance,…)</text:p>
        </text:list-item>
        <text:list-item>
          <text:p text:style-name="P270"><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70"><text:span text:style-name="T1">donneesModifLocale.txt</text:span> contient des informations similaires à donneesSmartphone.txt, qui correspondent à toutes les actions de modification des données de courses effectuées dans l’interface <text:span text:style-name="T365">du serveur</text:span>. <text:span text:style-name="T365">Ces actions sont « jouées » après celles des smartphones…<text:line-break/><text:line-break/></text:span><text:span text:style-name="T385">Ces deux derniers fichiers ne doivent pas être modifiés manuellement sauf si vous savez vraiment ce que vous faites. Il vaut mieux modifier les données dans l’interface graphique ou sur les smartphones, comme cela a été prévu et implémenté.</text:span></text:p>
        </text:list-item>
      </text:list>
      <text:p text:style-name="P53"/>
      <text:p text:style-name="P59">Ce sont ces trois fichiers (renommés) qui font partie des sauvegardes automatiques. Ne pas les dissocier en cas de copies de sauvegardes… <text:span text:style-name="T290">Les trois sont nécessaires pour une récupération correcte et complète </text:span><text:span text:style-name="T317">des données et modifications effectuées</text:span><text:span text:style-name="T290">.</text:span></text:p>
      <text:p text:style-name="P62"/>
      <text:p text:style-name="P63">Je suis intéressé par toute remontée d’information sur l’utilisation de chronoHB : dysfonctionnements, …</text:p>
      <text:p text:style-name="P63"/>
      <text:p text:style-name="P2"/>
      <text:p text:style-name="P2">Olivier Lacroix, <text:a xlink:type="simple" xlink:href="mailto:olacroix@ac-montpellier.fr" text:style-name="Internet_20_link" text:visited-style-name="Visited_20_Internet_20_Link">olacroix@ac-montpellier.fr</text:a>, le <text:span text:style-name="T392">21</text:span>/<text:span text:style-name="T283">0</text:span><text:span text:style-name="T360">8</text:span>/20<text:span text:style-name="T219">2</text:span><text:span text:style-name="T283">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NSimSun" svg:font-family="NSimSun" style:font-family-generic="modern" style:font-pitch="fixed"/>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499cm" fo:margin-right="0cm" fo:margin-top="0.423cm" fo:margin-bottom="0.212cm" style:contextual-spacing="false" fo:text-indent="0cm" style:auto-text-indent="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Heading_20_1" style:display-name="Heading 1" style:family="paragraph" style:parent-style-name="Heading" style:default-outline-level="1" style:list-style-name="" style:class="text">
      <style:paragraph-properties fo:text-align="center" style:justify-single-word="false">
        <style:drop-cap/>
      </style:paragraph-properties>
      <style:text-properties fo:font-size="16pt" fo:font-weight="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1" style:display-name="Contents 1" style:family="paragraph" style:parent-style-name="Index" style:class="index"/>
    <style:style style:name="Heading_20_2" style:display-name="Heading 2" style:family="paragraph" style:parent-style-name="Heading" style:class="text" style:master-page-name="">
      <style:paragraph-properties fo:margin-top="0cm" fo:margin-bottom="0cm" style:contextual-spacing="false" style:page-number="auto"/>
      <style:text-properties style:font-name="Liberation Serif1" fo:font-family="'Liberation Serif'" style:font-style-name="Gras" style:font-family-generic="roman" style:font-pitch="variable" fo:font-size="12pt" fo:font-weight="bold"/>
    </style:style>
    <style:style style:name="Heading_20_3" style:display-name="Heading 3" style:family="paragraph" style:parent-style-name="Heading" style:class="text">
      <style:paragraph-properties fo:margin-top="0cm" fo:margin-bottom="0cm" style:contextual-spacing="false"/>
      <style:text-properties style:font-name="Liberation Serif1" fo:font-family="'Liberation Serif'" style:font-style-name="Gras" style:font-family-generic="roman" style:font-pitch="variable" fo:font-size="12pt" fo:font-weight="bold"/>
    </style:style>
    <style:style style:name="Contents_20_2" style:display-name="Contents 2" style:family="paragraph" style:parent-style-name="Index" style:class="index"/>
    <style:style style:name="Heading_20_4" style:display-name="Heading 4" style:family="paragraph" style:parent-style-name="Heading" style:class="text">
      <style:paragraph-properties fo:margin-left="0cm" fo:margin-right="0cm" fo:margin-top="0cm" fo:margin-bottom="0cm" style:contextual-spacing="false" fo:text-indent="0cm" style:auto-text-indent="false"/>
      <style:text-properties style:font-name="Liberation Serif1" fo:font-family="'Liberation Serif'" style:font-style-name="Gras" style:font-family-generic="roman" style:font-pitch="variable" fo:font-size="12pt" fo:font-weight="bold"/>
    </style:style>
    <style:style style:name="Heading_20_5" style:display-name="Heading 5" style:family="paragraph" style:parent-style-name="Heading" style:class="text">
      <style:paragraph-properties fo:margin-top="0cm" fo:margin-bottom="0cm" style:contextual-spacing="false"/>
      <style:text-properties style:font-name="Liberation Serif2" fo:font-family="'Liberation Serif'" style:font-style-name="Normal" style:font-family-generic="roman" style:font-pitch="variable" fo:font-size="12pt"/>
    </style:style>
    <style:style style:name="Heading_20_6" style:display-name="Heading 6" style:family="paragraph" style:parent-style-name="Heading" style:class="text">
      <style:paragraph-properties fo:margin-left="1cm" fo:margin-right="0cm" fo:margin-top="0cm" fo:margin-bottom="0cm" style:contextual-spacing="false" fo:text-indent="0cm" style:auto-text-indent="false"/>
      <style:text-properties style:font-name="Liberation Serif2" fo:font-family="'Liberation Serif'" style:font-style-name="Normal" style:font-family-generic="roman" style:font-pitch="variable"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7cm" fo:margin-bottom="0.499cm" fo:margin-left="1.318cm" fo:margin-right="1.2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 <text:page-count>1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8-29T09:28:10.017000000</dc:date>
    <meta:editing-duration>P1DT7H39M40S</meta:editing-duration>
    <meta:editing-cycles>550</meta:editing-cycles>
    <meta:generator>LibreOffice/7.3.5.2$Windows_X86_64 LibreOffice_project/184fe81b8c8c30d8b5082578aee2fed2ea847c01</meta:generator>
    <dc:creator>Olivier Lacroix</dc:creator>
    <meta:document-statistic meta:table-count="0" meta:image-count="52" meta:object-count="0" meta:page-count="19" meta:paragraph-count="294" meta:word-count="6614" meta:character-count="40982" meta:non-whitespace-character-count="34721"/>
  </office:meta>
</office:document-meta>
</file>